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ut_bis_V15" table:style-name="ta1">
        <table:shapes>
          <draw:frame draw:z-index="0" draw:style-name="gr1" draw:text-style-name="P1" svg:width="222.47mm" svg:height="150.08mm" svg:x="69.11mm" svg:y="1.59mm">
            <draw:object draw:notify-on-update-of-ranges="Gut_bis_V15.A7:Gut_bis_V15.A7 Gut_bis_V15.A8:Gut_bis_V15.A148 Gut_bis_V15.B7:Gut_bis_V15.B7 Gut_bis_V15.B8:Gut_bis_V15.B148 Gut_bis_V15.A7:Gut_bis_V15.A7 Gut_bis_V15.A8:Gut_bis_V15.A148 Gut_bis_V15.C7:Gut_bis_V15.C7 Gut_bis_V15.C8:Gut_bis_V15.C1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Frequenz: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MIN. :</text:p>
          </table:table-cell>
          <table:table-cell table:style-name="ce5" office:value-type="float" office:value="150" calcext:value-type="float">
            <text:p>15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MAX. :</text:p>
          </table:table-cell>
          <table:table-cell table:style-name="ce5" office:value-type="float" office:value="1800" calcext:value-type="float">
            <text:p>180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Steigen</text:p>
          </table:table-cell>
          <table:table-cell table:style-name="ce3" office:value-type="string" calcext:value-type="string">
            <text:p>Frequenz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4"/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 [.$B$4] / ( 1+ ( ([.A8]-11.3) / -6.8 )^5.1 )" office:value-type="float" office:value="125.590576116125" calcext:value-type="float">
            <text:p>125,591</text:p>
          </table:table-cell>
          <table:table-cell table:formula="of:= ( -60*[.A8] + 500 ) * 0.75" office:value-type="float" office:value="375" calcext:value-type="float">
            <text:p>375,0</text:p>
          </table:table-cell>
          <table:table-cell table:number-columns-repeated="4"/>
        </table:table-row>
        <table:table-row table:style-name="ro1">
          <table:table-cell table:formula="of:=[.A8]+0.05" office:value-type="float" office:value="0.05" calcext:value-type="float">
            <text:p>0,050</text:p>
          </table:table-cell>
          <table:table-cell table:formula="of:= [.$B$4] / ( 1+ ( ([.A9]-11.3) / -6.8 )^5.1 )" office:value-type="float" office:value="128.258652923571" calcext:value-type="float">
            <text:p>128,259</text:p>
          </table:table-cell>
          <table:table-cell table:formula="of:= ( -60*[.A9] + 500 ) * 0.75" office:value-type="float" office:value="372.75" calcext:value-type="float">
            <text:p>372,8</text:p>
          </table:table-cell>
          <table:table-cell table:number-columns-repeated="4"/>
        </table:table-row>
        <table:table-row table:style-name="ro1">
          <table:table-cell table:formula="of:=[.A9]+0.05" office:value-type="float" office:value="0.1" calcext:value-type="float">
            <text:p>0,100</text:p>
          </table:table-cell>
          <table:table-cell table:formula="of:= [.$B$4] / ( 1+ ( ([.A10]-11.3) / -6.8 )^5.1 )" office:value-type="float" office:value="130.991212593699" calcext:value-type="float">
            <text:p>130,991</text:p>
          </table:table-cell>
          <table:table-cell table:formula="of:= ( -60*[.A10] + 500 ) * 0.75" office:value-type="float" office:value="370.5" calcext:value-type="float">
            <text:p>370,5</text:p>
          </table:table-cell>
          <table:table-cell table:number-columns-repeated="4"/>
        </table:table-row>
        <table:table-row table:style-name="ro1">
          <table:table-cell table:formula="of:=[.A10]+0.05" office:value-type="float" office:value="0.15" calcext:value-type="float">
            <text:p>0,150</text:p>
          </table:table-cell>
          <table:table-cell table:formula="of:= [.$B$4] / ( 1+ ( ([.A11]-11.3) / -6.8 )^5.1 )" office:value-type="float" office:value="133.789918450734" calcext:value-type="float">
            <text:p>133,790</text:p>
          </table:table-cell>
          <table:table-cell table:formula="of:= ( -60*[.A11] + 500 ) * 0.75" office:value-type="float" office:value="368.25" calcext:value-type="float">
            <text:p>368,3</text:p>
          </table:table-cell>
          <table:table-cell table:number-columns-repeated="4"/>
        </table:table-row>
        <table:table-row table:style-name="ro1">
          <table:table-cell table:formula="of:=[.A11]+0.05" office:value-type="float" office:value="0.2" calcext:value-type="float">
            <text:p>0,200</text:p>
          </table:table-cell>
          <table:table-cell table:formula="of:= [.$B$4] / ( 1+ ( ([.A12]-11.3) / -6.8 )^5.1 )" office:value-type="float" office:value="136.65647524494" calcext:value-type="float">
            <text:p>136,656</text:p>
          </table:table-cell>
          <table:table-cell table:formula="of:= ( -60*[.A12] + 500 ) * 0.75" office:value-type="float" office:value="366" calcext:value-type="float">
            <text:p>366,0</text:p>
          </table:table-cell>
          <table:table-cell table:number-columns-repeated="4"/>
        </table:table-row>
        <table:table-row table:style-name="ro1">
          <table:table-cell table:formula="of:=[.A12]+0.05" office:value-type="float" office:value="0.25" calcext:value-type="float">
            <text:p>0,250</text:p>
          </table:table-cell>
          <table:table-cell table:formula="of:= [.$B$4] / ( 1+ ( ([.A13]-11.3) / -6.8 )^5.1 )" office:value-type="float" office:value="139.592629888419" calcext:value-type="float">
            <text:p>139,593</text:p>
          </table:table-cell>
          <table:table-cell table:formula="of:= ( -60*[.A13] + 500 ) * 0.75" office:value-type="float" office:value="363.75" calcext:value-type="float">
            <text:p>363,8</text:p>
          </table:table-cell>
          <table:table-cell table:number-columns-repeated="4"/>
        </table:table-row>
        <table:table-row table:style-name="ro1">
          <table:table-cell table:formula="of:=[.A13]+0.05" office:value-type="float" office:value="0.3" calcext:value-type="float">
            <text:p>0,300</text:p>
          </table:table-cell>
          <table:table-cell table:formula="of:= [.$B$4] / ( 1+ ( ([.A14]-11.3) / -6.8 )^5.1 )" office:value-type="float" office:value="142.600172176495" calcext:value-type="float">
            <text:p>142,600</text:p>
          </table:table-cell>
          <table:table-cell table:formula="of:= ( -60*[.A14] + 500 ) * 0.75" office:value-type="float" office:value="361.5" calcext:value-type="float">
            <text:p>361,5</text:p>
          </table:table-cell>
          <table:table-cell table:number-columns-repeated="4"/>
        </table:table-row>
        <table:table-row table:style-name="ro1">
          <table:table-cell table:formula="of:=[.A14]+0.05" office:value-type="float" office:value="0.35" calcext:value-type="float">
            <text:p>0,350</text:p>
          </table:table-cell>
          <table:table-cell table:formula="of:= [.$B$4] / ( 1+ ( ([.A15]-11.3) / -6.8 )^5.1 )" office:value-type="float" office:value="145.680935491722" calcext:value-type="float">
            <text:p>145,681</text:p>
          </table:table-cell>
          <table:table-cell table:formula="of:= ( -60*[.A15] + 500 ) * 0.75" office:value-type="float" office:value="359.25" calcext:value-type="float">
            <text:p>359,3</text:p>
          </table:table-cell>
          <table:table-cell table:number-columns-repeated="4"/>
        </table:table-row>
        <table:table-row table:style-name="ro1">
          <table:table-cell table:formula="of:=[.A15]+0.05" office:value-type="float" office:value="0.4" calcext:value-type="float">
            <text:p>0,400</text:p>
          </table:table-cell>
          <table:table-cell table:formula="of:= [.$B$4] / ( 1+ ( ([.A16]-11.3) / -6.8 )^5.1 )" office:value-type="float" office:value="148.836797487341" calcext:value-type="float">
            <text:p>148,837</text:p>
          </table:table-cell>
          <table:table-cell table:formula="of:= ( -60*[.A16] + 500 ) * 0.75" office:value-type="float" office:value="357" calcext:value-type="float">
            <text:p>357,0</text:p>
          </table:table-cell>
          <table:table-cell table:number-columns-repeated="4"/>
        </table:table-row>
        <table:table-row table:style-name="ro1">
          <table:table-cell table:formula="of:=[.A16]+0.05" office:value-type="float" office:value="0.45" calcext:value-type="float">
            <text:p>0,450</text:p>
          </table:table-cell>
          <table:table-cell table:formula="of:= [.$B$4] / ( 1+ ( ([.A17]-11.3) / -6.8 )^5.1 )" office:value-type="float" office:value="152.069680746729" calcext:value-type="float">
            <text:p>152,070</text:p>
          </table:table-cell>
          <table:table-cell table:formula="of:= ( -60*[.A17] + 500 ) * 0.75" office:value-type="float" office:value="354.75" calcext:value-type="float">
            <text:p>354,8</text:p>
          </table:table-cell>
          <table:table-cell table:number-columns-repeated="4"/>
        </table:table-row>
        <table:table-row table:style-name="ro1">
          <table:table-cell table:formula="of:=[.A17]+0.05" office:value-type="float" office:value="0.5" calcext:value-type="float">
            <text:p>0,500</text:p>
          </table:table-cell>
          <table:table-cell table:formula="of:= [.$B$4] / ( 1+ ( ([.A18]-11.3) / -6.8 )^5.1 )" office:value-type="float" office:value="155.381553415128" calcext:value-type="float">
            <text:p>155,382</text:p>
          </table:table-cell>
          <table:table-cell table:formula="of:= ( -60*[.A18] + 500 ) * 0.75" office:value-type="float" office:value="352.5" calcext:value-type="float">
            <text:p>352,5</text:p>
          </table:table-cell>
          <table:table-cell table:number-columns-repeated="4"/>
        </table:table-row>
        <table:table-row table:style-name="ro1">
          <table:table-cell table:formula="of:=[.A18]+0.05" office:value-type="float" office:value="0.55" calcext:value-type="float">
            <text:p>0,550</text:p>
          </table:table-cell>
          <table:table-cell table:formula="of:= [.$B$4] / ( 1+ ( ([.A19]-11.3) / -6.8 )^5.1 )" office:value-type="float" office:value="158.774429799647" calcext:value-type="float">
            <text:p>158,774</text:p>
          </table:table-cell>
          <table:table-cell table:formula="of:= ( -60*[.A19] + 500 ) * 0.75" office:value-type="float" office:value="350.25" calcext:value-type="float">
            <text:p>350,3</text:p>
          </table:table-cell>
          <table:table-cell table:number-columns-repeated="4"/>
        </table:table-row>
        <table:table-row table:style-name="ro1">
          <table:table-cell table:formula="of:=[.A19]+0.05" office:value-type="float" office:value="0.6" calcext:value-type="float">
            <text:p>0,600</text:p>
          </table:table-cell>
          <table:table-cell table:formula="of:= [.$B$4] / ( 1+ ( ([.A20]-11.3) / -6.8 )^5.1 )" office:value-type="float" office:value="162.250370933234" calcext:value-type="float">
            <text:p>162,250</text:p>
          </table:table-cell>
          <table:table-cell table:formula="of:= ( -60*[.A20] + 500 ) * 0.75" office:value-type="float" office:value="348" calcext:value-type="float">
            <text:p>348,0</text:p>
          </table:table-cell>
          <table:table-cell table:number-columns-repeated="4"/>
        </table:table-row>
        <table:table-row table:style-name="ro1">
          <table:table-cell table:formula="of:=[.A20]+0.05" office:value-type="float" office:value="0.65" calcext:value-type="float">
            <text:p>0,650</text:p>
          </table:table-cell>
          <table:table-cell table:formula="of:= [.$B$4] / ( 1+ ( ([.A21]-11.3) / -6.8 )^5.1 )" office:value-type="float" office:value="165.811485097993" calcext:value-type="float">
            <text:p>165,811</text:p>
          </table:table-cell>
          <table:table-cell table:formula="of:= ( -60*[.A21] + 500 ) * 0.75" office:value-type="float" office:value="345.75" calcext:value-type="float">
            <text:p>345,8</text:p>
          </table:table-cell>
          <table:table-cell table:number-columns-repeated="4"/>
        </table:table-row>
        <table:table-row table:style-name="ro1">
          <table:table-cell table:formula="of:=[.A21]+0.05" office:value-type="float" office:value="0.7" calcext:value-type="float">
            <text:p>0,700</text:p>
          </table:table-cell>
          <table:table-cell table:formula="of:= [.$B$4] / ( 1+ ( ([.A22]-11.3) / -6.8 )^5.1 )" office:value-type="float" office:value="169.459928302875" calcext:value-type="float">
            <text:p>169,460</text:p>
          </table:table-cell>
          <table:table-cell table:formula="of:= ( -60*[.A22] + 500 ) * 0.75" office:value-type="float" office:value="343.5" calcext:value-type="float">
            <text:p>343,5</text:p>
          </table:table-cell>
          <table:table-cell table:number-columns-repeated="4"/>
        </table:table-row>
        <table:table-row table:style-name="ro1">
          <table:table-cell table:formula="of:=[.A22]+0.05" office:value-type="float" office:value="0.75" calcext:value-type="float">
            <text:p>0,750</text:p>
          </table:table-cell>
          <table:table-cell table:formula="of:= [.$B$4] / ( 1+ ( ([.A23]-11.3) / -6.8 )^5.1 )" office:value-type="float" office:value="173.197904710449" calcext:value-type="float">
            <text:p>173,198</text:p>
          </table:table-cell>
          <table:table-cell table:formula="of:= ( -60*[.A23] + 500 ) * 0.75" office:value-type="float" office:value="341.25" calcext:value-type="float">
            <text:p>341,3</text:p>
          </table:table-cell>
          <table:table-cell table:number-columns-repeated="4"/>
        </table:table-row>
        <table:table-row table:style-name="ro1">
          <table:table-cell table:formula="of:=[.A23]+0.05" office:value-type="float" office:value="0.8" calcext:value-type="float">
            <text:p>0,800</text:p>
          </table:table-cell>
          <table:table-cell table:formula="of:= [.$B$4] / ( 1+ ( ([.A24]-11.3) / -6.8 )^5.1 )" office:value-type="float" office:value="177.027667007049" calcext:value-type="float">
            <text:p>177,028</text:p>
          </table:table-cell>
          <table:table-cell table:formula="of:= ( -60*[.A24] + 500 ) * 0.75" office:value-type="float" office:value="339" calcext:value-type="float">
            <text:p>339,0</text:p>
          </table:table-cell>
          <table:table-cell table:number-columns-repeated="4"/>
        </table:table-row>
        <table:table-row table:style-name="ro1">
          <table:table-cell table:formula="of:=[.A24]+0.05" office:value-type="float" office:value="0.85" calcext:value-type="float">
            <text:p>0,850</text:p>
          </table:table-cell>
          <table:table-cell table:formula="of:= [.$B$4] / ( 1+ ( ([.A25]-11.3) / -6.8 )^5.1 )" office:value-type="float" office:value="180.951516710243" calcext:value-type="float">
            <text:p>180,952</text:p>
          </table:table-cell>
          <table:table-cell table:formula="of:= ( -60*[.A25] + 500 ) * 0.75" office:value-type="float" office:value="336.75" calcext:value-type="float">
            <text:p>336,8</text:p>
          </table:table-cell>
          <table:table-cell table:number-columns-repeated="4"/>
        </table:table-row>
        <table:table-row table:style-name="ro1">
          <table:table-cell table:formula="of:=[.A25]+0.05" office:value-type="float" office:value="0.9" calcext:value-type="float">
            <text:p>0,900</text:p>
          </table:table-cell>
          <table:table-cell table:formula="of:= [.$B$4] / ( 1+ ( ([.A26]-11.3) / -6.8 )^5.1 )" office:value-type="float" office:value="184.971804407146" calcext:value-type="float">
            <text:p>184,972</text:p>
          </table:table-cell>
          <table:table-cell table:formula="of:= ( -60*[.A26] + 500 ) * 0.75" office:value-type="float" office:value="334.5" calcext:value-type="float">
            <text:p>334,5</text:p>
          </table:table-cell>
          <table:table-cell table:number-columns-repeated="4"/>
        </table:table-row>
        <table:table-row table:style-name="ro1">
          <table:table-cell table:formula="of:=[.A26]+0.05" office:value-type="float" office:value="0.95" calcext:value-type="float">
            <text:p>0,950</text:p>
          </table:table-cell>
          <table:table-cell table:formula="of:= [.$B$4] / ( 1+ ( ([.A27]-11.3) / -6.8 )^5.1 )" office:value-type="float" office:value="189.090929916671" calcext:value-type="float">
            <text:p>189,091</text:p>
          </table:table-cell>
          <table:table-cell table:formula="of:= ( -60*[.A27] + 500 ) * 0.75" office:value-type="float" office:value="332.25" calcext:value-type="float">
            <text:p>332,3</text:p>
          </table:table-cell>
          <table:table-cell table:number-columns-repeated="4"/>
        </table:table-row>
        <table:table-row table:style-name="ro1">
          <table:table-cell table:formula="of:=[.A27]+0.05" office:value-type="float" office:value="1" calcext:value-type="float">
            <text:p>1,000</text:p>
          </table:table-cell>
          <table:table-cell table:formula="of:= [.$B$4] / ( 1+ ( ([.A28]-11.3) / -6.8 )^5.1 )" office:value-type="float" office:value="193.311342368407" calcext:value-type="float">
            <text:p>193,311</text:p>
          </table:table-cell>
          <table:table-cell table:formula="of:= ( -60*[.A28] + 500 ) * 0.75" office:value-type="float" office:value="330" calcext:value-type="float">
            <text:p>330,0</text:p>
          </table:table-cell>
          <table:table-cell table:number-columns-repeated="4"/>
        </table:table-row>
        <table:table-row table:style-name="ro1">
          <table:table-cell table:formula="of:=[.A28]+0.05" office:value-type="float" office:value="1.05" calcext:value-type="float">
            <text:p>1,050</text:p>
          </table:table-cell>
          <table:table-cell table:formula="of:= [.$B$4] / ( 1+ ( ([.A29]-11.3) / -6.8 )^5.1 )" office:value-type="float" office:value="197.635540190306" calcext:value-type="float">
            <text:p>197,636</text:p>
          </table:table-cell>
          <table:table-cell table:formula="of:= ( -60*[.A29] + 500 ) * 0.75" office:value-type="float" office:value="327.75" calcext:value-type="float">
            <text:p>327,8</text:p>
          </table:table-cell>
          <table:table-cell table:number-columns-repeated="4"/>
        </table:table-row>
        <table:table-row table:style-name="ro1">
          <table:table-cell table:formula="of:=[.A29]+0.05" office:value-type="float" office:value="1.1" calcext:value-type="float">
            <text:p>1,100</text:p>
          </table:table-cell>
          <table:table-cell table:formula="of:= [.$B$4] / ( 1+ ( ([.A30]-11.3) / -6.8 )^5.1 )" office:value-type="float" office:value="202.066070996947" calcext:value-type="float">
            <text:p>202,066</text:p>
          </table:table-cell>
          <table:table-cell table:formula="of:= ( -60*[.A30] + 500 ) * 0.75" office:value-type="float" office:value="325.5" calcext:value-type="float">
            <text:p>325,5</text:p>
          </table:table-cell>
          <table:table-cell table:number-columns-repeated="4"/>
        </table:table-row>
        <table:table-row table:style-name="ro1">
          <table:table-cell table:formula="of:=[.A30]+0.05" office:value-type="float" office:value="1.15" calcext:value-type="float">
            <text:p>1,150</text:p>
          </table:table-cell>
          <table:table-cell table:formula="of:= [.$B$4] / ( 1+ ( ([.A31]-11.3) / -6.8 )^5.1 )" office:value-type="float" office:value="206.605531369609" calcext:value-type="float">
            <text:p>206,606</text:p>
          </table:table-cell>
          <table:table-cell table:formula="of:= ( -60*[.A31] + 500 ) * 0.75" office:value-type="float" office:value="323.25" calcext:value-type="float">
            <text:p>323,3</text:p>
          </table:table-cell>
          <table:table-cell table:number-columns-repeated="4"/>
        </table:table-row>
        <table:table-row table:style-name="ro1">
          <table:table-cell table:formula="of:=[.A31]+0.05" office:value-type="float" office:value="1.2" calcext:value-type="float">
            <text:p>1,200</text:p>
          </table:table-cell>
          <table:table-cell table:formula="of:= [.$B$4] / ( 1+ ( ([.A32]-11.3) / -6.8 )^5.1 )" office:value-type="float" office:value="211.256566518919" calcext:value-type="float">
            <text:p>211,257</text:p>
          </table:table-cell>
          <table:table-cell table:formula="of:= ( -60*[.A32] + 500 ) * 0.75" office:value-type="float" office:value="321" calcext:value-type="float">
            <text:p>321,0</text:p>
          </table:table-cell>
          <table:table-cell table:number-columns-repeated="4"/>
        </table:table-row>
        <table:table-row table:style-name="ro1">
          <table:table-cell table:formula="of:=[.A32]+0.05" office:value-type="float" office:value="1.25" calcext:value-type="float">
            <text:p>1,250</text:p>
          </table:table-cell>
          <table:table-cell table:formula="of:= [.$B$4] / ( 1+ ( ([.A33]-11.3) / -6.8 )^5.1 )" office:value-type="float" office:value="216.021869820306" calcext:value-type="float">
            <text:p>216,022</text:p>
          </table:table-cell>
          <table:table-cell table:formula="of:= ( -60*[.A33] + 500 ) * 0.75" office:value-type="float" office:value="318.75" calcext:value-type="float">
            <text:p>318,8</text:p>
          </table:table-cell>
          <table:table-cell table:number-columns-repeated="4"/>
        </table:table-row>
        <table:table-row table:style-name="ro1">
          <table:table-cell table:formula="of:=[.A33]+0.05" office:value-type="float" office:value="1.3" calcext:value-type="float">
            <text:p>1,300</text:p>
          </table:table-cell>
          <table:table-cell table:formula="of:= [.$B$4] / ( 1+ ( ([.A34]-11.3) / -6.8 )^5.1 )" office:value-type="float" office:value="220.904182211977" calcext:value-type="float">
            <text:p>220,904</text:p>
          </table:table-cell>
          <table:table-cell table:formula="of:= ( -60*[.A34] + 500 ) * 0.75" office:value-type="float" office:value="316.5" calcext:value-type="float">
            <text:p>316,5</text:p>
          </table:table-cell>
          <table:table-cell table:number-columns-repeated="4"/>
        </table:table-row>
        <table:table-row table:style-name="ro1">
          <table:table-cell table:formula="of:=[.A34]+0.05" office:value-type="float" office:value="1.35" calcext:value-type="float">
            <text:p>1,350</text:p>
          </table:table-cell>
          <table:table-cell table:formula="of:= [.$B$4] / ( 1+ ( ([.A35]-11.3) / -6.8 )^5.1 )" office:value-type="float" office:value="225.906291444597" calcext:value-type="float">
            <text:p>225,906</text:p>
          </table:table-cell>
          <table:table-cell table:formula="of:= ( -60*[.A35] + 500 ) * 0.75" office:value-type="float" office:value="314.25" calcext:value-type="float">
            <text:p>314,3</text:p>
          </table:table-cell>
          <table:table-cell table:number-columns-repeated="4"/>
        </table:table-row>
        <table:table-row table:style-name="ro1">
          <table:table-cell table:formula="of:=[.A35]+0.05" office:value-type="float" office:value="1.4" calcext:value-type="float">
            <text:p>1,400</text:p>
          </table:table-cell>
          <table:table-cell table:formula="of:= [.$B$4] / ( 1+ ( ([.A36]-11.3) / -6.8 )^5.1 )" office:value-type="float" office:value="231.031031171302" calcext:value-type="float">
            <text:p>231,031</text:p>
          </table:table-cell>
          <table:table-cell table:formula="of:= ( -60*[.A36] + 500 ) * 0.75" office:value-type="float" office:value="312" calcext:value-type="float">
            <text:p>312,0</text:p>
          </table:table-cell>
          <table:table-cell table:number-columns-repeated="4"/>
        </table:table-row>
        <table:table-row table:style-name="ro1">
          <table:table-cell table:formula="of:=[.A36]+0.05" office:value-type="float" office:value="1.45" calcext:value-type="float">
            <text:p>1,450</text:p>
          </table:table-cell>
          <table:table-cell table:formula="of:= [.$B$4] / ( 1+ ( ([.A37]-11.3) / -6.8 )^5.1 )" office:value-type="float" office:value="236.28127986614" calcext:value-type="float">
            <text:p>236,281</text:p>
          </table:table-cell>
          <table:table-cell table:formula="of:= ( -60*[.A37] + 500 ) * 0.75" office:value-type="float" office:value="309.75" calcext:value-type="float">
            <text:p>309,8</text:p>
          </table:table-cell>
          <table:table-cell table:number-columns-repeated="4"/>
        </table:table-row>
        <table:table-row table:style-name="ro1">
          <table:table-cell table:formula="of:=[.A37]+0.05" office:value-type="float" office:value="1.5" calcext:value-type="float">
            <text:p>1,500</text:p>
          </table:table-cell>
          <table:table-cell table:formula="of:= [.$B$4] / ( 1+ ( ([.A38]-11.3) / -6.8 )^5.1 )" office:value-type="float" office:value="241.659959558475" calcext:value-type="float">
            <text:p>241,660</text:p>
          </table:table-cell>
          <table:table-cell table:formula="of:= ( -60*[.A38] + 500 ) * 0.75" office:value-type="float" office:value="307.5" calcext:value-type="float">
            <text:p>307,5</text:p>
          </table:table-cell>
          <table:table-cell table:number-columns-repeated="4"/>
        </table:table-row>
        <table:table-row table:style-name="ro1">
          <table:table-cell table:formula="of:=[.A38]+0.05" office:value-type="float" office:value="1.55" calcext:value-type="float">
            <text:p>1,550</text:p>
          </table:table-cell>
          <table:table-cell table:formula="of:= [.$B$4] / ( 1+ ( ([.A39]-11.3) / -6.8 )^5.1 )" office:value-type="float" office:value="247.170034370348" calcext:value-type="float">
            <text:p>247,170</text:p>
          </table:table-cell>
          <table:table-cell table:formula="of:= ( -60*[.A39] + 500 ) * 0.75" office:value-type="float" office:value="305.25" calcext:value-type="float">
            <text:p>305,3</text:p>
          </table:table-cell>
          <table:table-cell table:number-columns-repeated="4"/>
        </table:table-row>
        <table:table-row table:style-name="ro1">
          <table:table-cell table:formula="of:=[.A39]+0.05" office:value-type="float" office:value="1.6" calcext:value-type="float">
            <text:p>1,600</text:p>
          </table:table-cell>
          <table:table-cell table:formula="of:= [.$B$4] / ( 1+ ( ([.A40]-11.3) / -6.8 )^5.1 )" office:value-type="float" office:value="252.814508843248" calcext:value-type="float">
            <text:p>252,815</text:p>
          </table:table-cell>
          <table:table-cell table:formula="of:= ( -60*[.A40] + 500 ) * 0.75" office:value-type="float" office:value="303" calcext:value-type="float">
            <text:p>303,0</text:p>
          </table:table-cell>
          <table:table-cell table:number-columns-repeated="4"/>
        </table:table-row>
        <table:table-row table:style-name="ro1">
          <table:table-cell table:formula="of:=[.A40]+0.05" office:value-type="float" office:value="1.65" calcext:value-type="float">
            <text:p>1,650</text:p>
          </table:table-cell>
          <table:table-cell table:formula="of:= [.$B$4] / ( 1+ ( ([.A41]-11.3) / -6.8 )^5.1 )" office:value-type="float" office:value="258.596426040204" calcext:value-type="float">
            <text:p>258,596</text:p>
          </table:table-cell>
          <table:table-cell table:formula="of:= ( -60*[.A41] + 500 ) * 0.75" office:value-type="float" office:value="300.75" calcext:value-type="float">
            <text:p>300,8</text:p>
          </table:table-cell>
          <table:table-cell table:number-columns-repeated="4"/>
        </table:table-row>
        <table:table-row table:style-name="ro1">
          <table:table-cell table:formula="of:=[.A41]+0.05" office:value-type="float" office:value="1.7" calcext:value-type="float">
            <text:p>1,700</text:p>
          </table:table-cell>
          <table:table-cell table:formula="of:= [.$B$4] / ( 1+ ( ([.A42]-11.3) / -6.8 )^5.1 )" office:value-type="float" office:value="264.518865408609" calcext:value-type="float">
            <text:p>264,519</text:p>
          </table:table-cell>
          <table:table-cell table:formula="of:= ( -60*[.A42] + 500 ) * 0.75" office:value-type="float" office:value="298.5" calcext:value-type="float">
            <text:p>298,5</text:p>
          </table:table-cell>
          <table:table-cell table:number-columns-repeated="4"/>
        </table:table-row>
        <table:table-row table:style-name="ro1">
          <table:table-cell table:formula="of:=[.A42]+0.05" office:value-type="float" office:value="1.75" calcext:value-type="float">
            <text:p>1,750</text:p>
          </table:table-cell>
          <table:table-cell table:formula="of:= [.$B$4] / ( 1+ ( ([.A43]-11.3) / -6.8 )^5.1 )" office:value-type="float" office:value="270.584940388679" calcext:value-type="float">
            <text:p>270,585</text:p>
          </table:table-cell>
          <table:table-cell table:formula="of:= ( -60*[.A43] + 500 ) * 0.75" office:value-type="float" office:value="296.25" calcext:value-type="float">
            <text:p>296,3</text:p>
          </table:table-cell>
          <table:table-cell table:number-columns-repeated="4"/>
        </table:table-row>
        <table:table-row table:style-name="ro1">
          <table:table-cell table:formula="of:=[.A43]+0.05" office:value-type="float" office:value="1.8" calcext:value-type="float">
            <text:p>1,800</text:p>
          </table:table-cell>
          <table:table-cell table:formula="of:= [.$B$4] / ( 1+ ( ([.A44]-11.3) / -6.8 )^5.1 )" office:value-type="float" office:value="276.797795751983" calcext:value-type="float">
            <text:p>276,798</text:p>
          </table:table-cell>
          <table:table-cell table:formula="of:= ( -60*[.A44] + 500 ) * 0.75" office:value-type="float" office:value="294" calcext:value-type="float">
            <text:p>294,0</text:p>
          </table:table-cell>
          <table:table-cell table:number-columns-repeated="4"/>
        </table:table-row>
        <table:table-row table:style-name="ro1">
          <table:table-cell table:formula="of:=[.A44]+0.05" office:value-type="float" office:value="1.85" calcext:value-type="float">
            <text:p>1,850</text:p>
          </table:table-cell>
          <table:table-cell table:formula="of:= [.$B$4] / ( 1+ ( ([.A45]-11.3) / -6.8 )^5.1 )" office:value-type="float" office:value="283.160604654062" calcext:value-type="float">
            <text:p>283,161</text:p>
          </table:table-cell>
          <table:table-cell table:formula="of:= ( -60*[.A45] + 500 ) * 0.75" office:value-type="float" office:value="291.75" calcext:value-type="float">
            <text:p>291,8</text:p>
          </table:table-cell>
          <table:table-cell table:number-columns-repeated="4"/>
        </table:table-row>
        <table:table-row table:style-name="ro1">
          <table:table-cell table:formula="of:=[.A45]+0.05" office:value-type="float" office:value="1.9" calcext:value-type="float">
            <text:p>1,900</text:p>
          </table:table-cell>
          <table:table-cell table:formula="of:= [.$B$4] / ( 1+ ( ([.A46]-11.3) / -6.8 )^5.1 )" office:value-type="float" office:value="289.676565384732" calcext:value-type="float">
            <text:p>289,677</text:p>
          </table:table-cell>
          <table:table-cell table:formula="of:= ( -60*[.A46] + 500 ) * 0.75" office:value-type="float" office:value="289.5" calcext:value-type="float">
            <text:p>289,5</text:p>
          </table:table-cell>
          <table:table-cell table:number-columns-repeated="4"/>
        </table:table-row>
        <table:table-row table:style-name="ro1">
          <table:table-cell table:formula="of:=[.A46]+0.05" office:value-type="float" office:value="1.95" calcext:value-type="float">
            <text:p>1,950</text:p>
          </table:table-cell>
          <table:table-cell table:formula="of:= [.$B$4] / ( 1+ ( ([.A47]-11.3) / -6.8 )^5.1 )" office:value-type="float" office:value="296.34889779938" calcext:value-type="float">
            <text:p>296,349</text:p>
          </table:table-cell>
          <table:table-cell table:formula="of:= ( -60*[.A47] + 500 ) * 0.75" office:value-type="float" office:value="287.25" calcext:value-type="float">
            <text:p>287,3</text:p>
          </table:table-cell>
          <table:table-cell table:number-columns-repeated="4"/>
        </table:table-row>
        <table:table-row table:style-name="ro1">
          <table:table-cell table:formula="of:=[.A47]+0.05" office:value-type="float" office:value="2" calcext:value-type="float">
            <text:p>2,000</text:p>
          </table:table-cell>
          <table:table-cell table:formula="of:= [.$B$4] / ( 1+ ( ([.A48]-11.3) / -6.8 )^5.1 )" office:value-type="float" office:value="303.180839414215" calcext:value-type="float">
            <text:p>303,181</text:p>
          </table:table-cell>
          <table:table-cell table:formula="of:= ( -60*[.A48] + 500 ) * 0.75" office:value-type="float" office:value="285" calcext:value-type="float">
            <text:p>285,0</text:p>
          </table:table-cell>
          <table:table-cell table:number-columns-repeated="4"/>
        </table:table-row>
        <table:table-row table:style-name="ro1">
          <table:table-cell table:formula="of:=[.A48]+0.05" office:value-type="float" office:value="2.05" calcext:value-type="float">
            <text:p>2,050</text:p>
          </table:table-cell>
          <table:table-cell table:formula="of:= [.$B$4] / ( 1+ ( ([.A49]-11.3) / -6.8 )^5.1 )" office:value-type="float" office:value="310.175641148296" calcext:value-type="float">
            <text:p>310,176</text:p>
          </table:table-cell>
          <table:table-cell table:formula="of:= ( -60*[.A49] + 500 ) * 0.75" office:value-type="float" office:value="282.75" calcext:value-type="float">
            <text:p>282,8</text:p>
          </table:table-cell>
          <table:table-cell table:number-columns-repeated="4"/>
        </table:table-row>
        <table:table-row table:style-name="ro1">
          <table:table-cell table:formula="of:=[.A49]+0.05" office:value-type="float" office:value="2.1" calcext:value-type="float">
            <text:p>2,100</text:p>
          </table:table-cell>
          <table:table-cell table:formula="of:= [.$B$4] / ( 1+ ( ([.A50]-11.3) / -6.8 )^5.1 )" office:value-type="float" office:value="317.33656269499" calcext:value-type="float">
            <text:p>317,337</text:p>
          </table:table-cell>
          <table:table-cell table:formula="of:= ( -60*[.A50] + 500 ) * 0.75" office:value-type="float" office:value="280.5" calcext:value-type="float">
            <text:p>280,5</text:p>
          </table:table-cell>
          <table:table-cell table:number-columns-repeated="4"/>
        </table:table-row>
        <table:table-row table:style-name="ro1">
          <table:table-cell table:formula="of:=[.A50]+0.05" office:value-type="float" office:value="2.15" calcext:value-type="float">
            <text:p>2,150</text:p>
          </table:table-cell>
          <table:table-cell table:formula="of:= [.$B$4] / ( 1+ ( ([.A51]-11.3) / -6.8 )^5.1 )" office:value-type="float" office:value="324.6668675055" calcext:value-type="float">
            <text:p>324,667</text:p>
          </table:table-cell>
          <table:table-cell table:formula="of:= ( -60*[.A51] + 500 ) * 0.75" office:value-type="float" office:value="278.25" calcext:value-type="float">
            <text:p>278,3</text:p>
          </table:table-cell>
          <table:table-cell table:number-columns-repeated="4"/>
        </table:table-row>
        <table:table-row table:style-name="ro1">
          <table:table-cell table:formula="of:=[.A51]+0.05" office:value-type="float" office:value="2.2" calcext:value-type="float">
            <text:p>2,200</text:p>
          </table:table-cell>
          <table:table-cell table:formula="of:= [.$B$4] / ( 1+ ( ([.A52]-11.3) / -6.8 )^5.1 )" office:value-type="float" office:value="332.169817367183" calcext:value-type="float">
            <text:p>332,170</text:p>
          </table:table-cell>
          <table:table-cell table:formula="of:= ( -60*[.A52] + 500 ) * 0.75" office:value-type="float" office:value="276" calcext:value-type="float">
            <text:p>276,0</text:p>
          </table:table-cell>
          <table:table-cell table:number-columns-repeated="4"/>
        </table:table-row>
        <table:table-row table:style-name="ro1">
          <table:table-cell table:formula="of:=[.A52]+0.05" office:value-type="float" office:value="2.25" calcext:value-type="float">
            <text:p>2,250</text:p>
          </table:table-cell>
          <table:table-cell table:formula="of:= [.$B$4] / ( 1+ ( ([.A53]-11.3) / -6.8 )^5.1 )" office:value-type="float" office:value="339.848666559569" calcext:value-type="float">
            <text:p>339,849</text:p>
          </table:table-cell>
          <table:table-cell table:formula="of:= ( -60*[.A53] + 500 ) * 0.75" office:value-type="float" office:value="273.75" calcext:value-type="float">
            <text:p>273,8</text:p>
          </table:table-cell>
          <table:table-cell table:number-columns-repeated="4"/>
        </table:table-row>
        <table:table-row table:style-name="ro1">
          <table:table-cell table:formula="of:=[.A53]+0.05" office:value-type="float" office:value="2.3" calcext:value-type="float">
            <text:p>2,300</text:p>
          </table:table-cell>
          <table:table-cell table:formula="of:= [.$B$4] / ( 1+ ( ([.A54]-11.3) / -6.8 )^5.1 )" office:value-type="float" office:value="347.70665557134" calcext:value-type="float">
            <text:p>347,707</text:p>
          </table:table-cell>
          <table:table-cell table:formula="of:= ( -60*[.A54] + 500 ) * 0.75" office:value-type="float" office:value="271.5" calcext:value-type="float">
            <text:p>271,5</text:p>
          </table:table-cell>
          <table:table-cell table:number-columns-repeated="4"/>
        </table:table-row>
        <table:table-row table:style-name="ro1">
          <table:table-cell table:formula="of:=[.A54]+0.05" office:value-type="float" office:value="2.35" calcext:value-type="float">
            <text:p>2,350</text:p>
          </table:table-cell>
          <table:table-cell table:formula="of:= [.$B$4] / ( 1+ ( ([.A55]-11.3) / -6.8 )^5.1 )" office:value-type="float" office:value="355.747004362006" calcext:value-type="float">
            <text:p>355,747</text:p>
          </table:table-cell>
          <table:table-cell table:formula="of:= ( -60*[.A55] + 500 ) * 0.75" office:value-type="float" office:value="269.25" calcext:value-type="float">
            <text:p>269,3</text:p>
          </table:table-cell>
          <table:table-cell table:number-columns-repeated="4"/>
        </table:table-row>
        <table:table-row table:style-name="ro1">
          <table:table-cell table:formula="of:=[.A55]+0.05" office:value-type="float" office:value="2.4" calcext:value-type="float">
            <text:p>2,400</text:p>
          </table:table-cell>
          <table:table-cell table:formula="of:= [.$B$4] / ( 1+ ( ([.A56]-11.3) / -6.8 )^5.1 )" office:value-type="float" office:value="363.972905152678" calcext:value-type="float">
            <text:p>363,973</text:p>
          </table:table-cell>
          <table:table-cell table:formula="of:= ( -60*[.A56] + 500 ) * 0.75" office:value-type="float" office:value="267" calcext:value-type="float">
            <text:p>267,0</text:p>
          </table:table-cell>
          <table:table-cell table:number-columns-repeated="4"/>
        </table:table-row>
        <table:table-row table:style-name="ro1">
          <table:table-cell table:formula="of:=[.A56]+0.05" office:value-type="float" office:value="2.45" calcext:value-type="float">
            <text:p>2,450</text:p>
          </table:table-cell>
          <table:table-cell table:formula="of:= [.$B$4] / ( 1+ ( ([.A57]-11.3) / -6.8 )^5.1 )" office:value-type="float" office:value="372.387514731183" calcext:value-type="float">
            <text:p>372,388</text:p>
          </table:table-cell>
          <table:table-cell table:formula="of:= ( -60*[.A57] + 500 ) * 0.75" office:value-type="float" office:value="264.75" calcext:value-type="float">
            <text:p>264,8</text:p>
          </table:table-cell>
          <table:table-cell table:number-columns-repeated="4"/>
        </table:table-row>
        <table:table-row table:style-name="ro1">
          <table:table-cell table:formula="of:=[.A57]+0.05" office:value-type="float" office:value="2.5" calcext:value-type="float">
            <text:p>2,500</text:p>
          </table:table-cell>
          <table:table-cell table:formula="of:= [.$B$4] / ( 1+ ( ([.A58]-11.3) / -6.8 )^5.1 )" office:value-type="float" office:value="380.993946257802" calcext:value-type="float">
            <text:p>380,994</text:p>
          </table:table-cell>
          <table:table-cell table:formula="of:= ( -60*[.A58] + 500 ) * 0.75" office:value-type="float" office:value="262.5" calcext:value-type="float">
            <text:p>262,5</text:p>
          </table:table-cell>
          <table:table-cell table:number-columns-repeated="4"/>
        </table:table-row>
        <table:table-row table:style-name="ro1">
          <table:table-cell table:formula="of:=[.A58]+0.05" office:value-type="float" office:value="2.55" calcext:value-type="float">
            <text:p>2,550</text:p>
          </table:table-cell>
          <table:table-cell table:formula="of:= [.$B$4] / ( 1+ ( ([.A59]-11.3) / -6.8 )^5.1 )" office:value-type="float" office:value="389.795260559207" calcext:value-type="float">
            <text:p>389,795</text:p>
          </table:table-cell>
          <table:table-cell table:formula="of:= ( -60*[.A59] + 500 ) * 0.75" office:value-type="float" office:value="260.25" calcext:value-type="float">
            <text:p>260,3</text:p>
          </table:table-cell>
          <table:table-cell table:number-columns-repeated="4"/>
        </table:table-row>
        <table:table-row table:style-name="ro1">
          <table:table-cell table:formula="of:=[.A59]+0.05" office:value-type="float" office:value="2.6" calcext:value-type="float">
            <text:p>2,600</text:p>
          </table:table-cell>
          <table:table-cell table:formula="of:= [.$B$4] / ( 1+ ( ([.A60]-11.3) / -6.8 )^5.1 )" office:value-type="float" office:value="398.794456899642" calcext:value-type="float">
            <text:p>398,794</text:p>
          </table:table-cell>
          <table:table-cell table:formula="of:= ( -60*[.A60] + 500 ) * 0.75" office:value-type="float" office:value="258" calcext:value-type="float">
            <text:p>258,0</text:p>
          </table:table-cell>
          <table:table-cell table:number-columns-repeated="4"/>
        </table:table-row>
        <table:table-row table:style-name="ro1">
          <table:table-cell table:formula="of:=[.A60]+0.05" office:value-type="float" office:value="2.65" calcext:value-type="float">
            <text:p>2,650</text:p>
          </table:table-cell>
          <table:table-cell table:formula="of:= [.$B$4] / ( 1+ ( ([.A61]-11.3) / -6.8 )^5.1 )" office:value-type="float" office:value="407.994463220196" calcext:value-type="float">
            <text:p>407,994</text:p>
          </table:table-cell>
          <table:table-cell table:formula="of:= ( -60*[.A61] + 500 ) * 0.75" office:value-type="float" office:value="255.75" calcext:value-type="float">
            <text:p>255,8</text:p>
          </table:table-cell>
          <table:table-cell table:number-columns-repeated="4"/>
        </table:table-row>
        <table:table-row table:style-name="ro1">
          <table:table-cell table:formula="of:=[.A61]+0.05" office:value-type="float" office:value="2.7" calcext:value-type="float">
            <text:p>2,700</text:p>
          </table:table-cell>
          <table:table-cell table:formula="of:= [.$B$4] / ( 1+ ( ([.A62]-11.3) / -6.8 )^5.1 )" office:value-type="float" office:value="417.398125839035" calcext:value-type="float">
            <text:p>417,398</text:p>
          </table:table-cell>
          <table:table-cell table:formula="of:= ( -60*[.A62] + 500 ) * 0.75" office:value-type="float" office:value="253.5" calcext:value-type="float">
            <text:p>253,5</text:p>
          </table:table-cell>
          <table:table-cell table:number-columns-repeated="4"/>
        </table:table-row>
        <table:table-row table:style-name="ro1">
          <table:table-cell table:formula="of:=[.A62]+0.05" office:value-type="float" office:value="2.75" calcext:value-type="float">
            <text:p>2,750</text:p>
          </table:table-cell>
          <table:table-cell table:formula="of:= [.$B$4] / ( 1+ ( ([.A63]-11.3) / -6.8 )^5.1 )" office:value-type="float" office:value="427.008198607832" calcext:value-type="float">
            <text:p>427,008</text:p>
          </table:table-cell>
          <table:table-cell table:formula="of:= ( -60*[.A63] + 500 ) * 0.75" office:value-type="float" office:value="251.25" calcext:value-type="float">
            <text:p>251,3</text:p>
          </table:table-cell>
          <table:table-cell table:number-columns-repeated="4"/>
        </table:table-row>
        <table:table-row table:style-name="ro1">
          <table:table-cell table:formula="of:=[.A63]+0.05" office:value-type="float" office:value="2.8" calcext:value-type="float">
            <text:p>2,800</text:p>
          </table:table-cell>
          <table:table-cell table:formula="of:= [.$B$4] / ( 1+ ( ([.A64]-11.3) / -6.8 )^5.1 )" office:value-type="float" office:value="436.827331522235" calcext:value-type="float">
            <text:p>436,827</text:p>
          </table:table-cell>
          <table:table-cell table:formula="of:= ( -60*[.A64] + 500 ) * 0.75" office:value-type="float" office:value="249" calcext:value-type="float">
            <text:p>249,0</text:p>
          </table:table-cell>
          <table:table-cell table:number-columns-repeated="4"/>
        </table:table-row>
        <table:table-row table:style-name="ro1">
          <table:table-cell table:formula="of:=[.A64]+0.05" office:value-type="float" office:value="2.85" calcext:value-type="float">
            <text:p>2,850</text:p>
          </table:table-cell>
          <table:table-cell table:formula="of:= [.$B$4] / ( 1+ ( ([.A65]-11.3) / -6.8 )^5.1 )" office:value-type="float" office:value="446.858058787256" calcext:value-type="float">
            <text:p>446,858</text:p>
          </table:table-cell>
          <table:table-cell table:formula="of:= ( -60*[.A65] + 500 ) * 0.75" office:value-type="float" office:value="246.75" calcext:value-type="float">
            <text:p>246,8</text:p>
          </table:table-cell>
          <table:table-cell table:number-columns-repeated="4"/>
        </table:table-row>
        <table:table-row table:style-name="ro1">
          <table:table-cell table:formula="of:=[.A65]+0.05" office:value-type="float" office:value="2.9" calcext:value-type="float">
            <text:p>2,900</text:p>
          </table:table-cell>
          <table:table-cell table:formula="of:= [.$B$4] / ( 1+ ( ([.A66]-11.3) / -6.8 )^5.1 )" office:value-type="float" office:value="457.102786341724" calcext:value-type="float">
            <text:p>457,103</text:p>
          </table:table-cell>
          <table:table-cell table:formula="of:= ( -60*[.A66] + 500 ) * 0.75" office:value-type="float" office:value="244.5" calcext:value-type="float">
            <text:p>244,5</text:p>
          </table:table-cell>
          <table:table-cell table:number-columns-repeated="4"/>
        </table:table-row>
        <table:table-row table:style-name="ro1">
          <table:table-cell table:formula="of:=[.A66]+0.05" office:value-type="float" office:value="2.95" calcext:value-type="float">
            <text:p>2,950</text:p>
          </table:table-cell>
          <table:table-cell table:formula="of:= [.$B$4] / ( 1+ ( ([.A67]-11.3) / -6.8 )^5.1 )" office:value-type="float" office:value="467.563778849694" calcext:value-type="float">
            <text:p>467,564</text:p>
          </table:table-cell>
          <table:table-cell table:formula="of:= ( -60*[.A67] + 500 ) * 0.75" office:value-type="float" office:value="242.25" calcext:value-type="float">
            <text:p>242,3</text:p>
          </table:table-cell>
          <table:table-cell table:number-columns-repeated="4"/>
        </table:table-row>
        <table:table-row table:style-name="ro1">
          <table:table-cell table:formula="of:=[.A67]+0.05" office:value-type="float" office:value="3" calcext:value-type="float">
            <text:p>3,000</text:p>
          </table:table-cell>
          <table:table-cell table:formula="of:= [.$B$4] / ( 1+ ( ([.A68]-11.3) / -6.8 )^5.1 )" office:value-type="float" office:value="478.243146170681" calcext:value-type="float">
            <text:p>478,243</text:p>
          </table:table-cell>
          <table:table-cell table:formula="of:= ( -60*[.A68] + 500 ) * 0.75" office:value-type="float" office:value="240" calcext:value-type="float">
            <text:p>240,0</text:p>
          </table:table-cell>
          <table:table-cell table:number-columns-repeated="4"/>
        </table:table-row>
        <table:table-row table:style-name="ro1">
          <table:table-cell table:formula="of:=[.A68]+0.05" office:value-type="float" office:value="3.05" calcext:value-type="float">
            <text:p>3,050</text:p>
          </table:table-cell>
          <table:table-cell table:formula="of:= [.$B$4] / ( 1+ ( ([.A69]-11.3) / -6.8 )^5.1 )" office:value-type="float" office:value="489.142829325077" calcext:value-type="float">
            <text:p>489,143</text:p>
          </table:table-cell>
          <table:table-cell table:formula="of:= ( -60*[.A69] + 500 ) * 0.75" office:value-type="float" office:value="237.75" calcext:value-type="float">
            <text:p>237,8</text:p>
          </table:table-cell>
          <table:table-cell table:number-columns-repeated="4"/>
        </table:table-row>
        <table:table-row table:style-name="ro1">
          <table:table-cell table:formula="of:=[.A69]+0.05" office:value-type="float" office:value="3.1" calcext:value-type="float">
            <text:p>3,100</text:p>
          </table:table-cell>
          <table:table-cell table:formula="of:= [.$B$4] / ( 1+ ( ([.A70]-11.3) / -6.8 )^5.1 )" office:value-type="float" office:value="500.264585975847" calcext:value-type="float">
            <text:p>500,265</text:p>
          </table:table-cell>
          <table:table-cell table:formula="of:= ( -60*[.A70] + 500 ) * 0.75" office:value-type="float" office:value="235.5" calcext:value-type="float">
            <text:p>235,5</text:p>
          </table:table-cell>
          <table:table-cell table:number-columns-repeated="4"/>
        </table:table-row>
        <table:table-row table:style-name="ro1">
          <table:table-cell table:formula="of:=[.A70]+0.05" office:value-type="float" office:value="3.15" calcext:value-type="float">
            <text:p>3,150</text:p>
          </table:table-cell>
          <table:table-cell table:formula="of:= [.$B$4] / ( 1+ ( ([.A71]-11.3) / -6.8 )^5.1 )" office:value-type="float" office:value="511.609975452838" calcext:value-type="float">
            <text:p>511,610</text:p>
          </table:table-cell>
          <table:table-cell table:formula="of:= ( -60*[.A71] + 500 ) * 0.75" office:value-type="float" office:value="233.25" calcext:value-type="float">
            <text:p>233,3</text:p>
          </table:table-cell>
          <table:table-cell table:number-columns-repeated="4"/>
        </table:table-row>
        <table:table-row table:style-name="ro1">
          <table:table-cell table:formula="of:=[.A71]+0.05" office:value-type="float" office:value="3.2" calcext:value-type="float">
            <text:p>3,200</text:p>
          </table:table-cell>
          <table:table-cell table:formula="of:= [.$B$4] / ( 1+ ( ([.A72]-11.3) / -6.8 )^5.1 )" office:value-type="float" office:value="523.180343351539" calcext:value-type="float">
            <text:p>523,180</text:p>
          </table:table-cell>
          <table:table-cell table:formula="of:= ( -60*[.A72] + 500 ) * 0.75" office:value-type="float" office:value="231" calcext:value-type="float">
            <text:p>231,0</text:p>
          </table:table-cell>
          <table:table-cell table:number-columns-repeated="4"/>
        </table:table-row>
        <table:table-row table:style-name="ro1">
          <table:table-cell table:formula="of:=[.A72]+0.05" office:value-type="float" office:value="3.25" calcext:value-type="float">
            <text:p>3,250</text:p>
          </table:table-cell>
          <table:table-cell table:formula="of:= [.$B$4] / ( 1+ ( ([.A73]-11.3) / -6.8 )^5.1 )" office:value-type="float" office:value="534.976805744073" calcext:value-type="float">
            <text:p>534,977</text:p>
          </table:table-cell>
          <table:table-cell table:formula="of:= ( -60*[.A73] + 500 ) * 0.75" office:value-type="float" office:value="228.75" calcext:value-type="float">
            <text:p>228,8</text:p>
          </table:table-cell>
          <table:table-cell table:number-columns-repeated="4"/>
        </table:table-row>
        <table:table-row table:style-name="ro1">
          <table:table-cell table:formula="of:=[.A73]+0.05" office:value-type="float" office:value="3.3" calcext:value-type="float">
            <text:p>3,300</text:p>
          </table:table-cell>
          <table:table-cell table:formula="of:= [.$B$4] / ( 1+ ( ([.A74]-11.3) / -6.8 )^5.1 )" office:value-type="float" office:value="547.00023304646" calcext:value-type="float">
            <text:p>547,000</text:p>
          </table:table-cell>
          <table:table-cell table:formula="of:= ( -60*[.A74] + 500 ) * 0.75" office:value-type="float" office:value="226.5" calcext:value-type="float">
            <text:p>226,5</text:p>
          </table:table-cell>
          <table:table-cell table:number-columns-repeated="4"/>
        </table:table-row>
        <table:table-row table:style-name="ro1">
          <table:table-cell table:formula="of:=[.A74]+0.05" office:value-type="float" office:value="3.35" calcext:value-type="float">
            <text:p>3,350</text:p>
          </table:table-cell>
          <table:table-cell table:formula="of:= [.$B$4] / ( 1+ ( ([.A75]-11.3) / -6.8 )^5.1 )" office:value-type="float" office:value="559.251233592761" calcext:value-type="float">
            <text:p>559,251</text:p>
          </table:table-cell>
          <table:table-cell table:formula="of:= ( -60*[.A75] + 500 ) * 0.75" office:value-type="float" office:value="224.25" calcext:value-type="float">
            <text:p>224,3</text:p>
          </table:table-cell>
          <table:table-cell table:number-columns-repeated="4"/>
        </table:table-row>
        <table:table-row table:style-name="ro1">
          <table:table-cell table:formula="of:=[.A75]+0.05" office:value-type="float" office:value="3.4" calcext:value-type="float">
            <text:p>3,400</text:p>
          </table:table-cell>
          <table:table-cell table:formula="of:= [.$B$4] / ( 1+ ( ([.A76]-11.3) / -6.8 )^5.1 )" office:value-type="float" office:value="571.730136973624" calcext:value-type="float">
            <text:p>571,730</text:p>
          </table:table-cell>
          <table:table-cell table:formula="of:= ( -60*[.A76] + 500 ) * 0.75" office:value-type="float" office:value="222" calcext:value-type="float">
            <text:p>222,0</text:p>
          </table:table-cell>
          <table:table-cell table:number-columns-repeated="4"/>
        </table:table-row>
        <table:table-row table:style-name="ro1">
          <table:table-cell table:formula="of:=[.A76]+0.05" office:value-type="float" office:value="3.45" calcext:value-type="float">
            <text:p>3,450</text:p>
          </table:table-cell>
          <table:table-cell table:formula="of:= [.$B$4] / ( 1+ ( ([.A77]-11.3) / -6.8 )^5.1 )" office:value-type="float" office:value="584.436977203849" calcext:value-type="float">
            <text:p>584,437</text:p>
          </table:table-cell>
          <table:table-cell table:formula="of:= ( -60*[.A77] + 500 ) * 0.75" office:value-type="float" office:value="219.75" calcext:value-type="float">
            <text:p>219,8</text:p>
          </table:table-cell>
          <table:table-cell table:number-columns-repeated="4"/>
        </table:table-row>
        <table:table-row table:style-name="ro1">
          <table:table-cell table:formula="of:=[.A77]+0.05" office:value-type="float" office:value="3.5" calcext:value-type="float">
            <text:p>3,500</text:p>
          </table:table-cell>
          <table:table-cell table:formula="of:= [.$B$4] / ( 1+ ( ([.A78]-11.3) / -6.8 )^5.1 )" office:value-type="float" office:value="597.371475790959" calcext:value-type="float">
            <text:p>597,371</text:p>
          </table:table-cell>
          <table:table-cell table:formula="of:= ( -60*[.A78] + 500 ) * 0.75" office:value-type="float" office:value="217.5" calcext:value-type="float">
            <text:p>217,5</text:p>
          </table:table-cell>
          <table:table-cell table:number-columns-repeated="4"/>
        </table:table-row>
        <table:table-row table:style-name="ro1">
          <table:table-cell table:formula="of:=[.A78]+0.05" office:value-type="float" office:value="3.55" calcext:value-type="float">
            <text:p>3,550</text:p>
          </table:table-cell>
          <table:table-cell table:formula="of:= [.$B$4] / ( 1+ ( ([.A79]-11.3) / -6.8 )^5.1 )" office:value-type="float" office:value="610.533024784249" calcext:value-type="float">
            <text:p>610,533</text:p>
          </table:table-cell>
          <table:table-cell table:formula="of:= ( -60*[.A79] + 500 ) * 0.75" office:value-type="float" office:value="215.25" calcext:value-type="float">
            <text:p>215,3</text:p>
          </table:table-cell>
          <table:table-cell table:number-columns-repeated="4"/>
        </table:table-row>
        <table:table-row table:style-name="ro1">
          <table:table-cell table:formula="of:=[.A79]+0.05" office:value-type="float" office:value="3.6" calcext:value-type="float">
            <text:p>3,600</text:p>
          </table:table-cell>
          <table:table-cell table:formula="of:= [.$B$4] / ( 1+ ( ([.A80]-11.3) / -6.8 )^5.1 )" office:value-type="float" office:value="623.92066989135" calcext:value-type="float">
            <text:p>623,921</text:p>
          </table:table-cell>
          <table:table-cell table:formula="of:= ( -60*[.A80] + 500 ) * 0.75" office:value-type="float" office:value="213" calcext:value-type="float">
            <text:p>213,0</text:p>
          </table:table-cell>
          <table:table-cell table:number-columns-repeated="4"/>
        </table:table-row>
        <table:table-row table:style-name="ro1">
          <table:table-cell table:formula="of:=[.A80]+0.05" office:value-type="float" office:value="3.64999999999999" calcext:value-type="float">
            <text:p>3,650</text:p>
          </table:table-cell>
          <table:table-cell table:formula="of:= [.$B$4] / ( 1+ ( ([.A81]-11.3) / -6.8 )^5.1 )" office:value-type="float" office:value="637.533093756952" calcext:value-type="float">
            <text:p>637,533</text:p>
          </table:table-cell>
          <table:table-cell table:formula="of:= ( -60*[.A81] + 500 ) * 0.75" office:value-type="float" office:value="210.75" calcext:value-type="float">
            <text:p>210,8</text:p>
          </table:table-cell>
          <table:table-cell table:number-columns-repeated="4"/>
        </table:table-row>
        <table:table-row table:style-name="ro1">
          <table:table-cell table:formula="of:=[.A81]+0.05" office:value-type="float" office:value="3.69999999999999" calcext:value-type="float">
            <text:p>3,700</text:p>
          </table:table-cell>
          <table:table-cell table:formula="of:= [.$B$4] / ( 1+ ( ([.A82]-11.3) / -6.8 )^5.1 )" office:value-type="float" office:value="651.368599505826" calcext:value-type="float">
            <text:p>651,369</text:p>
          </table:table-cell>
          <table:table-cell table:formula="of:= ( -60*[.A82] + 500 ) * 0.75" office:value-type="float" office:value="208.5" calcext:value-type="float">
            <text:p>208,5</text:p>
          </table:table-cell>
          <table:table-cell table:number-columns-repeated="4"/>
        </table:table-row>
        <table:table-row table:style-name="ro1">
          <table:table-cell table:formula="of:=[.A82]+0.05" office:value-type="float" office:value="3.74999999999999" calcext:value-type="float">
            <text:p>3,750</text:p>
          </table:table-cell>
          <table:table-cell table:formula="of:= [.$B$4] / ( 1+ ( ([.A83]-11.3) / -6.8 )^5.1 )" office:value-type="float" office:value="665.425094659621" calcext:value-type="float">
            <text:p>665,425</text:p>
          </table:table-cell>
          <table:table-cell table:formula="of:= ( -60*[.A83] + 500 ) * 0.75" office:value-type="float" office:value="206.25" calcext:value-type="float">
            <text:p>206,3</text:p>
          </table:table-cell>
          <table:table-cell table:number-columns-repeated="4"/>
        </table:table-row>
        <table:table-row table:style-name="ro1">
          <table:table-cell table:formula="of:=[.A83]+0.05" office:value-type="float" office:value="3.79999999999999" calcext:value-type="float">
            <text:p>3,800</text:p>
          </table:table-cell>
          <table:table-cell table:formula="of:= [.$B$4] / ( 1+ ( ([.A84]-11.3) / -6.8 )^5.1 )" office:value-type="float" office:value="679.700075543982" calcext:value-type="float">
            <text:p>679,700</text:p>
          </table:table-cell>
          <table:table-cell table:formula="of:= ( -60*[.A84] + 500 ) * 0.75" office:value-type="float" office:value="204" calcext:value-type="float">
            <text:p>204,0</text:p>
          </table:table-cell>
          <table:table-cell table:number-columns-repeated="4"/>
        </table:table-row>
        <table:table-row table:style-name="ro1">
          <table:table-cell table:formula="of:=[.A84]+0.05" office:value-type="float" office:value="3.84999999999999" calcext:value-type="float">
            <text:p>3,850</text:p>
          </table:table-cell>
          <table:table-cell table:formula="of:= [.$B$4] / ( 1+ ( ([.A85]-11.3) / -6.8 )^5.1 )" office:value-type="float" office:value="694.190612309185" calcext:value-type="float">
            <text:p>694,191</text:p>
          </table:table-cell>
          <table:table-cell table:formula="of:= ( -60*[.A85] + 500 ) * 0.75" office:value-type="float" office:value="201.75" calcext:value-type="float">
            <text:p>201,8</text:p>
          </table:table-cell>
          <table:table-cell table:number-columns-repeated="4"/>
        </table:table-row>
        <table:table-row table:style-name="ro1">
          <table:table-cell table:formula="of:=[.A85]+0.05" office:value-type="float" office:value="3.89999999999999" calcext:value-type="float">
            <text:p>3,900</text:p>
          </table:table-cell>
          <table:table-cell table:formula="of:= [.$B$4] / ( 1+ ( ([.A86]-11.3) / -6.8 )^5.1 )" office:value-type="float" office:value="708.893334693656" calcext:value-type="float">
            <text:p>708,893</text:p>
          </table:table-cell>
          <table:table-cell table:formula="of:= ( -60*[.A86] + 500 ) * 0.75" office:value-type="float" office:value="199.5" calcext:value-type="float">
            <text:p>199,5</text:p>
          </table:table-cell>
          <table:table-cell table:number-columns-repeated="4"/>
        </table:table-row>
        <table:table-row table:style-name="ro1">
          <table:table-cell table:formula="of:=[.A86]+0.05" office:value-type="float" office:value="3.94999999999999" calcext:value-type="float">
            <text:p>3,950</text:p>
          </table:table-cell>
          <table:table-cell table:formula="of:= [.$B$4] / ( 1+ ( ([.A87]-11.3) / -6.8 )^5.1 )" office:value-type="float" office:value="723.804418665215" calcext:value-type="float">
            <text:p>723,804</text:p>
          </table:table-cell>
          <table:table-cell table:formula="of:= ( -60*[.A87] + 500 ) * 0.75" office:value-type="float" office:value="197.25" calcext:value-type="float">
            <text:p>197,3</text:p>
          </table:table-cell>
          <table:table-cell table:number-columns-repeated="4"/>
        </table:table-row>
        <table:table-row table:style-name="ro1">
          <table:table-cell table:formula="of:=[.A87]+0.05" office:value-type="float" office:value="3.99999999999999" calcext:value-type="float">
            <text:p>4,000</text:p>
          </table:table-cell>
          <table:table-cell table:formula="of:= [.$B$4] / ( 1+ ( ([.A88]-11.3) / -6.8 )^5.1 )" office:value-type="float" office:value="738.919574079633" calcext:value-type="float">
            <text:p>738,920</text:p>
          </table:table-cell>
          <table:table-cell table:formula="of:= ( -60*[.A88] + 500 ) * 0.75" office:value-type="float" office:value="195" calcext:value-type="float">
            <text:p>195,0</text:p>
          </table:table-cell>
          <table:table-cell table:number-columns-repeated="4"/>
        </table:table-row>
        <table:table-row table:style-name="ro1">
          <table:table-cell table:formula="of:=[.A88]+0.05" office:value-type="float" office:value="4.04999999999999" calcext:value-type="float">
            <text:p>4,050</text:p>
          </table:table-cell>
          <table:table-cell table:formula="of:= [.$B$4] / ( 1+ ( ([.A89]-11.3) / -6.8 )^5.1 )" office:value-type="float" office:value="754.234033499866" calcext:value-type="float">
            <text:p>754,234</text:p>
          </table:table-cell>
          <table:table-cell table:formula="of:= ( -60*[.A89] + 500 ) * 0.75" office:value-type="float" office:value="192.75" calcext:value-type="float">
            <text:p>192,8</text:p>
          </table:table-cell>
          <table:table-cell table:number-columns-repeated="4"/>
        </table:table-row>
        <table:table-row table:style-name="ro1">
          <table:table-cell table:formula="of:=[.A89]+0.05" office:value-type="float" office:value="4.09999999999999" calcext:value-type="float">
            <text:p>4,100</text:p>
          </table:table-cell>
          <table:table-cell table:formula="of:= [.$B$4] / ( 1+ ( ([.A90]-11.3) / -6.8 )^5.1 )" office:value-type="float" office:value="769.742542322053" calcext:value-type="float">
            <text:p>769,743</text:p>
          </table:table-cell>
          <table:table-cell table:formula="of:= ( -60*[.A90] + 500 ) * 0.75" office:value-type="float" office:value="190.5" calcext:value-type="float">
            <text:p>190,5</text:p>
          </table:table-cell>
          <table:table-cell table:number-columns-repeated="4"/>
        </table:table-row>
        <table:table-row table:style-name="ro1">
          <table:table-cell table:formula="of:=[.A90]+0.05" office:value-type="float" office:value="4.14999999999999" calcext:value-type="float">
            <text:p>4,150</text:p>
          </table:table-cell>
          <table:table-cell table:formula="of:= [.$B$4] / ( 1+ ( ([.A91]-11.3) / -6.8 )^5.1 )" office:value-type="float" office:value="785.439350355889" calcext:value-type="float">
            <text:p>785,439</text:p>
          </table:table-cell>
          <table:table-cell table:formula="of:= ( -60*[.A91] + 500 ) * 0.75" office:value-type="float" office:value="188.25" calcext:value-type="float">
            <text:p>188,3</text:p>
          </table:table-cell>
          <table:table-cell table:number-columns-repeated="4"/>
        </table:table-row>
        <table:table-row table:style-name="ro1">
          <table:table-cell table:formula="of:=[.A91]+0.05" office:value-type="float" office:value="4.19999999999999" calcext:value-type="float">
            <text:p>4,200</text:p>
          </table:table-cell>
          <table:table-cell table:formula="of:= [.$B$4] / ( 1+ ( ([.A92]-11.3) / -6.8 )^5.1 )" office:value-type="float" office:value="801.31820500713" calcext:value-type="float">
            <text:p>801,318</text:p>
          </table:table-cell>
          <table:table-cell table:formula="of:= ( -60*[.A92] + 500 ) * 0.75" office:value-type="float" office:value="186" calcext:value-type="float">
            <text:p>186,0</text:p>
          </table:table-cell>
          <table:table-cell table:number-columns-repeated="4"/>
        </table:table-row>
        <table:table-row table:style-name="ro1">
          <table:table-cell table:formula="of:=[.A92]+0.05" office:value-type="float" office:value="4.24999999999999" calcext:value-type="float">
            <text:p>4,250</text:p>
          </table:table-cell>
          <table:table-cell table:formula="of:= [.$B$4] / ( 1+ ( ([.A93]-11.3) / -6.8 )^5.1 )" office:value-type="float" office:value="817.372346208647" calcext:value-type="float">
            <text:p>817,372</text:p>
          </table:table-cell>
          <table:table-cell table:formula="of:= ( -60*[.A93] + 500 ) * 0.75" office:value-type="float" office:value="183.75" calcext:value-type="float">
            <text:p>183,8</text:p>
          </table:table-cell>
          <table:table-cell table:number-columns-repeated="4"/>
        </table:table-row>
        <table:table-row table:style-name="ro1">
          <table:table-cell table:formula="of:=[.A93]+0.05" office:value-type="float" office:value="4.29999999999999" calcext:value-type="float">
            <text:p>4,300</text:p>
          </table:table-cell>
          <table:table-cell table:formula="of:= [.$B$4] / ( 1+ ( ([.A94]-11.3) / -6.8 )^5.1 )" office:value-type="float" office:value="833.594503243516" calcext:value-type="float">
            <text:p>833,595</text:p>
          </table:table-cell>
          <table:table-cell table:formula="of:= ( -60*[.A94] + 500 ) * 0.75" office:value-type="float" office:value="181.5" calcext:value-type="float">
            <text:p>181,5</text:p>
          </table:table-cell>
          <table:table-cell table:number-columns-repeated="4"/>
        </table:table-row>
        <table:table-row table:style-name="ro1">
          <table:table-cell table:formula="of:=[.A94]+0.05" office:value-type="float" office:value="4.34999999999999" calcext:value-type="float">
            <text:p>4,350</text:p>
          </table:table-cell>
          <table:table-cell table:formula="of:= [.$B$4] / ( 1+ ( ([.A95]-11.3) / -6.8 )^5.1 )" office:value-type="float" office:value="849.976893598912" calcext:value-type="float">
            <text:p>849,977</text:p>
          </table:table-cell>
          <table:table-cell table:formula="of:= ( -60*[.A95] + 500 ) * 0.75" office:value-type="float" office:value="179.25" calcext:value-type="float">
            <text:p>179,3</text:p>
          </table:table-cell>
          <table:table-cell table:number-columns-repeated="4"/>
        </table:table-row>
        <table:table-row table:style-name="ro1">
          <table:table-cell table:formula="of:=[.A95]+0.05" office:value-type="float" office:value="4.39999999999999" calcext:value-type="float">
            <text:p>4,400</text:p>
          </table:table-cell>
          <table:table-cell table:formula="of:= [.$B$4] / ( 1+ ( ([.A96]-11.3) / -6.8 )^5.1 )" office:value-type="float" office:value="866.511223983093" calcext:value-type="float">
            <text:p>866,511</text:p>
          </table:table-cell>
          <table:table-cell table:formula="of:= ( -60*[.A96] + 500 ) * 0.75" office:value-type="float" office:value="177" calcext:value-type="float">
            <text:p>177,0</text:p>
          </table:table-cell>
          <table:table-cell table:number-columns-repeated="4"/>
        </table:table-row>
        <table:table-row table:style-name="ro1">
          <table:table-cell table:formula="of:=[.A96]+0.05" office:value-type="float" office:value="4.44999999999999" calcext:value-type="float">
            <text:p>4,450</text:p>
          </table:table-cell>
          <table:table-cell table:formula="of:= [.$B$4] / ( 1+ ( ([.A97]-11.3) / -6.8 )^5.1 )" office:value-type="float" office:value="883.188693629299" calcext:value-type="float">
            <text:p>883,189</text:p>
          </table:table-cell>
          <table:table-cell table:formula="of:= ( -60*[.A97] + 500 ) * 0.75" office:value-type="float" office:value="174.75" calcext:value-type="float">
            <text:p>174,8</text:p>
          </table:table-cell>
          <table:table-cell table:number-columns-repeated="4"/>
        </table:table-row>
        <table:table-row table:style-name="ro1">
          <table:table-cell table:formula="of:=[.A97]+0.05" office:value-type="float" office:value="4.49999999999999" calcext:value-type="float">
            <text:p>4,500</text:p>
          </table:table-cell>
          <table:table-cell table:formula="of:= [.$B$4] / ( 1+ ( ([.A98]-11.3) / -6.8 )^5.1 )" office:value-type="float" office:value="899.999999999997" calcext:value-type="float">
            <text:p>900,000</text:p>
          </table:table-cell>
          <table:table-cell table:formula="of:= ( -60*[.A98] + 500 ) * 0.75" office:value-type="float" office:value="172.5" calcext:value-type="float">
            <text:p>172,5</text:p>
          </table:table-cell>
          <table:table-cell table:number-columns-repeated="4"/>
        </table:table-row>
        <table:table-row table:style-name="ro1">
          <table:table-cell table:formula="of:=[.A98]+0.05" office:value-type="float" office:value="4.54999999999999" calcext:value-type="float">
            <text:p>4,550</text:p>
          </table:table-cell>
          <table:table-cell table:formula="of:= [.$B$4] / ( 1+ ( ([.A99]-11.3) / -6.8 )^5.1 )" office:value-type="float" office:value="916.935346992521" calcext:value-type="float">
            <text:p>916,935</text:p>
          </table:table-cell>
          <table:table-cell table:formula="of:= ( -60*[.A99] + 500 ) * 0.75" office:value-type="float" office:value="170.25" calcext:value-type="float">
            <text:p>170,3</text:p>
          </table:table-cell>
          <table:table-cell table:number-columns-repeated="4"/>
        </table:table-row>
        <table:table-row table:style-name="ro1">
          <table:table-cell table:formula="of:=[.A99]+0.05" office:value-type="float" office:value="4.59999999999999" calcext:value-type="float">
            <text:p>4,600</text:p>
          </table:table-cell>
          <table:table-cell table:formula="of:= [.$B$4] / ( 1+ ( ([.A100]-11.3) / -6.8 )^5.1 )" office:value-type="float" office:value="933.984455732711" calcext:value-type="float">
            <text:p>933,984</text:p>
          </table:table-cell>
          <table:table-cell table:formula="of:= ( -60*[.A100] + 500 ) * 0.75" office:value-type="float" office:value="168" calcext:value-type="float">
            <text:p>168,0</text:p>
          </table:table-cell>
          <table:table-cell table:number-columns-repeated="4"/>
        </table:table-row>
        <table:table-row table:style-name="ro1">
          <table:table-cell table:formula="of:=[.A100]+0.05" office:value-type="float" office:value="4.64999999999999" calcext:value-type="float">
            <text:p>4,650</text:p>
          </table:table-cell>
          <table:table-cell table:formula="of:= [.$B$4] / ( 1+ ( ([.A101]-11.3) / -6.8 )^5.1 )" office:value-type="float" office:value="951.136578026816" calcext:value-type="float">
            <text:p>951,137</text:p>
          </table:table-cell>
          <table:table-cell table:formula="of:= ( -60*[.A101] + 500 ) * 0.75" office:value-type="float" office:value="165.75" calcext:value-type="float">
            <text:p>165,8</text:p>
          </table:table-cell>
          <table:table-cell table:number-columns-repeated="4"/>
        </table:table-row>
        <table:table-row table:style-name="ro1">
          <table:table-cell table:formula="of:=[.A101]+0.05" office:value-type="float" office:value="4.69999999999999" calcext:value-type="float">
            <text:p>4,700</text:p>
          </table:table-cell>
          <table:table-cell table:formula="of:= [.$B$4] / ( 1+ ( ([.A102]-11.3) / -6.8 )^5.1 )" office:value-type="float" office:value="968.38051252364" calcext:value-type="float">
            <text:p>968,381</text:p>
          </table:table-cell>
          <table:table-cell table:formula="of:= ( -60*[.A102] + 500 ) * 0.75" office:value-type="float" office:value="163.5" calcext:value-type="float">
            <text:p>163,5</text:p>
          </table:table-cell>
          <table:table-cell table:number-columns-repeated="4"/>
        </table:table-row>
        <table:table-row table:style-name="ro1">
          <table:table-cell table:formula="of:=[.A102]+0.05" office:value-type="float" office:value="4.74999999999999" calcext:value-type="float">
            <text:p>4,750</text:p>
          </table:table-cell>
          <table:table-cell table:formula="of:= [.$B$4] / ( 1+ ( ([.A103]-11.3) / -6.8 )^5.1 )" office:value-type="float" office:value="985.704623618832" calcext:value-type="float">
            <text:p>985,705</text:p>
          </table:table-cell>
          <table:table-cell table:formula="of:= ( -60*[.A103] + 500 ) * 0.75" office:value-type="float" office:value="161.25" calcext:value-type="float">
            <text:p>161,3</text:p>
          </table:table-cell>
          <table:table-cell table:number-columns-repeated="4"/>
        </table:table-row>
        <table:table-row table:style-name="ro1">
          <table:table-cell table:formula="of:=[.A103]+0.05" office:value-type="float" office:value="4.79999999999999" calcext:value-type="float">
            <text:p>4,800</text:p>
          </table:table-cell>
          <table:table-cell table:formula="of:= [.$B$4] / ( 1+ ( ([.A104]-11.3) / -6.8 )^5.1 )" office:value-type="float" office:value="1003.09686311151" calcext:value-type="float">
            <text:p>1003,097</text:p>
          </table:table-cell>
          <table:table-cell table:formula="of:= ( -60*[.A104] + 500 ) * 0.75" office:value-type="float" office:value="159" calcext:value-type="float">
            <text:p>159,0</text:p>
          </table:table-cell>
          <table:table-cell table:number-columns-repeated="4"/>
        </table:table-row>
        <table:table-row table:style-name="ro1">
          <table:table-cell table:formula="of:=[.A104]+0.05" office:value-type="float" office:value="4.84999999999999" calcext:value-type="float">
            <text:p>4,850</text:p>
          </table:table-cell>
          <table:table-cell table:formula="of:= [.$B$4] / ( 1+ ( ([.A105]-11.3) / -6.8 )^5.1 )" office:value-type="float" office:value="1020.54479460022" calcext:value-type="float">
            <text:p>1020,545</text:p>
          </table:table-cell>
          <table:table-cell table:formula="of:= ( -60*[.A105] + 500 ) * 0.75" office:value-type="float" office:value="156.75" calcext:value-type="float">
            <text:p>156,8</text:p>
          </table:table-cell>
          <table:table-cell table:number-columns-repeated="4"/>
        </table:table-row>
        <table:table-row table:style-name="ro1">
          <table:table-cell table:formula="of:=[.A105]+0.05" office:value-type="float" office:value="4.89999999999999" calcext:value-type="float">
            <text:p>4,900</text:p>
          </table:table-cell>
          <table:table-cell table:formula="of:= [.$B$4] / ( 1+ ( ([.A106]-11.3) / -6.8 )^5.1 )" office:value-type="float" office:value="1038.03562058077" calcext:value-type="float">
            <text:p>1038,036</text:p>
          </table:table-cell>
          <table:table-cell table:formula="of:= ( -60*[.A106] + 500 ) * 0.75" office:value-type="float" office:value="154.5" calcext:value-type="float">
            <text:p>154,5</text:p>
          </table:table-cell>
          <table:table-cell table:number-columns-repeated="4"/>
        </table:table-row>
        <table:table-row table:style-name="ro1">
          <table:table-cell table:formula="of:=[.A106]+0.05" office:value-type="float" office:value="4.94999999999999" calcext:value-type="float">
            <text:p>4,950</text:p>
          </table:table-cell>
          <table:table-cell table:formula="of:= [.$B$4] / ( 1+ ( ([.A107]-11.3) / -6.8 )^5.1 )" office:value-type="float" office:value="1055.55621218313" calcext:value-type="float">
            <text:p>1055,556</text:p>
          </table:table-cell>
          <table:table-cell table:formula="of:= ( -60*[.A107] + 500 ) * 0.75" office:value-type="float" office:value="152.25" calcext:value-type="float">
            <text:p>152,3</text:p>
          </table:table-cell>
          <table:table-cell table:number-columns-repeated="4"/>
        </table:table-row>
        <table:table-row table:style-name="ro1">
          <table:table-cell table:formula="of:=[.A107]+0.05" office:value-type="float" office:value="4.99999999999999" calcext:value-type="float">
            <text:p>5,000</text:p>
          </table:table-cell>
          <table:table-cell table:formula="of:= [.$B$4] / ( 1+ ( ([.A108]-11.3) / -6.8 )^5.1 )" office:value-type="float" office:value="1073.09314145842" calcext:value-type="float">
            <text:p>1073,093</text:p>
          </table:table-cell>
          <table:table-cell table:formula="of:= ( -60*[.A108] + 500 ) * 0.75" office:value-type="float" office:value="150" calcext:value-type="float">
            <text:p>150,0</text:p>
          </table:table-cell>
          <table:table-cell table:number-columns-repeated="4"/>
        </table:table-row>
        <table:table-row table:style-name="ro1">
          <table:table-cell table:formula="of:=[.A108]+0.05" office:value-type="float" office:value="5.04999999999999" calcext:value-type="float">
            <text:p>5,050</text:p>
          </table:table-cell>
          <table:table-cell table:formula="of:= [.$B$4] / ( 1+ ( ([.A109]-11.3) / -6.8 )^5.1 )" office:value-type="float" office:value="1090.63271610055" calcext:value-type="float">
            <text:p>1090,633</text:p>
          </table:table-cell>
          <table:table-cell table:formula="of:= ( -60*[.A109] + 500 ) * 0.75" office:value-type="float" office:value="147.75" calcext:value-type="float">
            <text:p>147,8</text:p>
          </table:table-cell>
          <table:table-cell table:number-columns-repeated="4"/>
        </table:table-row>
        <table:table-row table:style-name="ro1">
          <table:table-cell table:formula="of:=[.A109]+0.05" office:value-type="float" office:value="5.09999999999999" calcext:value-type="float">
            <text:p>5,100</text:p>
          </table:table-cell>
          <table:table-cell table:formula="of:= [.$B$4] / ( 1+ ( ([.A110]-11.3) / -6.8 )^5.1 )" office:value-type="float" office:value="1108.16101646063" calcext:value-type="float">
            <text:p>1108,161</text:p>
          </table:table-cell>
          <table:table-cell table:formula="of:= ( -60*[.A110] + 500 ) * 0.75" office:value-type="float" office:value="145.5" calcext:value-type="float">
            <text:p>145,5</text:p>
          </table:table-cell>
          <table:table-cell table:number-columns-repeated="4"/>
        </table:table-row>
        <table:table-row table:style-name="ro1">
          <table:table-cell table:formula="of:=[.A110]+0.05" office:value-type="float" office:value="5.14999999999999" calcext:value-type="float">
            <text:p>5,150</text:p>
          </table:table-cell>
          <table:table-cell table:formula="of:= [.$B$4] / ( 1+ ( ([.A111]-11.3) / -6.8 )^5.1 )" office:value-type="float" office:value="1125.66393468626" calcext:value-type="float">
            <text:p>1125,664</text:p>
          </table:table-cell>
          <table:table-cell table:formula="of:= ( -60*[.A111] + 500 ) * 0.75" office:value-type="float" office:value="143.25" calcext:value-type="float">
            <text:p>143,3</text:p>
          </table:table-cell>
          <table:table-cell table:number-columns-repeated="4"/>
        </table:table-row>
        <table:table-row table:style-name="ro1">
          <table:table-cell table:formula="of:=[.A111]+0.05" office:value-type="float" office:value="5.19999999999999" calcext:value-type="float">
            <text:p>5,200</text:p>
          </table:table-cell>
          <table:table-cell table:formula="of:= [.$B$4] / ( 1+ ( ([.A112]-11.3) / -6.8 )^5.1 )" office:value-type="float" office:value="1143.1272157922" calcext:value-type="float">
            <text:p>1143,127</text:p>
          </table:table-cell>
          <table:table-cell table:formula="of:= ( -60*[.A112] + 500 ) * 0.75" office:value-type="float" office:value="141" calcext:value-type="float">
            <text:p>141,0</text:p>
          </table:table-cell>
          <table:table-cell table:number-columns-repeated="4"/>
        </table:table-row>
        <table:table-row table:style-name="ro1">
          <table:table-cell table:formula="of:=[.A112]+0.05" office:value-type="float" office:value="5.24999999999999" calcext:value-type="float">
            <text:p>5,250</text:p>
          </table:table-cell>
          <table:table-cell table:formula="of:= [.$B$4] / ( 1+ ( ([.A113]-11.3) / -6.8 )^5.1 )" office:value-type="float" office:value="1160.53650044516" calcext:value-type="float">
            <text:p>1160,537</text:p>
          </table:table-cell>
          <table:table-cell table:formula="of:= ( -60*[.A113] + 500 ) * 0.75" office:value-type="float" office:value="138.75" calcext:value-type="float">
            <text:p>138,8</text:p>
          </table:table-cell>
          <table:table-cell table:number-columns-repeated="4"/>
        </table:table-row>
        <table:table-row table:style-name="ro1">
          <table:table-cell table:formula="of:=[.A113]+0.05" office:value-type="float" office:value="5.29999999999999" calcext:value-type="float">
            <text:p>5,300</text:p>
          </table:table-cell>
          <table:table-cell table:formula="of:= [.$B$4] / ( 1+ ( ([.A114]-11.3) / -6.8 )^5.1 )" office:value-type="float" office:value="1177.87736922248" calcext:value-type="float">
            <text:p>1177,877</text:p>
          </table:table-cell>
          <table:table-cell table:formula="of:= ( -60*[.A114] + 500 ) * 0.75" office:value-type="float" office:value="136.5" calcext:value-type="float">
            <text:p>136,5</text:p>
          </table:table-cell>
          <table:table-cell table:number-columns-repeated="4"/>
        </table:table-row>
        <table:table-row table:style-name="ro1">
          <table:table-cell table:formula="of:=[.A114]+0.05" office:value-type="float" office:value="5.34999999999999" calcext:value-type="float">
            <text:p>5,350</text:p>
          </table:table-cell>
          <table:table-cell table:formula="of:= [.$B$4] / ( 1+ ( ([.A115]-11.3) / -6.8 )^5.1 )" office:value-type="float" office:value="1195.135388084" calcext:value-type="float">
            <text:p>1195,135</text:p>
          </table:table-cell>
          <table:table-cell table:formula="of:= ( -60*[.A115] + 500 ) * 0.75" office:value-type="float" office:value="134.250000000001" calcext:value-type="float">
            <text:p>134,3</text:p>
          </table:table-cell>
          <table:table-cell table:number-columns-repeated="4"/>
        </table:table-row>
        <table:table-row table:style-name="ro1">
          <table:table-cell table:formula="of:=[.A115]+0.05" office:value-type="float" office:value="5.39999999999999" calcext:value-type="float">
            <text:p>5,400</text:p>
          </table:table-cell>
          <table:table-cell table:formula="of:= [.$B$4] / ( 1+ ( ([.A116]-11.3) / -6.8 )^5.1 )" office:value-type="float" office:value="1212.29615477813" calcext:value-type="float">
            <text:p>1212,296</text:p>
          </table:table-cell>
          <table:table-cell table:formula="of:= ( -60*[.A116] + 500 ) * 0.75" office:value-type="float" office:value="132.000000000001" calcext:value-type="float">
            <text:p>132,0</text:p>
          </table:table-cell>
          <table:table-cell table:number-columns-repeated="4"/>
        </table:table-row>
        <table:table-row table:style-name="ro1">
          <table:table-cell table:formula="of:=[.A116]+0.05" office:value-type="float" office:value="5.44999999999999" calcext:value-type="float">
            <text:p>5,450</text:p>
          </table:table-cell>
          <table:table-cell table:formula="of:= [.$B$4] / ( 1+ ( ([.A117]-11.3) / -6.8 )^5.1 )" office:value-type="float" office:value="1229.34534588739" calcext:value-type="float">
            <text:p>1229,345</text:p>
          </table:table-cell>
          <table:table-cell table:formula="of:= ( -60*[.A117] + 500 ) * 0.75" office:value-type="float" office:value="129.750000000001" calcext:value-type="float">
            <text:p>129,8</text:p>
          </table:table-cell>
          <table:table-cell table:number-columns-repeated="4"/>
        </table:table-row>
        <table:table-row table:style-name="ro1">
          <table:table-cell table:formula="of:=[.A117]+0.05" office:value-type="float" office:value="5.49999999999999" calcext:value-type="float">
            <text:p>5,500</text:p>
          </table:table-cell>
          <table:table-cell table:formula="of:= [.$B$4] / ( 1+ ( ([.A118]-11.3) / -6.8 )^5.1 )" office:value-type="float" office:value="1246.26876420607" calcext:value-type="float">
            <text:p>1246,269</text:p>
          </table:table-cell>
          <table:table-cell table:formula="of:= ( -60*[.A118] + 500 ) * 0.75" office:value-type="float" office:value="127.500000000001" calcext:value-type="float">
            <text:p>127,5</text:p>
          </table:table-cell>
          <table:table-cell table:number-columns-repeated="4"/>
        </table:table-row>
        <table:table-row table:style-name="ro1">
          <table:table-cell table:formula="of:=[.A118]+0.05" office:value-type="float" office:value="5.54999999999999" calcext:value-type="float">
            <text:p>5,550</text:p>
          </table:table-cell>
          <table:table-cell table:formula="of:= [.$B$4] / ( 1+ ( ([.A119]-11.3) / -6.8 )^5.1 )" office:value-type="float" office:value="1263.05238613334" calcext:value-type="float">
            <text:p>1263,052</text:p>
          </table:table-cell>
          <table:table-cell table:formula="of:= ( -60*[.A119] + 500 ) * 0.75" office:value-type="float" office:value="125.250000000001" calcext:value-type="float">
            <text:p>125,3</text:p>
          </table:table-cell>
          <table:table-cell table:number-columns-repeated="4"/>
        </table:table-row>
        <table:table-row table:style-name="ro1">
          <table:table-cell table:formula="of:=[.A119]+0.05" office:value-type="float" office:value="5.59999999999999" calcext:value-type="float">
            <text:p>5,600</text:p>
          </table:table-cell>
          <table:table-cell table:formula="of:= [.$B$4] / ( 1+ ( ([.A120]-11.3) / -6.8 )^5.1 )" office:value-type="float" office:value="1279.68240875914" calcext:value-type="float">
            <text:p>1279,682</text:p>
          </table:table-cell>
          <table:table-cell table:formula="of:= ( -60*[.A120] + 500 ) * 0.75" office:value-type="float" office:value="123.000000000001" calcext:value-type="float">
            <text:p>123,0</text:p>
          </table:table-cell>
          <table:table-cell table:number-columns-repeated="4"/>
        </table:table-row>
        <table:table-row table:style-name="ro1">
          <table:table-cell table:formula="of:=[.A120]+0.05" office:value-type="float" office:value="5.64999999999999" calcext:value-type="float">
            <text:p>5,650</text:p>
          </table:table-cell>
          <table:table-cell table:formula="of:= [.$B$4] / ( 1+ ( ([.A121]-11.3) / -6.8 )^5.1 )" office:value-type="float" office:value="1296.14529631795" calcext:value-type="float">
            <text:p>1296,145</text:p>
          </table:table-cell>
          <table:table-cell table:formula="of:= ( -60*[.A121] + 500 ) * 0.75" office:value-type="float" office:value="120.750000000001" calcext:value-type="float">
            <text:p>120,8</text:p>
          </table:table-cell>
          <table:table-cell table:number-columns-repeated="4"/>
        </table:table-row>
        <table:table-row table:style-name="ro1">
          <table:table-cell table:formula="of:=[.A121]+0.05" office:value-type="float" office:value="5.69999999999999" calcext:value-type="float">
            <text:p>5,700</text:p>
          </table:table-cell>
          <table:table-cell table:formula="of:= [.$B$4] / ( 1+ ( ([.A122]-11.3) / -6.8 )^5.1 )" office:value-type="float" office:value="1312.4278256871" calcext:value-type="float">
            <text:p>1312,428</text:p>
          </table:table-cell>
          <table:table-cell table:formula="of:= ( -60*[.A122] + 500 ) * 0.75" office:value-type="float" office:value="118.500000000001" calcext:value-type="float">
            <text:p>118,5</text:p>
          </table:table-cell>
          <table:table-cell table:number-columns-repeated="4"/>
        </table:table-row>
        <table:table-row table:style-name="ro1">
          <table:table-cell table:formula="of:=[.A122]+0.05" office:value-type="float" office:value="5.74999999999999" calcext:value-type="float">
            <text:p>5,750</text:p>
          </table:table-cell>
          <table:table-cell table:formula="of:= [.$B$4] / ( 1+ ( ([.A123]-11.3) / -6.8 )^5.1 )" office:value-type="float" office:value="1328.51713061146" calcext:value-type="float">
            <text:p>1328,517</text:p>
          </table:table-cell>
          <table:table-cell table:formula="of:= ( -60*[.A123] + 500 ) * 0.75" office:value-type="float" office:value="116.250000000001" calcext:value-type="float">
            <text:p>116,3</text:p>
          </table:table-cell>
          <table:table-cell table:number-columns-repeated="4"/>
        </table:table-row>
        <table:table-row table:style-name="ro1">
          <table:table-cell table:formula="of:=[.A123]+0.05" office:value-type="float" office:value="5.79999999999999" calcext:value-type="float">
            <text:p>5,800</text:p>
          </table:table-cell>
          <table:table-cell table:formula="of:= [.$B$4] / ( 1+ ( ([.A124]-11.3) / -6.8 )^5.1 )" office:value-type="float" office:value="1344.40074434548" calcext:value-type="float">
            <text:p>1344,401</text:p>
          </table:table-cell>
          <table:table-cell table:formula="of:= ( -60*[.A124] + 500 ) * 0.75" office:value-type="float" office:value="114.000000000001" calcext:value-type="float">
            <text:p>114,0</text:p>
          </table:table-cell>
          <table:table-cell table:number-columns-repeated="4"/>
        </table:table-row>
        <table:table-row table:style-name="ro1">
          <table:table-cell table:formula="of:=[.A124]+0.05" office:value-type="float" office:value="5.84999999999999" calcext:value-type="float">
            <text:p>5,850</text:p>
          </table:table-cell>
          <table:table-cell table:formula="of:= [.$B$4] / ( 1+ ( ([.A125]-11.3) / -6.8 )^5.1 )" office:value-type="float" office:value="1360.06664041619" calcext:value-type="float">
            <text:p>1360,067</text:p>
          </table:table-cell>
          <table:table-cell table:formula="of:= ( -60*[.A125] + 500 ) * 0.75" office:value-type="float" office:value="111.750000000001" calcext:value-type="float">
            <text:p>111,8</text:p>
          </table:table-cell>
          <table:table-cell table:number-columns-repeated="4"/>
        </table:table-row>
        <table:table-row table:style-name="ro1">
          <table:table-cell table:formula="of:=[.A125]+0.05" office:value-type="float" office:value="5.89999999999999" calcext:value-type="float">
            <text:p>5,900</text:p>
          </table:table-cell>
          <table:table-cell table:formula="of:= [.$B$4] / ( 1+ ( ([.A126]-11.3) / -6.8 )^5.1 )" office:value-type="float" office:value="1375.50327122706" calcext:value-type="float">
            <text:p>1375,503</text:p>
          </table:table-cell>
          <table:table-cell table:formula="of:= ( -60*[.A126] + 500 ) * 0.75" office:value-type="float" office:value="109.500000000001" calcext:value-type="float">
            <text:p>109,5</text:p>
          </table:table-cell>
          <table:table-cell table:number-columns-repeated="4"/>
        </table:table-row>
        <table:table-row table:style-name="ro1">
          <table:table-cell table:formula="of:=[.A126]+0.05" office:value-type="float" office:value="5.94999999999999" calcext:value-type="float">
            <text:p>5,950</text:p>
          </table:table-cell>
          <table:table-cell table:formula="of:= [.$B$4] / ( 1+ ( ([.A127]-11.3) / -6.8 )^5.1 )" office:value-type="float" office:value="1390.69960424213" calcext:value-type="float">
            <text:p>1390,700</text:p>
          </table:table-cell>
          <table:table-cell table:formula="of:= ( -60*[.A127] + 500 ) * 0.75" office:value-type="float" office:value="107.250000000001" calcext:value-type="float">
            <text:p>107,3</text:p>
          </table:table-cell>
          <table:table-cell table:number-columns-repeated="4"/>
        </table:table-row>
        <table:table-row table:style-name="ro1">
          <table:table-cell table:formula="of:=[.A127]+0.05" office:value-type="float" office:value="5.99999999999999" calcext:value-type="float">
            <text:p>6,000</text:p>
          </table:table-cell>
          <table:table-cell table:formula="of:= [.$B$4] / ( 1+ ( ([.A128]-11.3) / -6.8 )^5.1 )" office:value-type="float" office:value="1405.64515551217" calcext:value-type="float">
            <text:p>1405,645</text:p>
          </table:table-cell>
          <table:table-cell table:formula="of:= ( -60*[.A128] + 500 ) * 0.75" office:value-type="float" office:value="105.000000000001" calcext:value-type="float">
            <text:p>105,0</text:p>
          </table:table-cell>
          <table:table-cell table:number-columns-repeated="4"/>
        </table:table-row>
        <table:table-row table:style-name="ro1">
          <table:table-cell table:formula="of:=[.A128]+0.05" office:value-type="float" office:value="6.04999999999999" calcext:value-type="float">
            <text:p>6,050</text:p>
          </table:table-cell>
          <table:table-cell table:formula="of:= [.$B$4] / ( 1+ ( ([.A129]-11.3) / -6.8 )^5.1 )" office:value-type="float" office:value="1420.33002033002" calcext:value-type="float">
            <text:p>1420,330</text:p>
          </table:table-cell>
          <table:table-cell table:formula="of:= ( -60*[.A129] + 500 ) * 0.75" office:value-type="float" office:value="102.750000000001" calcext:value-type="float">
            <text:p>102,8</text:p>
          </table:table-cell>
          <table:table-cell table:number-columns-repeated="4"/>
        </table:table-row>
        <table:table-row table:style-name="ro1">
          <table:table-cell table:formula="of:=[.A129]+0.05" office:value-type="float" office:value="6.09999999999999" calcext:value-type="float">
            <text:p>6,100</text:p>
          </table:table-cell>
          <table:table-cell table:formula="of:= [.$B$4] / ( 1+ ( ([.A130]-11.3) / -6.8 )^5.1 )" office:value-type="float" office:value="1434.74490082953" calcext:value-type="float">
            <text:p>1434,745</text:p>
          </table:table-cell>
          <table:table-cell table:formula="of:= ( -60*[.A130] + 500 ) * 0.75" office:value-type="float" office:value="100.500000000001" calcext:value-type="float">
            <text:p>100,5</text:p>
          </table:table-cell>
          <table:table-cell table:number-columns-repeated="4"/>
        </table:table-row>
        <table:table-row table:style-name="ro1">
          <table:table-cell table:formula="of:=[.A130]+0.05" office:value-type="float" office:value="6.14999999999999" calcext:value-type="float">
            <text:p>6,150</text:p>
          </table:table-cell>
          <table:table-cell table:formula="of:= [.$B$4] / ( 1+ ( ([.A131]-11.3) / -6.8 )^5.1 )" office:value-type="float" office:value="1448.88113037189" calcext:value-type="float">
            <text:p>1448,881</text:p>
          </table:table-cell>
          <table:table-cell table:formula="of:= ( -60*[.A131] + 500 ) * 0.75" office:value-type="float" office:value="98.2500000000006" calcext:value-type="float">
            <text:p>98,3</text:p>
          </table:table-cell>
          <table:table-cell table:number-columns-repeated="4"/>
        </table:table-row>
        <table:table-row table:style-name="ro1">
          <table:table-cell table:formula="of:=[.A131]+0.05" office:value-type="float" office:value="6.19999999999999" calcext:value-type="float">
            <text:p>6,200</text:p>
          </table:table-cell>
          <table:table-cell table:formula="of:= [.$B$4] / ( 1+ ( ([.A132]-11.3) / -6.8 )^5.1 )" office:value-type="float" office:value="1462.73069459386" calcext:value-type="float">
            <text:p>1462,731</text:p>
          </table:table-cell>
          <table:table-cell table:formula="of:= ( -60*[.A132] + 500 ) * 0.75" office:value-type="float" office:value="96.0000000000006" calcext:value-type="float">
            <text:p>96,0</text:p>
          </table:table-cell>
          <table:table-cell table:number-columns-repeated="4"/>
        </table:table-row>
        <table:table-row table:style-name="ro1">
          <table:table-cell table:formula="of:=[.A132]+0.05" office:value-type="float" office:value="6.24999999999999" calcext:value-type="float">
            <text:p>6,250</text:p>
          </table:table-cell>
          <table:table-cell table:formula="of:= [.$B$4] / ( 1+ ( ([.A133]-11.3) / -6.8 )^5.1 )" office:value-type="float" office:value="1476.2862490242" calcext:value-type="float">
            <text:p>1476,286</text:p>
          </table:table-cell>
          <table:table-cell table:formula="of:= ( -60*[.A133] + 500 ) * 0.75" office:value-type="float" office:value="93.7500000000006" calcext:value-type="float">
            <text:p>93,8</text:p>
          </table:table-cell>
          <table:table-cell table:number-columns-repeated="4"/>
        </table:table-row>
        <table:table-row table:style-name="ro1">
          <table:table-cell table:formula="of:=[.A133]+0.05" office:value-type="float" office:value="6.29999999999999" calcext:value-type="float">
            <text:p>6,300</text:p>
          </table:table-cell>
          <table:table-cell table:formula="of:= [.$B$4] / ( 1+ ( ([.A134]-11.3) / -6.8 )^5.1 )" office:value-type="float" office:value="1489.54113320645" calcext:value-type="float">
            <text:p>1489,541</text:p>
          </table:table-cell>
          <table:table-cell table:formula="of:= ( -60*[.A134] + 500 ) * 0.75" office:value-type="float" office:value="91.5000000000006" calcext:value-type="float">
            <text:p>91,5</text:p>
          </table:table-cell>
          <table:table-cell table:number-columns-repeated="4"/>
        </table:table-row>
        <table:table-row table:style-name="ro1">
          <table:table-cell table:formula="of:=[.A134]+0.05" office:value-type="float" office:value="6.34999999999999" calcext:value-type="float">
            <text:p>6,350</text:p>
          </table:table-cell>
          <table:table-cell table:formula="of:= [.$B$4] / ( 1+ ( ([.A135]-11.3) / -6.8 )^5.1 )" office:value-type="float" office:value="1502.48938129886" calcext:value-type="float">
            <text:p>1502,489</text:p>
          </table:table-cell>
          <table:table-cell table:formula="of:= ( -60*[.A135] + 500 ) * 0.75" office:value-type="float" office:value="89.2500000000006" calcext:value-type="float">
            <text:p>89,3</text:p>
          </table:table-cell>
          <table:table-cell table:number-columns-repeated="4"/>
        </table:table-row>
        <table:table-row table:style-name="ro1">
          <table:table-cell table:formula="of:=[.A135]+0.05" office:value-type="float" office:value="6.39999999999999" calcext:value-type="float">
            <text:p>6,400</text:p>
          </table:table-cell>
          <table:table-cell table:formula="of:= [.$B$4] / ( 1+ ( ([.A136]-11.3) / -6.8 )^5.1 )" office:value-type="float" office:value="1515.12572915356" calcext:value-type="float">
            <text:p>1515,126</text:p>
          </table:table-cell>
          <table:table-cell table:formula="of:= ( -60*[.A136] + 500 ) * 0.75" office:value-type="float" office:value="87.0000000000007" calcext:value-type="float">
            <text:p>87,0</text:p>
          </table:table-cell>
          <table:table-cell table:number-columns-repeated="4"/>
        </table:table-row>
        <table:table-row table:style-name="ro1">
          <table:table-cell table:formula="of:=[.A136]+0.05" office:value-type="float" office:value="6.44999999999999" calcext:value-type="float">
            <text:p>6,450</text:p>
          </table:table-cell>
          <table:table-cell table:formula="of:= [.$B$4] / ( 1+ ( ([.A137]-11.3) / -6.8 )^5.1 )" office:value-type="float" office:value="1527.44561790831" calcext:value-type="float">
            <text:p>1527,446</text:p>
          </table:table-cell>
          <table:table-cell table:formula="of:= ( -60*[.A137] + 500 ) * 0.75" office:value-type="float" office:value="84.7500000000007" calcext:value-type="float">
            <text:p>84,8</text:p>
          </table:table-cell>
          <table:table-cell table:number-columns-repeated="4"/>
        </table:table-row>
        <table:table-row table:style-name="ro1">
          <table:table-cell table:formula="of:=[.A137]+0.05" office:value-type="float" office:value="6.49999999999999" calcext:value-type="float">
            <text:p>6,500</text:p>
          </table:table-cell>
          <table:table-cell table:formula="of:= [.$B$4] / ( 1+ ( ([.A138]-11.3) / -6.8 )^5.1 )" office:value-type="float" office:value="1539.44519415333" calcext:value-type="float">
            <text:p>1539,445</text:p>
          </table:table-cell>
          <table:table-cell table:formula="of:= ( -60*[.A138] + 500 ) * 0.75" office:value-type="float" office:value="82.5000000000007" calcext:value-type="float">
            <text:p>82,5</text:p>
          </table:table-cell>
          <table:table-cell table:number-columns-repeated="4"/>
        </table:table-row>
        <table:table-row table:style-name="ro1">
          <table:table-cell table:formula="of:=[.A138]+0.05" office:value-type="float" office:value="6.54999999999999" calcext:value-type="float">
            <text:p>6,550</text:p>
          </table:table-cell>
          <table:table-cell table:formula="of:= [.$B$4] / ( 1+ ( ([.A139]-11.3) / -6.8 )^5.1 )" office:value-type="float" office:value="1551.12130676419" calcext:value-type="float">
            <text:p>1551,121</text:p>
          </table:table-cell>
          <table:table-cell table:formula="of:= ( -60*[.A139] + 500 ) * 0.75" office:value-type="float" office:value="80.2500000000007" calcext:value-type="float">
            <text:p>80,3</text:p>
          </table:table-cell>
          <table:table-cell table:number-columns-repeated="4"/>
        </table:table-row>
        <table:table-row table:style-name="ro1">
          <table:table-cell table:formula="of:=[.A139]+0.05" office:value-type="float" office:value="6.59999999999998" calcext:value-type="float">
            <text:p>6,600</text:p>
          </table:table-cell>
          <table:table-cell table:formula="of:= [.$B$4] / ( 1+ ( ([.A140]-11.3) / -6.8 )^5.1 )" office:value-type="float" office:value="1562.47150051709" calcext:value-type="float">
            <text:p>1562,472</text:p>
          </table:table-cell>
          <table:table-cell table:formula="of:= ( -60*[.A140] + 500 ) * 0.75" office:value-type="float" office:value="78.0000000000007" calcext:value-type="float">
            <text:p>78,0</text:p>
          </table:table-cell>
          <table:table-cell table:number-columns-repeated="4"/>
        </table:table-row>
        <table:table-row table:style-name="ro1">
          <table:table-cell table:formula="of:=[.A140]+0.05" office:value-type="float" office:value="6.64999999999998" calcext:value-type="float">
            <text:p>6,650</text:p>
          </table:table-cell>
          <table:table-cell table:formula="of:= [.$B$4] / ( 1+ ( ([.A141]-11.3) / -6.8 )^5.1 )" office:value-type="float" office:value="1573.49400662695" calcext:value-type="float">
            <text:p>1573,494</text:p>
          </table:table-cell>
          <table:table-cell table:formula="of:= ( -60*[.A141] + 500 ) * 0.75" office:value-type="float" office:value="75.7500000000007" calcext:value-type="float">
            <text:p>75,8</text:p>
          </table:table-cell>
          <table:table-cell table:number-columns-repeated="4"/>
        </table:table-row>
        <table:table-row table:style-name="ro1">
          <table:table-cell table:formula="of:=[.A141]+0.05" office:value-type="float" office:value="6.69999999999998" calcext:value-type="float">
            <text:p>6,700</text:p>
          </table:table-cell>
          <table:table-cell table:formula="of:= [.$B$4] / ( 1+ ( ([.A142]-11.3) / -6.8 )^5.1 )" office:value-type="float" office:value="1584.18773036989" calcext:value-type="float">
            <text:p>1584,188</text:p>
          </table:table-cell>
          <table:table-cell table:formula="of:= ( -60*[.A142] + 500 ) * 0.75" office:value-type="float" office:value="73.5000000000007" calcext:value-type="float">
            <text:p>73,5</text:p>
          </table:table-cell>
          <table:table-cell table:number-columns-repeated="4"/>
        </table:table-row>
        <table:table-row table:style-name="ro1">
          <table:table-cell table:formula="of:=[.A142]+0.05" office:value-type="float" office:value="6.74999999999998" calcext:value-type="float">
            <text:p>6,750</text:p>
          </table:table-cell>
          <table:table-cell table:formula="of:= [.$B$4] / ( 1+ ( ([.A143]-11.3) / -6.8 )^5.1 )" office:value-type="float" office:value="1594.55223596999" calcext:value-type="float">
            <text:p>1594,552</text:p>
          </table:table-cell>
          <table:table-cell table:formula="of:= ( -60*[.A143] + 500 ) * 0.75" office:value-type="float" office:value="71.2500000000007" calcext:value-type="float">
            <text:p>71,3</text:p>
          </table:table-cell>
          <table:table-cell table:number-columns-repeated="4"/>
        </table:table-row>
        <table:table-row table:style-name="ro1">
          <table:table-cell table:formula="of:=[.A143]+0.05" office:value-type="float" office:value="6.79999999999998" calcext:value-type="float">
            <text:p>6,800</text:p>
          </table:table-cell>
          <table:table-cell table:formula="of:= [.$B$4] / ( 1+ ( ([.A144]-11.3) / -6.8 )^5.1 )" office:value-type="float" office:value="1604.58772894612" calcext:value-type="float">
            <text:p>1604,588</text:p>
          </table:table-cell>
          <table:table-cell table:formula="of:= ( -60*[.A144] + 500 ) * 0.75" office:value-type="float" office:value="69.0000000000007" calcext:value-type="float">
            <text:p>69,0</text:p>
          </table:table-cell>
          <table:table-cell table:number-columns-repeated="4"/>
        </table:table-row>
        <table:table-row table:style-name="ro1">
          <table:table-cell table:formula="of:=[.A144]+0.05" office:value-type="float" office:value="6.84999999999998" calcext:value-type="float">
            <text:p>6,850</text:p>
          </table:table-cell>
          <table:table-cell table:formula="of:= [.$B$4] / ( 1+ ( ([.A145]-11.3) / -6.8 )^5.1 )" office:value-type="float" office:value="1614.29503612768" calcext:value-type="float">
            <text:p>1614,295</text:p>
          </table:table-cell>
          <table:table-cell table:formula="of:= ( -60*[.A145] + 500 ) * 0.75" office:value-type="float" office:value="66.7500000000007" calcext:value-type="float">
            <text:p>66,8</text:p>
          </table:table-cell>
          <table:table-cell table:number-columns-repeated="4"/>
        </table:table-row>
        <table:table-row table:style-name="ro1">
          <table:table-cell table:formula="of:=[.A145]+0.05" office:value-type="float" office:value="6.89999999999998" calcext:value-type="float">
            <text:p>6,900</text:p>
          </table:table-cell>
          <table:table-cell table:formula="of:= [.$B$4] / ( 1+ ( ([.A146]-11.3) / -6.8 )^5.1 )" office:value-type="float" office:value="1623.6755835576" calcext:value-type="float">
            <text:p>1623,676</text:p>
          </table:table-cell>
          <table:table-cell table:formula="of:= ( -60*[.A146] + 500 ) * 0.75" office:value-type="float" office:value="64.5000000000007" calcext:value-type="float">
            <text:p>64,5</text:p>
          </table:table-cell>
          <table:table-cell table:number-columns-repeated="4"/>
        </table:table-row>
        <table:table-row table:style-name="ro1">
          <table:table-cell table:formula="of:=[.A146]+0.05" office:value-type="float" office:value="6.94999999999998" calcext:value-type="float">
            <text:p>6,950</text:p>
          </table:table-cell>
          <table:table-cell table:formula="of:= [.$B$4] / ( 1+ ( ([.A147]-11.3) / -6.8 )^5.1 )" office:value-type="float" office:value="1632.73137250873" calcext:value-type="float">
            <text:p>1632,731</text:p>
          </table:table-cell>
          <table:table-cell table:formula="of:= ( -60*[.A147] + 500 ) * 0.75" office:value-type="float" office:value="62.2500000000008" calcext:value-type="float">
            <text:p>62,3</text:p>
          </table:table-cell>
          <table:table-cell table:number-columns-repeated="4"/>
        </table:table-row>
        <table:table-row table:style-name="ro1">
          <table:table-cell table:formula="of:=[.A147]+0.05" office:value-type="float" office:value="6.99999999999998" calcext:value-type="float">
            <text:p>7,000</text:p>
          </table:table-cell>
          <table:table-cell table:formula="of:= [.$B$4] / ( 1+ ( ([.A148]-11.3) / -6.8 )^5.1 )" office:value-type="float" office:value="1641.46495384359" calcext:value-type="float">
            <text:p>1641,465</text:p>
          </table:table-cell>
          <table:table-cell table:formula="of:= ( -60*[.A148] + 500 ) * 0.75" office:value-type="float" office:value="60.0000000000008" calcext:value-type="float">
            <text:p>60,0</text:p>
          </table:table-cell>
          <table:table-cell table:number-columns-repeated="4"/>
        </table:table-row>
        <table:table-row table:style-name="ro1" table:number-rows-repeated="39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</table:table>
      <table:table table:name="NEU" table:style-name="ta1">
        <table:shapes>
          <draw:frame draw:z-index="0" draw:style-name="gr1" draw:text-style-name="P1" svg:width="222.47mm" svg:height="203.2mm" svg:x="86.45mm" svg:y="0.27mm">
            <draw:object draw:notify-on-update-of-ranges="NEU.A8:NEU.A1500 NEU.B7:NEU.B7 NEU.B8:NEU.B1500 NEU.A8:NEU.A1500 NEU.C7:NEU.C7 NEU.C8:NEU.C1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Frequenz: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MIN. :</text:p>
          </table:table-cell>
          <table:table-cell table:style-name="ce5" office:value-type="float" office:value="150" calcext:value-type="float">
            <text:p>150</text:p>
          </table:table-cell>
          <table:table-cell table:style-name="ce7" table:formula="of:=MIN([.C8:.C1500])" office:value-type="float" office:value="52.4999999999997" calcext:value-type="float">
            <text:p>52,5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AX. :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MAX([.C8:.C1500])" office:value-type="float" office:value="502.5" calcext:value-type="float">
            <text:p>502,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Steigen</text:p>
          </table:table-cell>
          <table:table-cell table:style-name="ce3" office:value-type="string" calcext:value-type="string">
            <text:p>Frequenz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4"/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 [.$B$4] / ( 1+ ( ([.A8]-10) / -5)^4)" office:value-type="float" office:value="117.647058823529" calcext:value-type="float">
            <text:p>117,647</text:p>
          </table:table-cell>
          <table:table-cell table:formula="of:= ( -60*[.A8] + 670 ) * 0.75" office:value-type="float" office:value="502.5" calcext:value-type="float">
            <text:p>502,5</text:p>
          </table:table-cell>
          <table:table-cell table:number-columns-repeated="4"/>
        </table:table-row>
        <table:table-row table:style-name="ro1">
          <table:table-cell table:formula="of:=[.A8]+0.05" office:value-type="float" office:value="0.05" calcext:value-type="float">
            <text:p>0,050</text:p>
          </table:table-cell>
          <table:table-cell table:formula="of:= [.$B$4] / ( 1+ ( ([.A9]-10) / -5)^4)" office:value-type="float" office:value="119.886884255036" calcext:value-type="float">
            <text:p>119,887</text:p>
          </table:table-cell>
          <table:table-cell table:formula="of:= ( -60*[.A9] + 670 ) * 0.75" office:value-type="float" office:value="500.25" calcext:value-type="float">
            <text:p>500,3</text:p>
          </table:table-cell>
          <table:table-cell table:number-columns-repeated="4"/>
        </table:table-row>
        <table:table-row table:style-name="ro1">
          <table:table-cell table:formula="of:=[.A9]+0.05" office:value-type="float" office:value="0.1" calcext:value-type="float">
            <text:p>0,100</text:p>
          </table:table-cell>
          <table:table-cell table:formula="of:= [.$B$4] / ( 1+ ( ([.A10]-10) / -5)^4)" office:value-type="float" office:value="122.178171724079" calcext:value-type="float">
            <text:p>122,178</text:p>
          </table:table-cell>
          <table:table-cell table:formula="of:= ( -60*[.A10] + 670 ) * 0.75" office:value-type="float" office:value="498" calcext:value-type="float">
            <text:p>498,0</text:p>
          </table:table-cell>
          <table:table-cell table:number-columns-repeated="4"/>
        </table:table-row>
        <table:table-row table:style-name="ro1">
          <table:table-cell table:formula="of:=[.A10]+0.05" office:value-type="float" office:value="0.15" calcext:value-type="float">
            <text:p>0,150</text:p>
          </table:table-cell>
          <table:table-cell table:formula="of:= [.$B$4] / ( 1+ ( ([.A11]-10) / -5)^4)" office:value-type="float" office:value="124.522264030109" calcext:value-type="float">
            <text:p>124,522</text:p>
          </table:table-cell>
          <table:table-cell table:formula="of:= ( -60*[.A11] + 670 ) * 0.75" office:value-type="float" office:value="495.75" calcext:value-type="float">
            <text:p>495,8</text:p>
          </table:table-cell>
          <table:table-cell table:number-columns-repeated="4"/>
        </table:table-row>
        <table:table-row table:style-name="ro1">
          <table:table-cell table:formula="of:=[.A11]+0.05" office:value-type="float" office:value="0.2" calcext:value-type="float">
            <text:p>0,200</text:p>
          </table:table-cell>
          <table:table-cell table:formula="of:= [.$B$4] / ( 1+ ( ([.A12]-10) / -5)^4)" office:value-type="float" office:value="126.920541324029" calcext:value-type="float">
            <text:p>126,921</text:p>
          </table:table-cell>
          <table:table-cell table:formula="of:= ( -60*[.A12] + 670 ) * 0.75" office:value-type="float" office:value="493.5" calcext:value-type="float">
            <text:p>493,5</text:p>
          </table:table-cell>
          <table:table-cell table:number-columns-repeated="4"/>
        </table:table-row>
        <table:table-row table:style-name="ro1">
          <table:table-cell table:formula="of:=[.A12]+0.05" office:value-type="float" office:value="0.25" calcext:value-type="float">
            <text:p>0,250</text:p>
          </table:table-cell>
          <table:table-cell table:formula="of:= [.$B$4] / ( 1+ ( ([.A13]-10) / -5)^4)" office:value-type="float" office:value="129.374422110736" calcext:value-type="float">
            <text:p>129,374</text:p>
          </table:table-cell>
          <table:table-cell table:formula="of:= ( -60*[.A13] + 670 ) * 0.75" office:value-type="float" office:value="491.25" calcext:value-type="float">
            <text:p>491,3</text:p>
          </table:table-cell>
          <table:table-cell table:number-columns-repeated="4"/>
        </table:table-row>
        <table:table-row table:style-name="ro1">
          <table:table-cell table:formula="of:=[.A13]+0.05" office:value-type="float" office:value="0.3" calcext:value-type="float">
            <text:p>0,300</text:p>
          </table:table-cell>
          <table:table-cell table:formula="of:= [.$B$4] / ( 1+ ( ([.A14]-10) / -5)^4)" office:value-type="float" office:value="131.8853642707" calcext:value-type="float">
            <text:p>131,885</text:p>
          </table:table-cell>
          <table:table-cell table:formula="of:= ( -60*[.A14] + 670 ) * 0.75" office:value-type="float" office:value="489" calcext:value-type="float">
            <text:p>489,0</text:p>
          </table:table-cell>
          <table:table-cell table:number-columns-repeated="4"/>
        </table:table-row>
        <table:table-row table:style-name="ro1">
          <table:table-cell table:formula="of:=[.A14]+0.05" office:value-type="float" office:value="0.35" calcext:value-type="float">
            <text:p>0,350</text:p>
          </table:table-cell>
          <table:table-cell table:formula="of:= [.$B$4] / ( 1+ ( ([.A15]-10) / -5)^4)" office:value-type="float" office:value="134.454866100127" calcext:value-type="float">
            <text:p>134,455</text:p>
          </table:table-cell>
          <table:table-cell table:formula="of:= ( -60*[.A15] + 670 ) * 0.75" office:value-type="float" office:value="486.75" calcext:value-type="float">
            <text:p>486,8</text:p>
          </table:table-cell>
          <table:table-cell table:number-columns-repeated="4"/>
        </table:table-row>
        <table:table-row table:style-name="ro1">
          <table:table-cell table:formula="of:=[.A15]+0.05" office:value-type="float" office:value="0.4" calcext:value-type="float">
            <text:p>0,400</text:p>
          </table:table-cell>
          <table:table-cell table:formula="of:= [.$B$4] / ( 1+ ( ([.A16]-10) / -5)^4)" office:value-type="float" office:value="137.084467369159" calcext:value-type="float">
            <text:p>137,084</text:p>
          </table:table-cell>
          <table:table-cell table:formula="of:= ( -60*[.A16] + 670 ) * 0.75" office:value-type="float" office:value="484.5" calcext:value-type="float">
            <text:p>484,5</text:p>
          </table:table-cell>
          <table:table-cell table:number-columns-repeated="4"/>
        </table:table-row>
        <table:table-row table:style-name="ro1">
          <table:table-cell table:formula="of:=[.A16]+0.05" office:value-type="float" office:value="0.45" calcext:value-type="float">
            <text:p>0,450</text:p>
          </table:table-cell>
          <table:table-cell table:formula="of:= [.$B$4] / ( 1+ ( ([.A17]-10) / -5)^4)" office:value-type="float" office:value="139.775750397455" calcext:value-type="float">
            <text:p>139,776</text:p>
          </table:table-cell>
          <table:table-cell table:formula="of:= ( -60*[.A17] + 670 ) * 0.75" office:value-type="float" office:value="482.25" calcext:value-type="float">
            <text:p>482,3</text:p>
          </table:table-cell>
          <table:table-cell table:number-columns-repeated="4"/>
        </table:table-row>
        <table:table-row table:style-name="ro1">
          <table:table-cell table:formula="of:=[.A17]+0.05" office:value-type="float" office:value="0.5" calcext:value-type="float">
            <text:p>0,500</text:p>
          </table:table-cell>
          <table:table-cell table:formula="of:= [.$B$4] / ( 1+ ( ([.A18]-10) / -5)^4)" office:value-type="float" office:value="142.530341146372" calcext:value-type="float">
            <text:p>142,530</text:p>
          </table:table-cell>
          <table:table-cell table:formula="of:= ( -60*[.A18] + 670 ) * 0.75" office:value-type="float" office:value="480" calcext:value-type="float">
            <text:p>480,0</text:p>
          </table:table-cell>
          <table:table-cell table:number-columns-repeated="4"/>
        </table:table-row>
        <table:table-row table:style-name="ro1">
          <table:table-cell table:formula="of:=[.A18]+0.05" office:value-type="float" office:value="0.55" calcext:value-type="float">
            <text:p>0,550</text:p>
          </table:table-cell>
          <table:table-cell table:formula="of:= [.$B$4] / ( 1+ ( ([.A19]-10) / -5)^4)" office:value-type="float" office:value="145.349910326845" calcext:value-type="float">
            <text:p>145,350</text:p>
          </table:table-cell>
          <table:table-cell table:formula="of:= ( -60*[.A19] + 670 ) * 0.75" office:value-type="float" office:value="477.75" calcext:value-type="float">
            <text:p>477,8</text:p>
          </table:table-cell>
          <table:table-cell table:number-columns-repeated="4"/>
        </table:table-row>
        <table:table-row table:style-name="ro1">
          <table:table-cell table:formula="of:=[.A19]+0.05" office:value-type="float" office:value="0.6" calcext:value-type="float">
            <text:p>0,600</text:p>
          </table:table-cell>
          <table:table-cell table:formula="of:= [.$B$4] / ( 1+ ( ([.A20]-10) / -5)^4)" office:value-type="float" office:value="148.236174521935" calcext:value-type="float">
            <text:p>148,236</text:p>
          </table:table-cell>
          <table:table-cell table:formula="of:= ( -60*[.A20] + 670 ) * 0.75" office:value-type="float" office:value="475.5" calcext:value-type="float">
            <text:p>475,5</text:p>
          </table:table-cell>
          <table:table-cell table:number-columns-repeated="4"/>
        </table:table-row>
        <table:table-row table:style-name="ro1">
          <table:table-cell table:formula="of:=[.A20]+0.05" office:value-type="float" office:value="0.65" calcext:value-type="float">
            <text:p>0,650</text:p>
          </table:table-cell>
          <table:table-cell table:formula="of:= [.$B$4] / ( 1+ ( ([.A21]-10) / -5)^4)" office:value-type="float" office:value="151.190897322821" calcext:value-type="float">
            <text:p>151,191</text:p>
          </table:table-cell>
          <table:table-cell table:formula="of:= ( -60*[.A21] + 670 ) * 0.75" office:value-type="float" office:value="473.25" calcext:value-type="float">
            <text:p>473,3</text:p>
          </table:table-cell>
          <table:table-cell table:number-columns-repeated="4"/>
        </table:table-row>
        <table:table-row table:style-name="ro1">
          <table:table-cell table:formula="of:=[.A21]+0.05" office:value-type="float" office:value="0.7" calcext:value-type="float">
            <text:p>0,700</text:p>
          </table:table-cell>
          <table:table-cell table:formula="of:= [.$B$4] / ( 1+ ( ([.A22]-10) / -5)^4)" office:value-type="float" office:value="154.215890476911" calcext:value-type="float">
            <text:p>154,216</text:p>
          </table:table-cell>
          <table:table-cell table:formula="of:= ( -60*[.A22] + 670 ) * 0.75" office:value-type="float" office:value="471" calcext:value-type="float">
            <text:p>471,0</text:p>
          </table:table-cell>
          <table:table-cell table:number-columns-repeated="4"/>
        </table:table-row>
        <table:table-row table:style-name="ro1">
          <table:table-cell table:formula="of:=[.A22]+0.05" office:value-type="float" office:value="0.75" calcext:value-type="float">
            <text:p>0,750</text:p>
          </table:table-cell>
          <table:table-cell table:formula="of:= [.$B$4] / ( 1+ ( ([.A23]-10) / -5)^4)" office:value-type="float" office:value="157.313015046498" calcext:value-type="float">
            <text:p>157,313</text:p>
          </table:table-cell>
          <table:table-cell table:formula="of:= ( -60*[.A23] + 670 ) * 0.75" office:value-type="float" office:value="468.75" calcext:value-type="float">
            <text:p>468,8</text:p>
          </table:table-cell>
          <table:table-cell table:number-columns-repeated="4"/>
        </table:table-row>
        <table:table-row table:style-name="ro1">
          <table:table-cell table:formula="of:=[.A23]+0.05" office:value-type="float" office:value="0.8" calcext:value-type="float">
            <text:p>0,800</text:p>
          </table:table-cell>
          <table:table-cell table:formula="of:= [.$B$4] / ( 1+ ( ([.A24]-10) / -5)^4)" office:value-type="float" office:value="160.484182576255" calcext:value-type="float">
            <text:p>160,484</text:p>
          </table:table-cell>
          <table:table-cell table:formula="of:= ( -60*[.A24] + 670 ) * 0.75" office:value-type="float" office:value="466.5" calcext:value-type="float">
            <text:p>466,5</text:p>
          </table:table-cell>
          <table:table-cell table:number-columns-repeated="4"/>
        </table:table-row>
        <table:table-row table:style-name="ro1">
          <table:table-cell table:formula="of:=[.A24]+0.05" office:value-type="float" office:value="0.85" calcext:value-type="float">
            <text:p>0,850</text:p>
          </table:table-cell>
          <table:table-cell table:formula="of:= [.$B$4] / ( 1+ ( ([.A25]-10) / -5)^4)" office:value-type="float" office:value="163.731356267601" calcext:value-type="float">
            <text:p>163,731</text:p>
          </table:table-cell>
          <table:table-cell table:formula="of:= ( -60*[.A25] + 670 ) * 0.75" office:value-type="float" office:value="464.25" calcext:value-type="float">
            <text:p>464,3</text:p>
          </table:table-cell>
          <table:table-cell table:number-columns-repeated="4"/>
        </table:table-row>
        <table:table-row table:style-name="ro1">
          <table:table-cell table:formula="of:=[.A25]+0.05" office:value-type="float" office:value="0.9" calcext:value-type="float">
            <text:p>0,900</text:p>
          </table:table-cell>
          <table:table-cell table:formula="of:= [.$B$4] / ( 1+ ( ([.A26]-10) / -5)^4)" office:value-type="float" office:value="167.056552157775" calcext:value-type="float">
            <text:p>167,057</text:p>
          </table:table-cell>
          <table:table-cell table:formula="of:= ( -60*[.A26] + 670 ) * 0.75" office:value-type="float" office:value="462" calcext:value-type="float">
            <text:p>462,0</text:p>
          </table:table-cell>
          <table:table-cell table:number-columns-repeated="4"/>
        </table:table-row>
        <table:table-row table:style-name="ro1">
          <table:table-cell table:formula="of:=[.A26]+0.05" office:value-type="float" office:value="0.95" calcext:value-type="float">
            <text:p>0,950</text:p>
          </table:table-cell>
          <table:table-cell table:formula="of:= [.$B$4] / ( 1+ ( ([.A27]-10) / -5)^4)" office:value-type="float" office:value="170.461840301204" calcext:value-type="float">
            <text:p>170,462</text:p>
          </table:table-cell>
          <table:table-cell table:formula="of:= ( -60*[.A27] + 670 ) * 0.75" office:value-type="float" office:value="459.75" calcext:value-type="float">
            <text:p>459,8</text:p>
          </table:table-cell>
          <table:table-cell table:number-columns-repeated="4"/>
        </table:table-row>
        <table:table-row table:style-name="ro1">
          <table:table-cell table:formula="of:=[.A27]+0.05" office:value-type="float" office:value="1" calcext:value-type="float">
            <text:p>1,000</text:p>
          </table:table-cell>
          <table:table-cell table:formula="of:= [.$B$4] / ( 1+ ( ([.A28]-10) / -5)^4)" office:value-type="float" office:value="173.949345950459" calcext:value-type="float">
            <text:p>173,949</text:p>
          </table:table-cell>
          <table:table-cell table:formula="of:= ( -60*[.A28] + 670 ) * 0.75" office:value-type="float" office:value="457.5" calcext:value-type="float">
            <text:p>457,5</text:p>
          </table:table-cell>
          <table:table-cell table:number-columns-repeated="4"/>
        </table:table-row>
        <table:table-row table:style-name="ro1">
          <table:table-cell table:formula="of:=[.A28]+0.05" office:value-type="float" office:value="1.05" calcext:value-type="float">
            <text:p>1,050</text:p>
          </table:table-cell>
          <table:table-cell table:formula="of:= [.$B$4] / ( 1+ ( ([.A29]-10) / -5)^4)" office:value-type="float" office:value="177.521250733854" calcext:value-type="float">
            <text:p>177,521</text:p>
          </table:table-cell>
          <table:table-cell table:formula="of:= ( -60*[.A29] + 670 ) * 0.75" office:value-type="float" office:value="455.25" calcext:value-type="float">
            <text:p>455,3</text:p>
          </table:table-cell>
          <table:table-cell table:number-columns-repeated="4"/>
        </table:table-row>
        <table:table-row table:style-name="ro1">
          <table:table-cell table:formula="of:=[.A29]+0.05" office:value-type="float" office:value="1.1" calcext:value-type="float">
            <text:p>1,100</text:p>
          </table:table-cell>
          <table:table-cell table:formula="of:= [.$B$4] / ( 1+ ( ([.A30]-10) / -5)^4)" office:value-type="float" office:value="181.179793826381" calcext:value-type="float">
            <text:p>181,180</text:p>
          </table:table-cell>
          <table:table-cell table:formula="of:= ( -60*[.A30] + 670 ) * 0.75" office:value-type="float" office:value="453" calcext:value-type="float">
            <text:p>453,0</text:p>
          </table:table-cell>
          <table:table-cell table:number-columns-repeated="4"/>
        </table:table-row>
        <table:table-row table:style-name="ro1">
          <table:table-cell table:formula="of:=[.A30]+0.05" office:value-type="float" office:value="1.15" calcext:value-type="float">
            <text:p>1,150</text:p>
          </table:table-cell>
          <table:table-cell table:formula="of:= [.$B$4] / ( 1+ ( ([.A31]-10) / -5)^4)" office:value-type="float" office:value="184.927273110392" calcext:value-type="float">
            <text:p>184,927</text:p>
          </table:table-cell>
          <table:table-cell table:formula="of:= ( -60*[.A31] + 670 ) * 0.75" office:value-type="float" office:value="450.75" calcext:value-type="float">
            <text:p>450,8</text:p>
          </table:table-cell>
          <table:table-cell table:number-columns-repeated="4"/>
        </table:table-row>
        <table:table-row table:style-name="ro1">
          <table:table-cell table:formula="of:=[.A31]+0.05" office:value-type="float" office:value="1.2" calcext:value-type="float">
            <text:p>1,200</text:p>
          </table:table-cell>
          <table:table-cell table:formula="of:= [.$B$4] / ( 1+ ( ([.A32]-10) / -5)^4)" office:value-type="float" office:value="188.76604632204" calcext:value-type="float">
            <text:p>188,766</text:p>
          </table:table-cell>
          <table:table-cell table:formula="of:= ( -60*[.A32] + 670 ) * 0.75" office:value-type="float" office:value="448.5" calcext:value-type="float">
            <text:p>448,5</text:p>
          </table:table-cell>
          <table:table-cell table:number-columns-repeated="4"/>
        </table:table-row>
        <table:table-row table:style-name="ro1">
          <table:table-cell table:formula="of:=[.A32]+0.05" office:value-type="float" office:value="1.25" calcext:value-type="float">
            <text:p>1,250</text:p>
          </table:table-cell>
          <table:table-cell table:formula="of:= [.$B$4] / ( 1+ ( ([.A33]-10) / -5)^4)" office:value-type="float" office:value="192.698532179149" calcext:value-type="float">
            <text:p>192,699</text:p>
          </table:table-cell>
          <table:table-cell table:formula="of:= ( -60*[.A33] + 670 ) * 0.75" office:value-type="float" office:value="446.25" calcext:value-type="float">
            <text:p>446,3</text:p>
          </table:table-cell>
          <table:table-cell table:number-columns-repeated="4"/>
        </table:table-row>
        <table:table-row table:style-name="ro1">
          <table:table-cell table:formula="of:=[.A33]+0.05" office:value-type="float" office:value="1.3" calcext:value-type="float">
            <text:p>1,300</text:p>
          </table:table-cell>
          <table:table-cell table:formula="of:= [.$B$4] / ( 1+ ( ([.A34]-10) / -5)^4)" office:value-type="float" office:value="196.727211485734" calcext:value-type="float">
            <text:p>196,727</text:p>
          </table:table-cell>
          <table:table-cell table:formula="of:= ( -60*[.A34] + 670 ) * 0.75" office:value-type="float" office:value="444" calcext:value-type="float">
            <text:p>444,0</text:p>
          </table:table-cell>
          <table:table-cell table:number-columns-repeated="4"/>
        </table:table-row>
        <table:table-row table:style-name="ro1">
          <table:table-cell table:formula="of:=[.A34]+0.05" office:value-type="float" office:value="1.35" calcext:value-type="float">
            <text:p>1,350</text:p>
          </table:table-cell>
          <table:table-cell table:formula="of:= [.$B$4] / ( 1+ ( ([.A35]-10) / -5)^4)" office:value-type="float" office:value="200.854628207985" calcext:value-type="float">
            <text:p>200,855</text:p>
          </table:table-cell>
          <table:table-cell table:formula="of:= ( -60*[.A35] + 670 ) * 0.75" office:value-type="float" office:value="441.75" calcext:value-type="float">
            <text:p>441,8</text:p>
          </table:table-cell>
          <table:table-cell table:number-columns-repeated="4"/>
        </table:table-row>
        <table:table-row table:style-name="ro1">
          <table:table-cell table:formula="of:=[.A35]+0.05" office:value-type="float" office:value="1.4" calcext:value-type="float">
            <text:p>1,400</text:p>
          </table:table-cell>
          <table:table-cell table:formula="of:= [.$B$4] / ( 1+ ( ([.A36]-10) / -5)^4)" office:value-type="float" office:value="205.083390516051" calcext:value-type="float">
            <text:p>205,083</text:p>
          </table:table-cell>
          <table:table-cell table:formula="of:= ( -60*[.A36] + 670 ) * 0.75" office:value-type="float" office:value="439.5" calcext:value-type="float">
            <text:p>439,5</text:p>
          </table:table-cell>
          <table:table-cell table:number-columns-repeated="4"/>
        </table:table-row>
        <table:table-row table:style-name="ro1">
          <table:table-cell table:formula="of:=[.A36]+0.05" office:value-type="float" office:value="1.45" calcext:value-type="float">
            <text:p>1,450</text:p>
          </table:table-cell>
          <table:table-cell table:formula="of:= [.$B$4] / ( 1+ ( ([.A37]-10) / -5)^4)" office:value-type="float" office:value="209.416171785451" calcext:value-type="float">
            <text:p>209,416</text:p>
          </table:table-cell>
          <table:table-cell table:formula="of:= ( -60*[.A37] + 670 ) * 0.75" office:value-type="float" office:value="437.25" calcext:value-type="float">
            <text:p>437,3</text:p>
          </table:table-cell>
          <table:table-cell table:number-columns-repeated="4"/>
        </table:table-row>
        <table:table-row table:style-name="ro1">
          <table:table-cell table:formula="of:=[.A37]+0.05" office:value-type="float" office:value="1.5" calcext:value-type="float">
            <text:p>1,500</text:p>
          </table:table-cell>
          <table:table-cell table:formula="of:= [.$B$4] / ( 1+ ( ([.A38]-10) / -5)^4)" office:value-type="float" office:value="213.855711551416" calcext:value-type="float">
            <text:p>213,856</text:p>
          </table:table-cell>
          <table:table-cell table:formula="of:= ( -60*[.A38] + 670 ) * 0.75" office:value-type="float" office:value="435" calcext:value-type="float">
            <text:p>435,0</text:p>
          </table:table-cell>
          <table:table-cell table:number-columns-repeated="4"/>
        </table:table-row>
        <table:table-row table:style-name="ro1">
          <table:table-cell table:formula="of:=[.A38]+0.05" office:value-type="float" office:value="1.55" calcext:value-type="float">
            <text:p>1,550</text:p>
          </table:table-cell>
          <table:table-cell table:formula="of:= [.$B$4] / ( 1+ ( ([.A39]-10) / -5)^4)" office:value-type="float" office:value="218.404816408906" calcext:value-type="float">
            <text:p>218,405</text:p>
          </table:table-cell>
          <table:table-cell table:formula="of:= ( -60*[.A39] + 670 ) * 0.75" office:value-type="float" office:value="432.75" calcext:value-type="float">
            <text:p>432,8</text:p>
          </table:table-cell>
          <table:table-cell table:number-columns-repeated="4"/>
        </table:table-row>
        <table:table-row table:style-name="ro1">
          <table:table-cell table:formula="of:=[.A39]+0.05" office:value-type="float" office:value="1.6" calcext:value-type="float">
            <text:p>1,600</text:p>
          </table:table-cell>
          <table:table-cell table:formula="of:= [.$B$4] / ( 1+ ( ([.A40]-10) / -5)^4)" office:value-type="float" office:value="223.066360850419" calcext:value-type="float">
            <text:p>223,066</text:p>
          </table:table-cell>
          <table:table-cell table:formula="of:= ( -60*[.A40] + 670 ) * 0.75" office:value-type="float" office:value="430.5" calcext:value-type="float">
            <text:p>430,5</text:p>
          </table:table-cell>
          <table:table-cell table:number-columns-repeated="4"/>
        </table:table-row>
        <table:table-row table:style-name="ro1">
          <table:table-cell table:formula="of:=[.A40]+0.05" office:value-type="float" office:value="1.65" calcext:value-type="float">
            <text:p>1,650</text:p>
          </table:table-cell>
          <table:table-cell table:formula="of:= [.$B$4] / ( 1+ ( ([.A41]-10) / -5)^4)" office:value-type="float" office:value="227.843288033102" calcext:value-type="float">
            <text:p>227,843</text:p>
          </table:table-cell>
          <table:table-cell table:formula="of:= ( -60*[.A41] + 670 ) * 0.75" office:value-type="float" office:value="428.25" calcext:value-type="float">
            <text:p>428,3</text:p>
          </table:table-cell>
          <table:table-cell table:number-columns-repeated="4"/>
        </table:table-row>
        <table:table-row table:style-name="ro1">
          <table:table-cell table:formula="of:=[.A41]+0.05" office:value-type="float" office:value="1.7" calcext:value-type="float">
            <text:p>1,700</text:p>
          </table:table-cell>
          <table:table-cell table:formula="of:= [.$B$4] / ( 1+ ( ([.A42]-10) / -5)^4)" office:value-type="float" office:value="232.738610465965" calcext:value-type="float">
            <text:p>232,739</text:p>
          </table:table-cell>
          <table:table-cell table:formula="of:= ( -60*[.A42] + 670 ) * 0.75" office:value-type="float" office:value="426" calcext:value-type="float">
            <text:p>426,0</text:p>
          </table:table-cell>
          <table:table-cell table:number-columns-repeated="4"/>
        </table:table-row>
        <table:table-row table:style-name="ro1">
          <table:table-cell table:formula="of:=[.A42]+0.05" office:value-type="float" office:value="1.75" calcext:value-type="float">
            <text:p>1,750</text:p>
          </table:table-cell>
          <table:table-cell table:formula="of:= [.$B$4] / ( 1+ ( ([.A43]-10) / -5)^4)" office:value-type="float" office:value="237.755410607309" calcext:value-type="float">
            <text:p>237,755</text:p>
          </table:table-cell>
          <table:table-cell table:formula="of:= ( -60*[.A43] + 670 ) * 0.75" office:value-type="float" office:value="423.75" calcext:value-type="float">
            <text:p>423,8</text:p>
          </table:table-cell>
          <table:table-cell table:number-columns-repeated="4"/>
        </table:table-row>
        <table:table-row table:style-name="ro1">
          <table:table-cell table:formula="of:=[.A43]+0.05" office:value-type="float" office:value="1.8" calcext:value-type="float">
            <text:p>1,800</text:p>
          </table:table-cell>
          <table:table-cell table:formula="of:= [.$B$4] / ( 1+ ( ([.A44]-10) / -5)^4)" office:value-type="float" office:value="242.896841361702" calcext:value-type="float">
            <text:p>242,897</text:p>
          </table:table-cell>
          <table:table-cell table:formula="of:= ( -60*[.A44] + 670 ) * 0.75" office:value-type="float" office:value="421.5" calcext:value-type="float">
            <text:p>421,5</text:p>
          </table:table-cell>
          <table:table-cell table:number-columns-repeated="4"/>
        </table:table-row>
        <table:table-row table:style-name="ro1">
          <table:table-cell table:formula="of:=[.A44]+0.05" office:value-type="float" office:value="1.85" calcext:value-type="float">
            <text:p>1,850</text:p>
          </table:table-cell>
          <table:table-cell table:formula="of:= [.$B$4] / ( 1+ ( ([.A45]-10) / -5)^4)" office:value-type="float" office:value="248.166126465054" calcext:value-type="float">
            <text:p>248,166</text:p>
          </table:table-cell>
          <table:table-cell table:formula="of:= ( -60*[.A45] + 670 ) * 0.75" office:value-type="float" office:value="419.25" calcext:value-type="float">
            <text:p>419,3</text:p>
          </table:table-cell>
          <table:table-cell table:number-columns-repeated="4"/>
        </table:table-row>
        <table:table-row table:style-name="ro1">
          <table:table-cell table:formula="of:=[.A45]+0.05" office:value-type="float" office:value="1.9" calcext:value-type="float">
            <text:p>1,900</text:p>
          </table:table-cell>
          <table:table-cell table:formula="of:= [.$B$4] / ( 1+ ( ([.A46]-10) / -5)^4)" office:value-type="float" office:value="253.566560745491" calcext:value-type="float">
            <text:p>253,567</text:p>
          </table:table-cell>
          <table:table-cell table:formula="of:= ( -60*[.A46] + 670 ) * 0.75" office:value-type="float" office:value="417" calcext:value-type="float">
            <text:p>417,0</text:p>
          </table:table-cell>
          <table:table-cell table:number-columns-repeated="4"/>
        </table:table-row>
        <table:table-row table:style-name="ro1">
          <table:table-cell table:formula="of:=[.A46]+0.05" office:value-type="float" office:value="1.95" calcext:value-type="float">
            <text:p>1,950</text:p>
          </table:table-cell>
          <table:table-cell table:formula="of:= [.$B$4] / ( 1+ ( ([.A47]-10) / -5)^4)" office:value-type="float" office:value="259.101510246867" calcext:value-type="float">
            <text:p>259,102</text:p>
          </table:table-cell>
          <table:table-cell table:formula="of:= ( -60*[.A47] + 670 ) * 0.75" office:value-type="float" office:value="414.75" calcext:value-type="float">
            <text:p>414,8</text:p>
          </table:table-cell>
          <table:table-cell table:number-columns-repeated="4"/>
        </table:table-row>
        <table:table-row table:style-name="ro1">
          <table:table-cell table:formula="of:=[.A47]+0.05" office:value-type="float" office:value="2" calcext:value-type="float">
            <text:p>2,000</text:p>
          </table:table-cell>
          <table:table-cell table:formula="of:= [.$B$4] / ( 1+ ( ([.A48]-10) / -5)^4)" office:value-type="float" office:value="264.774412200805" calcext:value-type="float">
            <text:p>264,774</text:p>
          </table:table-cell>
          <table:table-cell table:formula="of:= ( -60*[.A48] + 670 ) * 0.75" office:value-type="float" office:value="412.5" calcext:value-type="float">
            <text:p>412,5</text:p>
          </table:table-cell>
          <table:table-cell table:number-columns-repeated="4"/>
        </table:table-row>
        <table:table-row table:style-name="ro1">
          <table:table-cell table:formula="of:=[.A48]+0.05" office:value-type="float" office:value="2.05" calcext:value-type="float">
            <text:p>2,050</text:p>
          </table:table-cell>
          <table:table-cell table:formula="of:= [.$B$4] / ( 1+ ( ([.A49]-10) / -5)^4)" office:value-type="float" office:value="270.588774832218" calcext:value-type="float">
            <text:p>270,589</text:p>
          </table:table-cell>
          <table:table-cell table:formula="of:= ( -60*[.A49] + 670 ) * 0.75" office:value-type="float" office:value="410.25" calcext:value-type="float">
            <text:p>410,3</text:p>
          </table:table-cell>
          <table:table-cell table:number-columns-repeated="4"/>
        </table:table-row>
        <table:table-row table:style-name="ro1">
          <table:table-cell table:formula="of:=[.A49]+0.05" office:value-type="float" office:value="2.1" calcext:value-type="float">
            <text:p>2,100</text:p>
          </table:table-cell>
          <table:table-cell table:formula="of:= [.$B$4] / ( 1+ ( ([.A50]-10) / -5)^4)" office:value-type="float" office:value="276.548176982249" calcext:value-type="float">
            <text:p>276,548</text:p>
          </table:table-cell>
          <table:table-cell table:formula="of:= ( -60*[.A50] + 670 ) * 0.75" office:value-type="float" office:value="408" calcext:value-type="float">
            <text:p>408,0</text:p>
          </table:table-cell>
          <table:table-cell table:number-columns-repeated="4"/>
        </table:table-row>
        <table:table-row table:style-name="ro1">
          <table:table-cell table:formula="of:=[.A50]+0.05" office:value-type="float" office:value="2.15" calcext:value-type="float">
            <text:p>2,150</text:p>
          </table:table-cell>
          <table:table-cell table:formula="of:= [.$B$4] / ( 1+ ( ([.A51]-10) / -5)^4)" office:value-type="float" office:value="282.656267531534" calcext:value-type="float">
            <text:p>282,656</text:p>
          </table:table-cell>
          <table:table-cell table:formula="of:= ( -60*[.A51] + 670 ) * 0.75" office:value-type="float" office:value="405.75" calcext:value-type="float">
            <text:p>405,8</text:p>
          </table:table-cell>
          <table:table-cell table:number-columns-repeated="4"/>
        </table:table-row>
        <table:table-row table:style-name="ro1">
          <table:table-cell table:formula="of:=[.A51]+0.05" office:value-type="float" office:value="2.2" calcext:value-type="float">
            <text:p>2,200</text:p>
          </table:table-cell>
          <table:table-cell table:formula="of:= [.$B$4] / ( 1+ ( ([.A52]-10) / -5)^4)" office:value-type="float" office:value="288.916764605598" calcext:value-type="float">
            <text:p>288,917</text:p>
          </table:table-cell>
          <table:table-cell table:formula="of:= ( -60*[.A52] + 670 ) * 0.75" office:value-type="float" office:value="403.5" calcext:value-type="float">
            <text:p>403,5</text:p>
          </table:table-cell>
          <table:table-cell table:number-columns-repeated="4"/>
        </table:table-row>
        <table:table-row table:style-name="ro1">
          <table:table-cell table:formula="of:=[.A52]+0.05" office:value-type="float" office:value="2.25" calcext:value-type="float">
            <text:p>2,250</text:p>
          </table:table-cell>
          <table:table-cell table:formula="of:= [.$B$4] / ( 1+ ( ([.A53]-10) / -5)^4)" office:value-type="float" office:value="295.333454543105" calcext:value-type="float">
            <text:p>295,333</text:p>
          </table:table-cell>
          <table:table-cell table:formula="of:= ( -60*[.A53] + 670 ) * 0.75" office:value-type="float" office:value="401.25" calcext:value-type="float">
            <text:p>401,3</text:p>
          </table:table-cell>
          <table:table-cell table:number-columns-repeated="4"/>
        </table:table-row>
        <table:table-row table:style-name="ro1">
          <table:table-cell table:formula="of:=[.A53]+0.05" office:value-type="float" office:value="2.3" calcext:value-type="float">
            <text:p>2,300</text:p>
          </table:table-cell>
          <table:table-cell table:formula="of:= [.$B$4] / ( 1+ ( ([.A54]-10) / -5)^4)" office:value-type="float" office:value="301.910190606531" calcext:value-type="float">
            <text:p>301,910</text:p>
          </table:table-cell>
          <table:table-cell table:formula="of:= ( -60*[.A54] + 670 ) * 0.75" office:value-type="float" office:value="399" calcext:value-type="float">
            <text:p>399,0</text:p>
          </table:table-cell>
          <table:table-cell table:number-columns-repeated="4"/>
        </table:table-row>
        <table:table-row table:style-name="ro1">
          <table:table-cell table:formula="of:=[.A54]+0.05" office:value-type="float" office:value="2.35" calcext:value-type="float">
            <text:p>2,350</text:p>
          </table:table-cell>
          <table:table-cell table:formula="of:= [.$B$4] / ( 1+ ( ([.A55]-10) / -5)^4)" office:value-type="float" office:value="308.650891413636" calcext:value-type="float">
            <text:p>308,651</text:p>
          </table:table-cell>
          <table:table-cell table:formula="of:= ( -60*[.A55] + 670 ) * 0.75" office:value-type="float" office:value="396.75" calcext:value-type="float">
            <text:p>396,8</text:p>
          </table:table-cell>
          <table:table-cell table:number-columns-repeated="4"/>
        </table:table-row>
        <table:table-row table:style-name="ro1">
          <table:table-cell table:formula="of:=[.A55]+0.05" office:value-type="float" office:value="2.4" calcext:value-type="float">
            <text:p>2,400</text:p>
          </table:table-cell>
          <table:table-cell table:formula="of:= [.$B$4] / ( 1+ ( ([.A56]-10) / -5)^4)" office:value-type="float" office:value="315.559539066978" calcext:value-type="float">
            <text:p>315,560</text:p>
          </table:table-cell>
          <table:table-cell table:formula="of:= ( -60*[.A56] + 670 ) * 0.75" office:value-type="float" office:value="394.5" calcext:value-type="float">
            <text:p>394,5</text:p>
          </table:table-cell>
          <table:table-cell table:number-columns-repeated="4"/>
        </table:table-row>
        <table:table-row table:style-name="ro1">
          <table:table-cell table:formula="of:=[.A56]+0.05" office:value-type="float" office:value="2.45" calcext:value-type="float">
            <text:p>2,450</text:p>
          </table:table-cell>
          <table:table-cell table:formula="of:= [.$B$4] / ( 1+ ( ([.A57]-10) / -5)^4)" office:value-type="float" office:value="322.640176957425" calcext:value-type="float">
            <text:p>322,640</text:p>
          </table:table-cell>
          <table:table-cell table:formula="of:= ( -60*[.A57] + 670 ) * 0.75" office:value-type="float" office:value="392.25" calcext:value-type="float">
            <text:p>392,3</text:p>
          </table:table-cell>
          <table:table-cell table:number-columns-repeated="4"/>
        </table:table-row>
        <table:table-row table:style-name="ro1">
          <table:table-cell table:formula="of:=[.A57]+0.05" office:value-type="float" office:value="2.5" calcext:value-type="float">
            <text:p>2,500</text:p>
          </table:table-cell>
          <table:table-cell table:formula="of:= [.$B$4] / ( 1+ ( ([.A58]-10) / -5)^4)" office:value-type="float" office:value="329.896907216495" calcext:value-type="float">
            <text:p>329,897</text:p>
          </table:table-cell>
          <table:table-cell table:formula="of:= ( -60*[.A58] + 670 ) * 0.75" office:value-type="float" office:value="390" calcext:value-type="float">
            <text:p>390,0</text:p>
          </table:table-cell>
          <table:table-cell table:number-columns-repeated="4"/>
        </table:table-row>
        <table:table-row table:style-name="ro1">
          <table:table-cell table:formula="of:=[.A58]+0.05" office:value-type="float" office:value="2.55" calcext:value-type="float">
            <text:p>2,550</text:p>
          </table:table-cell>
          <table:table-cell table:formula="of:= [.$B$4] / ( 1+ ( ([.A59]-10) / -5)^4)" office:value-type="float" office:value="337.333887791053" calcext:value-type="float">
            <text:p>337,334</text:p>
          </table:table-cell>
          <table:table-cell table:formula="of:= ( -60*[.A59] + 670 ) * 0.75" office:value-type="float" office:value="387.75" calcext:value-type="float">
            <text:p>387,8</text:p>
          </table:table-cell>
          <table:table-cell table:number-columns-repeated="4"/>
        </table:table-row>
        <table:table-row table:style-name="ro1">
          <table:table-cell table:formula="of:=[.A59]+0.05" office:value-type="float" office:value="2.6" calcext:value-type="float">
            <text:p>2,600</text:p>
          </table:table-cell>
          <table:table-cell table:formula="of:= [.$B$4] / ( 1+ ( ([.A60]-10) / -5)^4)" office:value-type="float" office:value="344.955329112773" calcext:value-type="float">
            <text:p>344,955</text:p>
          </table:table-cell>
          <table:table-cell table:formula="of:= ( -60*[.A60] + 670 ) * 0.75" office:value-type="float" office:value="385.5" calcext:value-type="float">
            <text:p>385,5</text:p>
          </table:table-cell>
          <table:table-cell table:number-columns-repeated="4"/>
        </table:table-row>
        <table:table-row table:style-name="ro1">
          <table:table-cell table:formula="of:=[.A60]+0.05" office:value-type="float" office:value="2.65" calcext:value-type="float">
            <text:p>2,650</text:p>
          </table:table-cell>
          <table:table-cell table:formula="of:= [.$B$4] / ( 1+ ( ([.A61]-10) / -5)^4)" office:value-type="float" office:value="352.76549033351" calcext:value-type="float">
            <text:p>352,765</text:p>
          </table:table-cell>
          <table:table-cell table:formula="of:= ( -60*[.A61] + 670 ) * 0.75" office:value-type="float" office:value="383.25" calcext:value-type="float">
            <text:p>383,3</text:p>
          </table:table-cell>
          <table:table-cell table:number-columns-repeated="4"/>
        </table:table-row>
        <table:table-row table:style-name="ro1">
          <table:table-cell table:formula="of:=[.A61]+0.05" office:value-type="float" office:value="2.7" calcext:value-type="float">
            <text:p>2,700</text:p>
          </table:table-cell>
          <table:table-cell table:formula="of:= [.$B$4] / ( 1+ ( ([.A62]-10) / -5)^4)" office:value-type="float" office:value="360.768675096666" calcext:value-type="float">
            <text:p>360,769</text:p>
          </table:table-cell>
          <table:table-cell table:formula="of:= ( -60*[.A62] + 670 ) * 0.75" office:value-type="float" office:value="381" calcext:value-type="float">
            <text:p>381,0</text:p>
          </table:table-cell>
          <table:table-cell table:number-columns-repeated="4"/>
        </table:table-row>
        <table:table-row table:style-name="ro1">
          <table:table-cell table:formula="of:=[.A62]+0.05" office:value-type="float" office:value="2.75" calcext:value-type="float">
            <text:p>2,750</text:p>
          </table:table-cell>
          <table:table-cell table:formula="of:= [.$B$4] / ( 1+ ( ([.A63]-10) / -5)^4)" office:value-type="float" office:value="368.969226813455" calcext:value-type="float">
            <text:p>368,969</text:p>
          </table:table-cell>
          <table:table-cell table:formula="of:= ( -60*[.A63] + 670 ) * 0.75" office:value-type="float" office:value="378.75" calcext:value-type="float">
            <text:p>378,8</text:p>
          </table:table-cell>
          <table:table-cell table:number-columns-repeated="4"/>
        </table:table-row>
        <table:table-row table:style-name="ro1">
          <table:table-cell table:formula="of:=[.A63]+0.05" office:value-type="float" office:value="2.8" calcext:value-type="float">
            <text:p>2,800</text:p>
          </table:table-cell>
          <table:table-cell table:formula="of:= [.$B$4] / ( 1+ ( ([.A64]-10) / -5)^4)" office:value-type="float" office:value="377.371523412008" calcext:value-type="float">
            <text:p>377,372</text:p>
          </table:table-cell>
          <table:table-cell table:formula="of:= ( -60*[.A64] + 670 ) * 0.75" office:value-type="float" office:value="376.5" calcext:value-type="float">
            <text:p>376,5</text:p>
          </table:table-cell>
          <table:table-cell table:number-columns-repeated="4"/>
        </table:table-row>
        <table:table-row table:style-name="ro1">
          <table:table-cell table:formula="of:=[.A64]+0.05" office:value-type="float" office:value="2.85" calcext:value-type="float">
            <text:p>2,850</text:p>
          </table:table-cell>
          <table:table-cell table:formula="of:= [.$B$4] / ( 1+ ( ([.A65]-10) / -5)^4)" office:value-type="float" office:value="385.979971526296" calcext:value-type="float">
            <text:p>385,980</text:p>
          </table:table-cell>
          <table:table-cell table:formula="of:= ( -60*[.A65] + 670 ) * 0.75" office:value-type="float" office:value="374.25" calcext:value-type="float">
            <text:p>374,3</text:p>
          </table:table-cell>
          <table:table-cell table:number-columns-repeated="4"/>
        </table:table-row>
        <table:table-row table:style-name="ro1">
          <table:table-cell table:formula="of:=[.A65]+0.05" office:value-type="float" office:value="2.9" calcext:value-type="float">
            <text:p>2,900</text:p>
          </table:table-cell>
          <table:table-cell table:formula="of:= [.$B$4] / ( 1+ ( ([.A66]-10) / -5)^4)" office:value-type="float" office:value="394.799000090993" calcext:value-type="float">
            <text:p>394,799</text:p>
          </table:table-cell>
          <table:table-cell table:formula="of:= ( -60*[.A66] + 670 ) * 0.75" office:value-type="float" office:value="372" calcext:value-type="float">
            <text:p>372,0</text:p>
          </table:table-cell>
          <table:table-cell table:number-columns-repeated="4"/>
        </table:table-row>
        <table:table-row table:style-name="ro1">
          <table:table-cell table:formula="of:=[.A66]+0.05" office:value-type="float" office:value="2.95" calcext:value-type="float">
            <text:p>2,950</text:p>
          </table:table-cell>
          <table:table-cell table:formula="of:= [.$B$4] / ( 1+ ( ([.A67]-10) / -5)^4)" office:value-type="float" office:value="403.833053307754" calcext:value-type="float">
            <text:p>403,833</text:p>
          </table:table-cell>
          <table:table-cell table:formula="of:= ( -60*[.A67] + 670 ) * 0.75" office:value-type="float" office:value="369.75" calcext:value-type="float">
            <text:p>369,8</text:p>
          </table:table-cell>
          <table:table-cell table:number-columns-repeated="4"/>
        </table:table-row>
        <table:table-row table:style-name="ro1">
          <table:table-cell table:formula="of:=[.A67]+0.05" office:value-type="float" office:value="3" calcext:value-type="float">
            <text:p>3,000</text:p>
          </table:table-cell>
          <table:table-cell table:formula="of:= [.$B$4] / ( 1+ ( ([.A68]-10) / -5)^4)" office:value-type="float" office:value="413.086582947785" calcext:value-type="float">
            <text:p>413,087</text:p>
          </table:table-cell>
          <table:table-cell table:formula="of:= ( -60*[.A68] + 670 ) * 0.75" office:value-type="float" office:value="367.5" calcext:value-type="float">
            <text:p>367,5</text:p>
          </table:table-cell>
          <table:table-cell table:number-columns-repeated="4"/>
        </table:table-row>
        <table:table-row table:style-name="ro1">
          <table:table-cell table:formula="of:=[.A68]+0.05" office:value-type="float" office:value="3.05" calcext:value-type="float">
            <text:p>3,050</text:p>
          </table:table-cell>
          <table:table-cell table:formula="of:= [.$B$4] / ( 1+ ( ([.A69]-10) / -5)^4)" office:value-type="float" office:value="422.56403995528" calcext:value-type="float">
            <text:p>422,564</text:p>
          </table:table-cell>
          <table:table-cell table:formula="of:= ( -60*[.A69] + 670 ) * 0.75" office:value-type="float" office:value="365.25" calcext:value-type="float">
            <text:p>365,3</text:p>
          </table:table-cell>
          <table:table-cell table:number-columns-repeated="4"/>
        </table:table-row>
        <table:table-row table:style-name="ro1">
          <table:table-cell table:formula="of:=[.A69]+0.05" office:value-type="float" office:value="3.1" calcext:value-type="float">
            <text:p>3,100</text:p>
          </table:table-cell>
          <table:table-cell table:formula="of:= [.$B$4] / ( 1+ ( ([.A70]-10) / -5)^4)" office:value-type="float" office:value="432.269865316121" calcext:value-type="float">
            <text:p>432,270</text:p>
          </table:table-cell>
          <table:table-cell table:formula="of:= ( -60*[.A70] + 670 ) * 0.75" office:value-type="float" office:value="363" calcext:value-type="float">
            <text:p>363,0</text:p>
          </table:table-cell>
          <table:table-cell table:number-columns-repeated="4"/>
        </table:table-row>
        <table:table-row table:style-name="ro1">
          <table:table-cell table:formula="of:=[.A70]+0.05" office:value-type="float" office:value="3.15" calcext:value-type="float">
            <text:p>3,150</text:p>
          </table:table-cell>
          <table:table-cell table:formula="of:= [.$B$4] / ( 1+ ( ([.A71]-10) / -5)^4)" office:value-type="float" office:value="442.208480156406" calcext:value-type="float">
            <text:p>442,208</text:p>
          </table:table-cell>
          <table:table-cell table:formula="of:= ( -60*[.A71] + 670 ) * 0.75" office:value-type="float" office:value="360.75" calcext:value-type="float">
            <text:p>360,8</text:p>
          </table:table-cell>
          <table:table-cell table:number-columns-repeated="4"/>
        </table:table-row>
        <table:table-row table:style-name="ro1">
          <table:table-cell table:formula="of:=[.A71]+0.05" office:value-type="float" office:value="3.2" calcext:value-type="float">
            <text:p>3,200</text:p>
          </table:table-cell>
          <table:table-cell table:formula="of:= [.$B$4] / ( 1+ ( ([.A72]-10) / -5)^4)" office:value-type="float" office:value="452.384275035741" calcext:value-type="float">
            <text:p>452,384</text:p>
          </table:table-cell>
          <table:table-cell table:formula="of:= ( -60*[.A72] + 670 ) * 0.75" office:value-type="float" office:value="358.5" calcext:value-type="float">
            <text:p>358,5</text:p>
          </table:table-cell>
          <table:table-cell table:number-columns-repeated="4"/>
        </table:table-row>
        <table:table-row table:style-name="ro1">
          <table:table-cell table:formula="of:=[.A72]+0.05" office:value-type="float" office:value="3.25" calcext:value-type="float">
            <text:p>3,250</text:p>
          </table:table-cell>
          <table:table-cell table:formula="of:= [.$B$4] / ( 1+ ( ([.A73]-10) / -5)^4)" office:value-type="float" office:value="462.80159840102" calcext:value-type="float">
            <text:p>462,802</text:p>
          </table:table-cell>
          <table:table-cell table:formula="of:= ( -60*[.A73] + 670 ) * 0.75" office:value-type="float" office:value="356.25" calcext:value-type="float">
            <text:p>356,3</text:p>
          </table:table-cell>
          <table:table-cell table:number-columns-repeated="4"/>
        </table:table-row>
        <table:table-row table:style-name="ro1">
          <table:table-cell table:formula="of:=[.A73]+0.05" office:value-type="float" office:value="3.3" calcext:value-type="float">
            <text:p>3,300</text:p>
          </table:table-cell>
          <table:table-cell table:formula="of:= [.$B$4] / ( 1+ ( ([.A74]-10) / -5)^4)" office:value-type="float" office:value="473.464744167491" calcext:value-type="float">
            <text:p>473,465</text:p>
          </table:table-cell>
          <table:table-cell table:formula="of:= ( -60*[.A74] + 670 ) * 0.75" office:value-type="float" office:value="354" calcext:value-type="float">
            <text:p>354,0</text:p>
          </table:table-cell>
          <table:table-cell table:number-columns-repeated="4"/>
        </table:table-row>
        <table:table-row table:style-name="ro1">
          <table:table-cell table:formula="of:=[.A74]+0.05" office:value-type="float" office:value="3.35" calcext:value-type="float">
            <text:p>3,350</text:p>
          </table:table-cell>
          <table:table-cell table:formula="of:= [.$B$4] / ( 1+ ( ([.A75]-10) / -5)^4)" office:value-type="float" office:value="484.37793839551" calcext:value-type="float">
            <text:p>484,378</text:p>
          </table:table-cell>
          <table:table-cell table:formula="of:= ( -60*[.A75] + 670 ) * 0.75" office:value-type="float" office:value="351.75" calcext:value-type="float">
            <text:p>351,8</text:p>
          </table:table-cell>
          <table:table-cell table:number-columns-repeated="4"/>
        </table:table-row>
        <table:table-row table:style-name="ro1">
          <table:table-cell table:formula="of:=[.A75]+0.05" office:value-type="float" office:value="3.4" calcext:value-type="float">
            <text:p>3,400</text:p>
          </table:table-cell>
          <table:table-cell table:formula="of:= [.$B$4] / ( 1+ ( ([.A76]-10) / -5)^4)" office:value-type="float" office:value="495.545325033332" calcext:value-type="float">
            <text:p>495,545</text:p>
          </table:table-cell>
          <table:table-cell table:formula="of:= ( -60*[.A76] + 670 ) * 0.75" office:value-type="float" office:value="349.5" calcext:value-type="float">
            <text:p>349,5</text:p>
          </table:table-cell>
          <table:table-cell table:number-columns-repeated="4"/>
        </table:table-row>
        <table:table-row table:style-name="ro1">
          <table:table-cell table:formula="of:=[.A76]+0.05" office:value-type="float" office:value="3.45" calcext:value-type="float">
            <text:p>3,450</text:p>
          </table:table-cell>
          <table:table-cell table:formula="of:= [.$B$4] / ( 1+ ( ([.A77]-10) / -5)^4)" office:value-type="float" office:value="506.970950698871" calcext:value-type="float">
            <text:p>506,971</text:p>
          </table:table-cell>
          <table:table-cell table:formula="of:= ( -60*[.A77] + 670 ) * 0.75" office:value-type="float" office:value="347.25" calcext:value-type="float">
            <text:p>347,3</text:p>
          </table:table-cell>
          <table:table-cell table:number-columns-repeated="4"/>
        </table:table-row>
        <table:table-row table:style-name="ro1">
          <table:table-cell table:formula="of:=[.A77]+0.05" office:value-type="float" office:value="3.5" calcext:value-type="float">
            <text:p>3,500</text:p>
          </table:table-cell>
          <table:table-cell table:formula="of:= [.$B$4] / ( 1+ ( ([.A78]-10) / -5)^4)" office:value-type="float" office:value="518.658748476439" calcext:value-type="float">
            <text:p>518,659</text:p>
          </table:table-cell>
          <table:table-cell table:formula="of:= ( -60*[.A78] + 670 ) * 0.75" office:value-type="float" office:value="345" calcext:value-type="float">
            <text:p>345,0</text:p>
          </table:table-cell>
          <table:table-cell table:number-columns-repeated="4"/>
        </table:table-row>
        <table:table-row table:style-name="ro1">
          <table:table-cell table:formula="of:=[.A78]+0.05" office:value-type="float" office:value="3.55" calcext:value-type="float">
            <text:p>3,550</text:p>
          </table:table-cell>
          <table:table-cell table:formula="of:= [.$B$4] / ( 1+ ( ([.A79]-10) / -5)^4)" office:value-type="float" office:value="530.612520708181" calcext:value-type="float">
            <text:p>530,613</text:p>
          </table:table-cell>
          <table:table-cell table:formula="of:= ( -60*[.A79] + 670 ) * 0.75" office:value-type="float" office:value="342.75" calcext:value-type="float">
            <text:p>342,8</text:p>
          </table:table-cell>
          <table:table-cell table:number-columns-repeated="4"/>
        </table:table-row>
        <table:table-row table:style-name="ro1">
          <table:table-cell table:formula="of:=[.A79]+0.05" office:value-type="float" office:value="3.6" calcext:value-type="float">
            <text:p>3,600</text:p>
          </table:table-cell>
          <table:table-cell table:formula="of:= [.$B$4] / ( 1+ ( ([.A80]-10) / -5)^4)" office:value-type="float" office:value="542.835920764367" calcext:value-type="float">
            <text:p>542,836</text:p>
          </table:table-cell>
          <table:table-cell table:formula="of:= ( -60*[.A80] + 670 ) * 0.75" office:value-type="float" office:value="340.5" calcext:value-type="float">
            <text:p>340,5</text:p>
          </table:table-cell>
          <table:table-cell table:number-columns-repeated="4"/>
        </table:table-row>
        <table:table-row table:style-name="ro1">
          <table:table-cell table:formula="of:=[.A80]+0.05" office:value-type="float" office:value="3.64999999999999" calcext:value-type="float">
            <text:p>3,650</text:p>
          </table:table-cell>
          <table:table-cell table:formula="of:= [.$B$4] / ( 1+ ( ([.A81]-10) / -5)^4)" office:value-type="float" office:value="555.332433781792" calcext:value-type="float">
            <text:p>555,332</text:p>
          </table:table-cell>
          <table:table-cell table:formula="of:= ( -60*[.A81] + 670 ) * 0.75" office:value-type="float" office:value="338.25" calcext:value-type="float">
            <text:p>338,3</text:p>
          </table:table-cell>
          <table:table-cell table:number-columns-repeated="4"/>
        </table:table-row>
        <table:table-row table:style-name="ro1">
          <table:table-cell table:formula="of:=[.A81]+0.05" office:value-type="float" office:value="3.69999999999999" calcext:value-type="float">
            <text:p>3,700</text:p>
          </table:table-cell>
          <table:table-cell table:formula="of:= [.$B$4] / ( 1+ ( ([.A82]-10) / -5)^4)" office:value-type="float" office:value="568.105356365444" calcext:value-type="float">
            <text:p>568,105</text:p>
          </table:table-cell>
          <table:table-cell table:formula="of:= ( -60*[.A82] + 670 ) * 0.75" office:value-type="float" office:value="336" calcext:value-type="float">
            <text:p>336,0</text:p>
          </table:table-cell>
          <table:table-cell table:number-columns-repeated="4"/>
        </table:table-row>
        <table:table-row table:style-name="ro1">
          <table:table-cell table:formula="of:=[.A82]+0.05" office:value-type="float" office:value="3.74999999999999" calcext:value-type="float">
            <text:p>3,750</text:p>
          </table:table-cell>
          <table:table-cell table:formula="of:= [.$B$4] / ( 1+ ( ([.A83]-10) / -5)^4)" office:value-type="float" office:value="581.15777525539" calcext:value-type="float">
            <text:p>581,158</text:p>
          </table:table-cell>
          <table:table-cell table:formula="of:= ( -60*[.A83] + 670 ) * 0.75" office:value-type="float" office:value="333.75" calcext:value-type="float">
            <text:p>333,8</text:p>
          </table:table-cell>
          <table:table-cell table:number-columns-repeated="4"/>
        </table:table-row>
        <table:table-row table:style-name="ro1">
          <table:table-cell table:formula="of:=[.A83]+0.05" office:value-type="float" office:value="3.79999999999999" calcext:value-type="float">
            <text:p>3,800</text:p>
          </table:table-cell>
          <table:table-cell table:formula="of:= [.$B$4] / ( 1+ ( ([.A84]-10) / -5)^4)" office:value-type="float" office:value="594.492544968366" calcext:value-type="float">
            <text:p>594,493</text:p>
          </table:table-cell>
          <table:table-cell table:formula="of:= ( -60*[.A84] + 670 ) * 0.75" office:value-type="float" office:value="331.5" calcext:value-type="float">
            <text:p>331,5</text:p>
          </table:table-cell>
          <table:table-cell table:number-columns-repeated="4"/>
        </table:table-row>
        <table:table-row table:style-name="ro1">
          <table:table-cell table:formula="of:=[.A84]+0.05" office:value-type="float" office:value="3.84999999999999" calcext:value-type="float">
            <text:p>3,850</text:p>
          </table:table-cell>
          <table:table-cell table:formula="of:= [.$B$4] / ( 1+ ( ([.A85]-10) / -5)^4)" office:value-type="float" office:value="608.112264432168" calcext:value-type="float">
            <text:p>608,112</text:p>
          </table:table-cell>
          <table:table-cell table:formula="of:= ( -60*[.A85] + 670 ) * 0.75" office:value-type="float" office:value="329.25" calcext:value-type="float">
            <text:p>329,3</text:p>
          </table:table-cell>
          <table:table-cell table:number-columns-repeated="4"/>
        </table:table-row>
        <table:table-row table:style-name="ro1">
          <table:table-cell table:formula="of:=[.A85]+0.05" office:value-type="float" office:value="3.89999999999999" calcext:value-type="float">
            <text:p>3,900</text:p>
          </table:table-cell>
          <table:table-cell table:formula="of:= [.$B$4] / ( 1+ ( ([.A86]-10) / -5)^4)" office:value-type="float" office:value="622.019252640383" calcext:value-type="float">
            <text:p>622,019</text:p>
          </table:table-cell>
          <table:table-cell table:formula="of:= ( -60*[.A86] + 670 ) * 0.75" office:value-type="float" office:value="327" calcext:value-type="float">
            <text:p>327,0</text:p>
          </table:table-cell>
          <table:table-cell table:number-columns-repeated="4"/>
        </table:table-row>
        <table:table-row table:style-name="ro1">
          <table:table-cell table:formula="of:=[.A86]+0.05" office:value-type="float" office:value="3.94999999999999" calcext:value-type="float">
            <text:p>3,950</text:p>
          </table:table-cell>
          <table:table-cell table:formula="of:= [.$B$4] / ( 1+ ( ([.A87]-10) / -5)^4)" office:value-type="float" office:value="636.215523365473" calcext:value-type="float">
            <text:p>636,216</text:p>
          </table:table-cell>
          <table:table-cell table:formula="of:= ( -60*[.A87] + 670 ) * 0.75" office:value-type="float" office:value="324.75" calcext:value-type="float">
            <text:p>324,8</text:p>
          </table:table-cell>
          <table:table-cell table:number-columns-repeated="4"/>
        </table:table-row>
        <table:table-row table:style-name="ro1">
          <table:table-cell table:formula="of:=[.A87]+0.05" office:value-type="float" office:value="3.99999999999999" calcext:value-type="float">
            <text:p>4,000</text:p>
          </table:table-cell>
          <table:table-cell table:formula="of:= [.$B$4] / ( 1+ ( ([.A88]-10) / -5)^4)" office:value-type="float" office:value="650.702758979696" calcext:value-type="float">
            <text:p>650,703</text:p>
          </table:table-cell>
          <table:table-cell table:formula="of:= ( -60*[.A88] + 670 ) * 0.75" office:value-type="float" office:value="322.5" calcext:value-type="float">
            <text:p>322,5</text:p>
          </table:table-cell>
          <table:table-cell table:number-columns-repeated="4"/>
        </table:table-row>
        <table:table-row table:style-name="ro1">
          <table:table-cell table:formula="of:=[.A88]+0.05" office:value-type="float" office:value="4.04999999999999" calcext:value-type="float">
            <text:p>4,050</text:p>
          </table:table-cell>
          <table:table-cell table:formula="of:= [.$B$4] / ( 1+ ( ([.A89]-10) / -5)^4)" office:value-type="float" office:value="665.482283445799" calcext:value-type="float">
            <text:p>665,482</text:p>
          </table:table-cell>
          <table:table-cell table:formula="of:= ( -60*[.A89] + 670 ) * 0.75" office:value-type="float" office:value="320.25" calcext:value-type="float">
            <text:p>320,3</text:p>
          </table:table-cell>
          <table:table-cell table:number-columns-repeated="4"/>
        </table:table-row>
        <table:table-row table:style-name="ro1">
          <table:table-cell table:formula="of:=[.A89]+0.05" office:value-type="float" office:value="4.09999999999999" calcext:value-type="float">
            <text:p>4,100</text:p>
          </table:table-cell>
          <table:table-cell table:formula="of:= [.$B$4] / ( 1+ ( ([.A90]-10) / -5)^4)" office:value-type="float" office:value="680.555034552866" calcext:value-type="float">
            <text:p>680,555</text:p>
          </table:table-cell>
          <table:table-cell table:formula="of:= ( -60*[.A90] + 670 ) * 0.75" office:value-type="float" office:value="318" calcext:value-type="float">
            <text:p>318,0</text:p>
          </table:table-cell>
          <table:table-cell table:number-columns-repeated="4"/>
        </table:table-row>
        <table:table-row table:style-name="ro1">
          <table:table-cell table:formula="of:=[.A90]+0.05" office:value-type="float" office:value="4.14999999999999" calcext:value-type="float">
            <text:p>4,150</text:p>
          </table:table-cell>
          <table:table-cell table:formula="of:= [.$B$4] / ( 1+ ( ([.A91]-10) / -5)^4)" office:value-type="float" office:value="695.92153548712" calcext:value-type="float">
            <text:p>695,922</text:p>
          </table:table-cell>
          <table:table-cell table:formula="of:= ( -60*[.A91] + 670 ) * 0.75" office:value-type="float" office:value="315.75" calcext:value-type="float">
            <text:p>315,8</text:p>
          </table:table-cell>
          <table:table-cell table:number-columns-repeated="4"/>
        </table:table-row>
        <table:table-row table:style-name="ro1">
          <table:table-cell table:formula="of:=[.A91]+0.05" office:value-type="float" office:value="4.19999999999999" calcext:value-type="float">
            <text:p>4,200</text:p>
          </table:table-cell>
          <table:table-cell table:formula="of:= [.$B$4] / ( 1+ ( ([.A92]-10) / -5)^4)" office:value-type="float" office:value="711.581865842793" calcext:value-type="float">
            <text:p>711,582</text:p>
          </table:table-cell>
          <table:table-cell table:formula="of:= ( -60*[.A92] + 670 ) * 0.75" office:value-type="float" office:value="313.5" calcext:value-type="float">
            <text:p>313,5</text:p>
          </table:table-cell>
          <table:table-cell table:number-columns-repeated="4"/>
        </table:table-row>
        <table:table-row table:style-name="ro1">
          <table:table-cell table:formula="of:=[.A92]+0.05" office:value-type="float" office:value="4.24999999999999" calcext:value-type="float">
            <text:p>4,250</text:p>
          </table:table-cell>
          <table:table-cell table:formula="of:= [.$B$4] / ( 1+ ( ([.A93]-10) / -5)^4)" office:value-type="float" office:value="727.535632194359" calcext:value-type="float">
            <text:p>727,536</text:p>
          </table:table-cell>
          <table:table-cell table:formula="of:= ( -60*[.A93] + 670 ) * 0.75" office:value-type="float" office:value="311.25" calcext:value-type="float">
            <text:p>311,3</text:p>
          </table:table-cell>
          <table:table-cell table:number-columns-repeated="4"/>
        </table:table-row>
        <table:table-row table:style-name="ro1">
          <table:table-cell table:formula="of:=[.A93]+0.05" office:value-type="float" office:value="4.29999999999999" calcext:value-type="float">
            <text:p>4,300</text:p>
          </table:table-cell>
          <table:table-cell table:formula="of:= [.$B$4] / ( 1+ ( ([.A94]-10) / -5)^4)" office:value-type="float" office:value="743.781938368322" calcext:value-type="float">
            <text:p>743,782</text:p>
          </table:table-cell>
          <table:table-cell table:formula="of:= ( -60*[.A94] + 670 ) * 0.75" office:value-type="float" office:value="309" calcext:value-type="float">
            <text:p>309,0</text:p>
          </table:table-cell>
          <table:table-cell table:number-columns-repeated="4"/>
        </table:table-row>
        <table:table-row table:style-name="ro1">
          <table:table-cell table:formula="of:=[.A94]+0.05" office:value-type="float" office:value="4.34999999999999" calcext:value-type="float">
            <text:p>4,350</text:p>
          </table:table-cell>
          <table:table-cell table:formula="of:= [.$B$4] / ( 1+ ( ([.A95]-10) / -5)^4)" office:value-type="float" office:value="760.319355570343" calcext:value-type="float">
            <text:p>760,319</text:p>
          </table:table-cell>
          <table:table-cell table:formula="of:= ( -60*[.A95] + 670 ) * 0.75" office:value-type="float" office:value="306.75" calcext:value-type="float">
            <text:p>306,8</text:p>
          </table:table-cell>
          <table:table-cell table:number-columns-repeated="4"/>
        </table:table-row>
        <table:table-row table:style-name="ro1">
          <table:table-cell table:formula="of:=[.A95]+0.05" office:value-type="float" office:value="4.39999999999999" calcext:value-type="float">
            <text:p>4,400</text:p>
          </table:table-cell>
          <table:table-cell table:formula="of:= [.$B$4] / ( 1+ ( ([.A96]-10) / -5)^4)" office:value-type="float" office:value="777.145892541486" calcext:value-type="float">
            <text:p>777,146</text:p>
          </table:table-cell>
          <table:table-cell table:formula="of:= ( -60*[.A96] + 670 ) * 0.75" office:value-type="float" office:value="304.5" calcext:value-type="float">
            <text:p>304,5</text:p>
          </table:table-cell>
          <table:table-cell table:number-columns-repeated="4"/>
        </table:table-row>
        <table:table-row table:style-name="ro1">
          <table:table-cell table:formula="of:=[.A96]+0.05" office:value-type="float" office:value="4.44999999999999" calcext:value-type="float">
            <text:p>4,450</text:p>
          </table:table-cell>
          <table:table-cell table:formula="of:= [.$B$4] / ( 1+ ( ([.A97]-10) / -5)^4)" office:value-type="float" office:value="794.258965935743" calcext:value-type="float">
            <text:p>794,259</text:p>
          </table:table-cell>
          <table:table-cell table:formula="of:= ( -60*[.A97] + 670 ) * 0.75" office:value-type="float" office:value="302.25" calcext:value-type="float">
            <text:p>302,3</text:p>
          </table:table-cell>
          <table:table-cell table:number-columns-repeated="4"/>
        </table:table-row>
        <table:table-row table:style-name="ro1">
          <table:table-cell table:formula="of:=[.A97]+0.05" office:value-type="float" office:value="4.49999999999999" calcext:value-type="float">
            <text:p>4,500</text:p>
          </table:table-cell>
          <table:table-cell table:formula="of:= [.$B$4] / ( 1+ ( ([.A98]-10) / -5)^4)" office:value-type="float" office:value="811.655371129415" calcext:value-type="float">
            <text:p>811,655</text:p>
          </table:table-cell>
          <table:table-cell table:formula="of:= ( -60*[.A98] + 670 ) * 0.75" office:value-type="float" office:value="300" calcext:value-type="float">
            <text:p>300,0</text:p>
          </table:table-cell>
          <table:table-cell table:number-columns-repeated="4"/>
        </table:table-row>
        <table:table-row table:style-name="ro1">
          <table:table-cell table:formula="of:=[.A98]+0.05" office:value-type="float" office:value="4.54999999999999" calcext:value-type="float">
            <text:p>4,550</text:p>
          </table:table-cell>
          <table:table-cell table:formula="of:= [.$B$4] / ( 1+ ( ([.A99]-10) / -5)^4)" office:value-type="float" office:value="829.331253691221" calcext:value-type="float">
            <text:p>829,331</text:p>
          </table:table-cell>
          <table:table-cell table:formula="of:= ( -60*[.A99] + 670 ) * 0.75" office:value-type="float" office:value="297.75" calcext:value-type="float">
            <text:p>297,8</text:p>
          </table:table-cell>
          <table:table-cell table:number-columns-repeated="4"/>
        </table:table-row>
        <table:table-row table:style-name="ro1">
          <table:table-cell table:formula="of:=[.A99]+0.05" office:value-type="float" office:value="4.59999999999999" calcext:value-type="float">
            <text:p>4,600</text:p>
          </table:table-cell>
          <table:table-cell table:formula="of:= [.$B$4] / ( 1+ ( ([.A100]-10) / -5)^4)" office:value-type="float" office:value="847.282081759871" calcext:value-type="float">
            <text:p>847,282</text:p>
          </table:table-cell>
          <table:table-cell table:formula="of:= ( -60*[.A100] + 670 ) * 0.75" office:value-type="float" office:value="295.5" calcext:value-type="float">
            <text:p>295,5</text:p>
          </table:table-cell>
          <table:table-cell table:number-columns-repeated="4"/>
        </table:table-row>
        <table:table-row table:style-name="ro1">
          <table:table-cell table:formula="of:=[.A100]+0.05" office:value-type="float" office:value="4.64999999999999" calcext:value-type="float">
            <text:p>4,650</text:p>
          </table:table-cell>
          <table:table-cell table:formula="of:= [.$B$4] / ( 1+ ( ([.A101]-10) / -5)^4)" office:value-type="float" office:value="865.502619592975" calcext:value-type="float">
            <text:p>865,503</text:p>
          </table:table-cell>
          <table:table-cell table:formula="of:= ( -60*[.A101] + 670 ) * 0.75" office:value-type="float" office:value="293.25" calcext:value-type="float">
            <text:p>293,3</text:p>
          </table:table-cell>
          <table:table-cell table:number-columns-repeated="4"/>
        </table:table-row>
        <table:table-row table:style-name="ro1">
          <table:table-cell table:formula="of:=[.A101]+0.05" office:value-type="float" office:value="4.69999999999999" calcext:value-type="float">
            <text:p>4,700</text:p>
          </table:table-cell>
          <table:table-cell table:formula="of:= [.$B$4] / ( 1+ ( ([.A102]-10) / -5)^4)" office:value-type="float" office:value="883.986902567172" calcext:value-type="float">
            <text:p>883,987</text:p>
          </table:table-cell>
          <table:table-cell table:formula="of:= ( -60*[.A102] + 670 ) * 0.75" office:value-type="float" office:value="291" calcext:value-type="float">
            <text:p>291,0</text:p>
          </table:table-cell>
          <table:table-cell table:number-columns-repeated="4"/>
        </table:table-row>
        <table:table-row table:style-name="ro1">
          <table:table-cell table:formula="of:=[.A102]+0.05" office:value-type="float" office:value="4.74999999999999" calcext:value-type="float">
            <text:p>4,750</text:p>
          </table:table-cell>
          <table:table-cell table:formula="of:= [.$B$4] / ( 1+ ( ([.A103]-10) / -5)^4)" office:value-type="float" office:value="902.728213924015" calcext:value-type="float">
            <text:p>902,728</text:p>
          </table:table-cell>
          <table:table-cell table:formula="of:= ( -60*[.A103] + 670 ) * 0.75" office:value-type="float" office:value="288.75" calcext:value-type="float">
            <text:p>288,8</text:p>
          </table:table-cell>
          <table:table-cell table:number-columns-repeated="4"/>
        </table:table-row>
        <table:table-row table:style-name="ro1">
          <table:table-cell table:formula="of:=[.A103]+0.05" office:value-type="float" office:value="4.79999999999999" calcext:value-type="float">
            <text:p>4,800</text:p>
          </table:table-cell>
          <table:table-cell table:formula="of:= [.$B$4] / ( 1+ ( ([.A104]-10) / -5)^4)" office:value-type="float" office:value="921.719063568822" calcext:value-type="float">
            <text:p>921,719</text:p>
          </table:table-cell>
          <table:table-cell table:formula="of:= ( -60*[.A104] + 670 ) * 0.75" office:value-type="float" office:value="286.5" calcext:value-type="float">
            <text:p>286,5</text:p>
          </table:table-cell>
          <table:table-cell table:number-columns-repeated="4"/>
        </table:table-row>
        <table:table-row table:style-name="ro1">
          <table:table-cell table:formula="of:=[.A104]+0.05" office:value-type="float" office:value="4.84999999999999" calcext:value-type="float">
            <text:p>4,850</text:p>
          </table:table-cell>
          <table:table-cell table:formula="of:= [.$B$4] / ( 1+ ( ([.A105]-10) / -5)^4)" office:value-type="float" office:value="940.951169240269" calcext:value-type="float">
            <text:p>940,951</text:p>
          </table:table-cell>
          <table:table-cell table:formula="of:= ( -60*[.A105] + 670 ) * 0.75" office:value-type="float" office:value="284.25" calcext:value-type="float">
            <text:p>284,3</text:p>
          </table:table-cell>
          <table:table-cell table:number-columns-repeated="4"/>
        </table:table-row>
        <table:table-row table:style-name="ro1">
          <table:table-cell table:formula="of:=[.A105]+0.05" office:value-type="float" office:value="4.89999999999999" calcext:value-type="float">
            <text:p>4,900</text:p>
          </table:table-cell>
          <table:table-cell table:formula="of:= [.$B$4] / ( 1+ ( ([.A106]-10) / -5)^4)" office:value-type="float" office:value="960.415440376215" calcext:value-type="float">
            <text:p>960,415</text:p>
          </table:table-cell>
          <table:table-cell table:formula="of:= ( -60*[.A106] + 670 ) * 0.75" office:value-type="float" office:value="282" calcext:value-type="float">
            <text:p>282,0</text:p>
          </table:table-cell>
          <table:table-cell table:number-columns-repeated="4"/>
        </table:table-row>
        <table:table-row table:style-name="ro1">
          <table:table-cell table:formula="of:=[.A106]+0.05" office:value-type="float" office:value="4.94999999999999" calcext:value-type="float">
            <text:p>4,950</text:p>
          </table:table-cell>
          <table:table-cell table:formula="of:= [.$B$4] / ( 1+ ( ([.A107]-10) / -5)^4)" office:value-type="float" office:value="980.101965005936" calcext:value-type="float">
            <text:p>980,102</text:p>
          </table:table-cell>
          <table:table-cell table:formula="of:= ( -60*[.A107] + 670 ) * 0.75" office:value-type="float" office:value="279.75" calcext:value-type="float">
            <text:p>279,8</text:p>
          </table:table-cell>
          <table:table-cell table:number-columns-repeated="4"/>
        </table:table-row>
        <table:table-row table:style-name="ro1">
          <table:table-cell table:formula="of:=[.A107]+0.05" office:value-type="float" office:value="4.99999999999999" calcext:value-type="float">
            <text:p>5,000</text:p>
          </table:table-cell>
          <table:table-cell table:formula="of:= [.$B$4] / ( 1+ ( ([.A108]-10) / -5)^4)" office:value-type="float" office:value="999.999999999996" calcext:value-type="float">
            <text:p>1000,000</text:p>
          </table:table-cell>
          <table:table-cell table:formula="of:= ( -60*[.A108] + 670 ) * 0.75" office:value-type="float" office:value="277.5" calcext:value-type="float">
            <text:p>277,5</text:p>
          </table:table-cell>
          <table:table-cell table:number-columns-repeated="4"/>
        </table:table-row>
        <table:table-row table:style-name="ro1">
          <table:table-cell table:formula="of:=[.A108]+0.05" office:value-type="float" office:value="5.04999999999999" calcext:value-type="float">
            <text:p>5,050</text:p>
          </table:table-cell>
          <table:table-cell table:formula="of:= [.$B$4] / ( 1+ ( ([.A109]-10) / -5)^4)" office:value-type="float" office:value="1020.09796500606" calcext:value-type="float">
            <text:p>1020,098</text:p>
          </table:table-cell>
          <table:table-cell table:formula="of:= ( -60*[.A109] + 670 ) * 0.75" office:value-type="float" office:value="275.25" calcext:value-type="float">
            <text:p>275,3</text:p>
          </table:table-cell>
          <table:table-cell table:number-columns-repeated="4"/>
        </table:table-row>
        <table:table-row table:style-name="ro1">
          <table:table-cell table:formula="of:=[.A109]+0.05" office:value-type="float" office:value="5.09999999999999" calcext:value-type="float">
            <text:p>5,100</text:p>
          </table:table-cell>
          <table:table-cell table:formula="of:= [.$B$4] / ( 1+ ( ([.A110]-10) / -5)^4)" office:value-type="float" office:value="1040.38344039156" calcext:value-type="float">
            <text:p>1040,383</text:p>
          </table:table-cell>
          <table:table-cell table:formula="of:= ( -60*[.A110] + 670 ) * 0.75" office:value-type="float" office:value="273" calcext:value-type="float">
            <text:p>273,0</text:p>
          </table:table-cell>
          <table:table-cell table:number-columns-repeated="4"/>
        </table:table-row>
        <table:table-row table:style-name="ro1">
          <table:table-cell table:formula="of:=[.A110]+0.05" office:value-type="float" office:value="5.14999999999999" calcext:value-type="float">
            <text:p>5,150</text:p>
          </table:table-cell>
          <table:table-cell table:formula="of:= [.$B$4] / ( 1+ ( ([.A111]-10) / -5)^4)" office:value-type="float" office:value="1060.84316950214" calcext:value-type="float">
            <text:p>1060,843</text:p>
          </table:table-cell>
          <table:table-cell table:formula="of:= ( -60*[.A111] + 670 ) * 0.75" office:value-type="float" office:value="270.75" calcext:value-type="float">
            <text:p>270,8</text:p>
          </table:table-cell>
          <table:table-cell table:number-columns-repeated="4"/>
        </table:table-row>
        <table:table-row table:style-name="ro1">
          <table:table-cell table:formula="of:=[.A111]+0.05" office:value-type="float" office:value="5.19999999999999" calcext:value-type="float">
            <text:p>5,200</text:p>
          </table:table-cell>
          <table:table-cell table:formula="of:= [.$B$4] / ( 1+ ( ([.A112]-10) / -5)^4)" office:value-type="float" office:value="1081.46306552731" calcext:value-type="float">
            <text:p>1081,463</text:p>
          </table:table-cell>
          <table:table-cell table:formula="of:= ( -60*[.A112] + 670 ) * 0.75" office:value-type="float" office:value="268.5" calcext:value-type="float">
            <text:p>268,5</text:p>
          </table:table-cell>
          <table:table-cell table:number-columns-repeated="4"/>
        </table:table-row>
        <table:table-row table:style-name="ro1">
          <table:table-cell table:formula="of:=[.A112]+0.05" office:value-type="float" office:value="5.24999999999999" calcext:value-type="float">
            <text:p>5,250</text:p>
          </table:table-cell>
          <table:table-cell table:formula="of:= [.$B$4] / ( 1+ ( ([.A113]-10) / -5)^4)" office:value-type="float" office:value="1102.22822324254" calcext:value-type="float">
            <text:p>1102,228</text:p>
          </table:table-cell>
          <table:table-cell table:formula="of:= ( -60*[.A113] + 670 ) * 0.75" office:value-type="float" office:value="266.25" calcext:value-type="float">
            <text:p>266,3</text:p>
          </table:table-cell>
          <table:table-cell table:number-columns-repeated="4"/>
        </table:table-row>
        <table:table-row table:style-name="ro1">
          <table:table-cell table:formula="of:=[.A113]+0.05" office:value-type="float" office:value="5.29999999999999" calcext:value-type="float">
            <text:p>5,300</text:p>
          </table:table-cell>
          <table:table-cell table:formula="of:= [.$B$4] / ( 1+ ( ([.A114]-10) / -5)^4)" office:value-type="float" office:value="1123.12293586851" calcext:value-type="float">
            <text:p>1123,123</text:p>
          </table:table-cell>
          <table:table-cell table:formula="of:= ( -60*[.A114] + 670 ) * 0.75" office:value-type="float" office:value="264" calcext:value-type="float">
            <text:p>264,0</text:p>
          </table:table-cell>
          <table:table-cell table:number-columns-repeated="4"/>
        </table:table-row>
        <table:table-row table:style-name="ro1">
          <table:table-cell table:formula="of:=[.A114]+0.05" office:value-type="float" office:value="5.34999999999999" calcext:value-type="float">
            <text:p>5,350</text:p>
          </table:table-cell>
          <table:table-cell table:formula="of:= [.$B$4] / ( 1+ ( ([.A115]-10) / -5)^4)" office:value-type="float" office:value="1144.1307172548" calcext:value-type="float">
            <text:p>1144,131</text:p>
          </table:table-cell>
          <table:table-cell table:formula="of:= ( -60*[.A115] + 670 ) * 0.75" office:value-type="float" office:value="261.75" calcext:value-type="float">
            <text:p>261,8</text:p>
          </table:table-cell>
          <table:table-cell table:number-columns-repeated="4"/>
        </table:table-row>
        <table:table-row table:style-name="ro1">
          <table:table-cell table:formula="of:=[.A115]+0.05" office:value-type="float" office:value="5.39999999999999" calcext:value-type="float">
            <text:p>5,400</text:p>
          </table:table-cell>
          <table:table-cell table:formula="of:= [.$B$4] / ( 1+ ( ([.A116]-10) / -5)^4)" office:value-type="float" office:value="1165.23432955586" calcext:value-type="float">
            <text:p>1165,234</text:p>
          </table:table-cell>
          <table:table-cell table:formula="of:= ( -60*[.A116] + 670 ) * 0.75" office:value-type="float" office:value="259.5" calcext:value-type="float">
            <text:p>259,5</text:p>
          </table:table-cell>
          <table:table-cell table:number-columns-repeated="4"/>
        </table:table-row>
        <table:table-row table:style-name="ro1">
          <table:table-cell table:formula="of:=[.A116]+0.05" office:value-type="float" office:value="5.44999999999999" calcext:value-type="float">
            <text:p>5,450</text:p>
          </table:table-cell>
          <table:table-cell table:formula="of:= [.$B$4] / ( 1+ ( ([.A117]-10) / -5)^4)" office:value-type="float" office:value="1186.41581652212" calcext:value-type="float">
            <text:p>1186,416</text:p>
          </table:table-cell>
          <table:table-cell table:formula="of:= ( -60*[.A117] + 670 ) * 0.75" office:value-type="float" office:value="257.250000000001" calcext:value-type="float">
            <text:p>257,3</text:p>
          </table:table-cell>
          <table:table-cell table:number-columns-repeated="4"/>
        </table:table-row>
        <table:table-row table:style-name="ro1">
          <table:table-cell table:formula="of:=[.A117]+0.05" office:value-type="float" office:value="5.49999999999999" calcext:value-type="float">
            <text:p>5,500</text:p>
          </table:table-cell>
          <table:table-cell table:formula="of:= [.$B$4] / ( 1+ ( ([.A118]-10) / -5)^4)" office:value-type="float" office:value="1207.65654247931" calcext:value-type="float">
            <text:p>1207,657</text:p>
          </table:table-cell>
          <table:table-cell table:formula="of:= ( -60*[.A118] + 670 ) * 0.75" office:value-type="float" office:value="255.000000000001" calcext:value-type="float">
            <text:p>255,0</text:p>
          </table:table-cell>
          <table:table-cell table:number-columns-repeated="4"/>
        </table:table-row>
        <table:table-row table:style-name="ro1">
          <table:table-cell table:formula="of:=[.A118]+0.05" office:value-type="float" office:value="5.54999999999999" calcext:value-type="float">
            <text:p>5,550</text:p>
          </table:table-cell>
          <table:table-cell table:formula="of:= [.$B$4] / ( 1+ ( ([.A119]-10) / -5)^4)" office:value-type="float" office:value="1228.93723701396" calcext:value-type="float">
            <text:p>1228,937</text:p>
          </table:table-cell>
          <table:table-cell table:formula="of:= ( -60*[.A119] + 670 ) * 0.75" office:value-type="float" office:value="252.750000000001" calcext:value-type="float">
            <text:p>252,8</text:p>
          </table:table-cell>
          <table:table-cell table:number-columns-repeated="4"/>
        </table:table-row>
        <table:table-row table:style-name="ro1">
          <table:table-cell table:formula="of:=[.A119]+0.05" office:value-type="float" office:value="5.59999999999999" calcext:value-type="float">
            <text:p>5,600</text:p>
          </table:table-cell>
          <table:table-cell table:formula="of:= [.$B$4] / ( 1+ ( ([.A120]-10) / -5)^4)" office:value-type="float" office:value="1250.23804532382" calcext:value-type="float">
            <text:p>1250,238</text:p>
          </table:table-cell>
          <table:table-cell table:formula="of:= ( -60*[.A120] + 670 ) * 0.75" office:value-type="float" office:value="250.500000000001" calcext:value-type="float">
            <text:p>250,5</text:p>
          </table:table-cell>
          <table:table-cell table:number-columns-repeated="4"/>
        </table:table-row>
        <table:table-row table:style-name="ro1">
          <table:table-cell table:formula="of:=[.A120]+0.05" office:value-type="float" office:value="5.64999999999999" calcext:value-type="float">
            <text:p>5,650</text:p>
          </table:table-cell>
          <table:table-cell table:formula="of:= [.$B$4] / ( 1+ ( ([.A121]-10) / -5)^4)" office:value-type="float" office:value="1271.53858412945" calcext:value-type="float">
            <text:p>1271,539</text:p>
          </table:table-cell>
          <table:table-cell table:formula="of:= ( -60*[.A121] + 670 ) * 0.75" office:value-type="float" office:value="248.250000000001" calcext:value-type="float">
            <text:p>248,3</text:p>
          </table:table-cell>
          <table:table-cell table:number-columns-repeated="4"/>
        </table:table-row>
        <table:table-row table:style-name="ro1">
          <table:table-cell table:formula="of:=[.A121]+0.05" office:value-type="float" office:value="5.69999999999999" calcext:value-type="float">
            <text:p>5,700</text:p>
          </table:table-cell>
          <table:table-cell table:formula="of:= [.$B$4] / ( 1+ ( ([.A122]-10) / -5)^4)" office:value-type="float" office:value="1292.81800297679" calcext:value-type="float">
            <text:p>1292,818</text:p>
          </table:table-cell>
          <table:table-cell table:formula="of:= ( -60*[.A122] + 670 ) * 0.75" office:value-type="float" office:value="246.000000000001" calcext:value-type="float">
            <text:p>246,0</text:p>
          </table:table-cell>
          <table:table-cell table:number-columns-repeated="4"/>
        </table:table-row>
        <table:table-row table:style-name="ro1">
          <table:table-cell table:formula="of:=[.A122]+0.05" office:value-type="float" office:value="5.74999999999999" calcext:value-type="float">
            <text:p>5,750</text:p>
          </table:table-cell>
          <table:table-cell table:formula="of:= [.$B$4] / ( 1+ ( ([.A123]-10) / -5)^4)" office:value-type="float" office:value="1314.05505069377" calcext:value-type="float">
            <text:p>1314,055</text:p>
          </table:table-cell>
          <table:table-cell table:formula="of:= ( -60*[.A123] + 670 ) * 0.75" office:value-type="float" office:value="243.750000000001" calcext:value-type="float">
            <text:p>243,8</text:p>
          </table:table-cell>
          <table:table-cell table:number-columns-repeated="4"/>
        </table:table-row>
        <table:table-row table:style-name="ro1">
          <table:table-cell table:formula="of:=[.A123]+0.05" office:value-type="float" office:value="5.79999999999999" calcext:value-type="float">
            <text:p>5,800</text:p>
          </table:table-cell>
          <table:table-cell table:formula="of:= [.$B$4] / ( 1+ ( ([.A124]-10) / -5)^4)" office:value-type="float" office:value="1335.22814669478" calcext:value-type="float">
            <text:p>1335,228</text:p>
          </table:table-cell>
          <table:table-cell table:formula="of:= ( -60*[.A124] + 670 ) * 0.75" office:value-type="float" office:value="241.500000000001" calcext:value-type="float">
            <text:p>241,5</text:p>
          </table:table-cell>
          <table:table-cell table:number-columns-repeated="4"/>
        </table:table-row>
        <table:table-row table:style-name="ro1">
          <table:table-cell table:formula="of:=[.A124]+0.05" office:value-type="float" office:value="5.84999999999999" calcext:value-type="float">
            <text:p>5,850</text:p>
          </table:table-cell>
          <table:table-cell table:formula="of:= [.$B$4] / ( 1+ ( ([.A125]-10) / -5)^4)" office:value-type="float" office:value="1356.31545675879" calcext:value-type="float">
            <text:p>1356,315</text:p>
          </table:table-cell>
          <table:table-cell table:formula="of:= ( -60*[.A125] + 670 ) * 0.75" office:value-type="float" office:value="239.250000000001" calcext:value-type="float">
            <text:p>239,3</text:p>
          </table:table-cell>
          <table:table-cell table:number-columns-repeated="4"/>
        </table:table-row>
        <table:table-row table:style-name="ro1">
          <table:table-cell table:formula="of:=[.A125]+0.05" office:value-type="float" office:value="5.89999999999999" calcext:value-type="float">
            <text:p>5,900</text:p>
          </table:table-cell>
          <table:table-cell table:formula="of:= [.$B$4] / ( 1+ ( ([.A126]-10) / -5)^4)" office:value-type="float" office:value="1377.29497284029" calcext:value-type="float">
            <text:p>1377,295</text:p>
          </table:table-cell>
          <table:table-cell table:formula="of:= ( -60*[.A126] + 670 ) * 0.75" office:value-type="float" office:value="237.000000000001" calcext:value-type="float">
            <text:p>237,0</text:p>
          </table:table-cell>
          <table:table-cell table:number-columns-repeated="4"/>
        </table:table-row>
        <table:table-row table:style-name="ro1">
          <table:table-cell table:formula="of:=[.A126]+0.05" office:value-type="float" office:value="5.94999999999999" calcext:value-type="float">
            <text:p>5,950</text:p>
          </table:table-cell>
          <table:table-cell table:formula="of:= [.$B$4] / ( 1+ ( ([.A127]-10) / -5)^4)" office:value-type="float" office:value="1398.14459640777" calcext:value-type="float">
            <text:p>1398,145</text:p>
          </table:table-cell>
          <table:table-cell table:formula="of:= ( -60*[.A127] + 670 ) * 0.75" office:value-type="float" office:value="234.750000000001" calcext:value-type="float">
            <text:p>234,8</text:p>
          </table:table-cell>
          <table:table-cell table:number-columns-repeated="4"/>
        </table:table-row>
        <table:table-row table:style-name="ro1">
          <table:table-cell table:formula="of:=[.A127]+0.05" office:value-type="float" office:value="5.99999999999999" calcext:value-type="float">
            <text:p>6,000</text:p>
          </table:table-cell>
          <table:table-cell table:formula="of:= [.$B$4] / ( 1+ ( ([.A128]-10) / -5)^4)" office:value-type="float" office:value="1418.8422247446" calcext:value-type="float">
            <text:p>1418,842</text:p>
          </table:table-cell>
          <table:table-cell table:formula="of:= ( -60*[.A128] + 670 ) * 0.75" office:value-type="float" office:value="232.500000000001" calcext:value-type="float">
            <text:p>232,5</text:p>
          </table:table-cell>
          <table:table-cell table:number-columns-repeated="4"/>
        </table:table-row>
        <table:table-row table:style-name="ro1">
          <table:table-cell table:formula="of:=[.A128]+0.05" office:value-type="float" office:value="6.04999999999999" calcext:value-type="float">
            <text:p>6,050</text:p>
          </table:table-cell>
          <table:table-cell table:formula="of:= [.$B$4] / ( 1+ ( ([.A129]-10) / -5)^4)" office:value-type="float" office:value="1439.36583959242" calcext:value-type="float">
            <text:p>1439,366</text:p>
          </table:table-cell>
          <table:table-cell table:formula="of:= ( -60*[.A129] + 670 ) * 0.75" office:value-type="float" office:value="230.250000000001" calcext:value-type="float">
            <text:p>230,3</text:p>
          </table:table-cell>
          <table:table-cell table:number-columns-repeated="4"/>
        </table:table-row>
        <table:table-row table:style-name="ro1">
          <table:table-cell table:formula="of:=[.A129]+0.05" office:value-type="float" office:value="6.09999999999999" calcext:value-type="float">
            <text:p>6,100</text:p>
          </table:table-cell>
          <table:table-cell table:formula="of:= [.$B$4] / ( 1+ ( ([.A130]-10) / -5)^4)" office:value-type="float" office:value="1459.69359746858" calcext:value-type="float">
            <text:p>1459,694</text:p>
          </table:table-cell>
          <table:table-cell table:formula="of:= ( -60*[.A130] + 670 ) * 0.75" office:value-type="float" office:value="228.000000000001" calcext:value-type="float">
            <text:p>228,0</text:p>
          </table:table-cell>
          <table:table-cell table:number-columns-repeated="4"/>
        </table:table-row>
        <table:table-row table:style-name="ro1">
          <table:table-cell table:formula="of:=[.A130]+0.05" office:value-type="float" office:value="6.14999999999999" calcext:value-type="float">
            <text:p>6,150</text:p>
          </table:table-cell>
          <table:table-cell table:formula="of:= [.$B$4] / ( 1+ ( ([.A131]-10) / -5)^4)" office:value-type="float" office:value="1479.80392094914" calcext:value-type="float">
            <text:p>1479,804</text:p>
          </table:table-cell>
          <table:table-cell table:formula="of:= ( -60*[.A131] + 670 ) * 0.75" office:value-type="float" office:value="225.750000000001" calcext:value-type="float">
            <text:p>225,8</text:p>
          </table:table-cell>
          <table:table-cell table:number-columns-repeated="4"/>
        </table:table-row>
        <table:table-row table:style-name="ro1">
          <table:table-cell table:formula="of:=[.A131]+0.05" office:value-type="float" office:value="6.19999999999999" calcext:value-type="float">
            <text:p>6,200</text:p>
          </table:table-cell>
          <table:table-cell table:formula="of:= [.$B$4] / ( 1+ ( ([.A132]-10) / -5)^4)" office:value-type="float" office:value="1499.67559017633" calcext:value-type="float">
            <text:p>1499,676</text:p>
          </table:table-cell>
          <table:table-cell table:formula="of:= ( -60*[.A132] + 670 ) * 0.75" office:value-type="float" office:value="223.500000000001" calcext:value-type="float">
            <text:p>223,5</text:p>
          </table:table-cell>
          <table:table-cell table:number-columns-repeated="4"/>
        </table:table-row>
        <table:table-row table:style-name="ro1">
          <table:table-cell table:formula="of:=[.A132]+0.05" office:value-type="float" office:value="6.24999999999999" calcext:value-type="float">
            <text:p>6,250</text:p>
          </table:table-cell>
          <table:table-cell table:formula="of:= [.$B$4] / ( 1+ ( ([.A133]-10) / -5)^4)" office:value-type="float" office:value="1519.28783382789" calcext:value-type="float">
            <text:p>1519,288</text:p>
          </table:table-cell>
          <table:table-cell table:formula="of:= ( -60*[.A133] + 670 ) * 0.75" office:value-type="float" office:value="221.250000000001" calcext:value-type="float">
            <text:p>221,3</text:p>
          </table:table-cell>
          <table:table-cell table:number-columns-repeated="4"/>
        </table:table-row>
        <table:table-row table:style-name="ro1">
          <table:table-cell table:formula="of:=[.A133]+0.05" office:value-type="float" office:value="6.29999999999999" calcext:value-type="float">
            <text:p>6,300</text:p>
          </table:table-cell>
          <table:table-cell table:formula="of:= [.$B$4] / ( 1+ ( ([.A134]-10) / -5)^4)" office:value-type="float" office:value="1538.62041877308" calcext:value-type="float">
            <text:p>1538,620</text:p>
          </table:table-cell>
          <table:table-cell table:formula="of:= ( -60*[.A134] + 670 ) * 0.75" office:value-type="float" office:value="219.000000000001" calcext:value-type="float">
            <text:p>219,0</text:p>
          </table:table-cell>
          <table:table-cell table:number-columns-repeated="4"/>
        </table:table-row>
        <table:table-row table:style-name="ro1">
          <table:table-cell table:formula="of:=[.A134]+0.05" office:value-type="float" office:value="6.34999999999999" calcext:value-type="float">
            <text:p>6,350</text:p>
          </table:table-cell>
          <table:table-cell table:formula="of:= [.$B$4] / ( 1+ ( ([.A135]-10) / -5)^4)" office:value-type="float" office:value="1557.65373763959" calcext:value-type="float">
            <text:p>1557,654</text:p>
          </table:table-cell>
          <table:table-cell table:formula="of:= ( -60*[.A135] + 670 ) * 0.75" office:value-type="float" office:value="216.750000000001" calcext:value-type="float">
            <text:p>216,8</text:p>
          </table:table-cell>
          <table:table-cell table:number-columns-repeated="4"/>
        </table:table-row>
        <table:table-row table:style-name="ro1">
          <table:table-cell table:formula="of:=[.A135]+0.05" office:value-type="float" office:value="6.39999999999999" calcext:value-type="float">
            <text:p>6,400</text:p>
          </table:table-cell>
          <table:table-cell table:formula="of:= [.$B$4] / ( 1+ ( ([.A136]-10) / -5)^4)" office:value-type="float" office:value="1576.36889352523" calcext:value-type="float">
            <text:p>1576,369</text:p>
          </table:table-cell>
          <table:table-cell table:formula="of:= ( -60*[.A136] + 670 ) * 0.75" office:value-type="float" office:value="214.500000000001" calcext:value-type="float">
            <text:p>214,5</text:p>
          </table:table-cell>
          <table:table-cell table:number-columns-repeated="4"/>
        </table:table-row>
        <table:table-row table:style-name="ro1">
          <table:table-cell table:formula="of:=[.A136]+0.05" office:value-type="float" office:value="6.44999999999999" calcext:value-type="float">
            <text:p>6,450</text:p>
          </table:table-cell>
          <table:table-cell table:formula="of:= [.$B$4] / ( 1+ ( ([.A137]-10) / -5)^4)" office:value-type="float" office:value="1594.74778110979" calcext:value-type="float">
            <text:p>1594,748</text:p>
          </table:table-cell>
          <table:table-cell table:formula="of:= ( -60*[.A137] + 670 ) * 0.75" office:value-type="float" office:value="212.250000000001" calcext:value-type="float">
            <text:p>212,3</text:p>
          </table:table-cell>
          <table:table-cell table:number-columns-repeated="4"/>
        </table:table-row>
        <table:table-row table:style-name="ro1">
          <table:table-cell table:formula="of:=[.A137]+0.05" office:value-type="float" office:value="6.49999999999999" calcext:value-type="float">
            <text:p>6,500</text:p>
          </table:table-cell>
          <table:table-cell table:formula="of:= [.$B$4] / ( 1+ ( ([.A138]-10) / -5)^4)" office:value-type="float" office:value="1612.77316345455" calcext:value-type="float">
            <text:p>1612,773</text:p>
          </table:table-cell>
          <table:table-cell table:formula="of:= ( -60*[.A138] + 670 ) * 0.75" office:value-type="float" office:value="210.000000000001" calcext:value-type="float">
            <text:p>210,0</text:p>
          </table:table-cell>
          <table:table-cell table:number-columns-repeated="4"/>
        </table:table-row>
        <table:table-row table:style-name="ro1">
          <table:table-cell table:formula="of:=[.A138]+0.05" office:value-type="float" office:value="6.54999999999999" calcext:value-type="float">
            <text:p>6,550</text:p>
          </table:table-cell>
          <table:table-cell table:formula="of:= [.$B$4] / ( 1+ ( ([.A139]-10) / -5)^4)" office:value-type="float" office:value="1630.42874381962" calcext:value-type="float">
            <text:p>1630,429</text:p>
          </table:table-cell>
          <table:table-cell table:formula="of:= ( -60*[.A139] + 670 ) * 0.75" office:value-type="float" office:value="207.750000000001" calcext:value-type="float">
            <text:p>207,8</text:p>
          </table:table-cell>
          <table:table-cell table:number-columns-repeated="4"/>
        </table:table-row>
        <table:table-row table:style-name="ro1">
          <table:table-cell table:formula="of:=[.A139]+0.05" office:value-type="float" office:value="6.59999999999998" calcext:value-type="float">
            <text:p>6,600</text:p>
          </table:table-cell>
          <table:table-cell table:formula="of:= [.$B$4] / ( 1+ ( ([.A140]-10) / -5)^4)" office:value-type="float" office:value="1647.69923188216" calcext:value-type="float">
            <text:p>1647,699</text:p>
          </table:table-cell>
          <table:table-cell table:formula="of:= ( -60*[.A140] + 670 ) * 0.75" office:value-type="float" office:value="205.500000000001" calcext:value-type="float">
            <text:p>205,5</text:p>
          </table:table-cell>
          <table:table-cell table:number-columns-repeated="4"/>
        </table:table-row>
        <table:table-row table:style-name="ro1">
          <table:table-cell table:formula="of:=[.A140]+0.05" office:value-type="float" office:value="6.64999999999998" calcext:value-type="float">
            <text:p>6,650</text:p>
          </table:table-cell>
          <table:table-cell table:formula="of:= [.$B$4] / ( 1+ ( ([.A141]-10) / -5)^4)" office:value-type="float" office:value="1664.57040380006" calcext:value-type="float">
            <text:p>1664,570</text:p>
          </table:table-cell>
          <table:table-cell table:formula="of:= ( -60*[.A141] + 670 ) * 0.75" office:value-type="float" office:value="203.250000000001" calcext:value-type="float">
            <text:p>203,3</text:p>
          </table:table-cell>
          <table:table-cell table:number-columns-repeated="4"/>
        </table:table-row>
        <table:table-row table:style-name="ro1">
          <table:table-cell table:formula="of:=[.A141]+0.05" office:value-type="float" office:value="6.69999999999998" calcext:value-type="float">
            <text:p>6,700</text:p>
          </table:table-cell>
          <table:table-cell table:formula="of:= [.$B$4] / ( 1+ ( ([.A142]-10) / -5)^4)" office:value-type="float" office:value="1681.02915563519" calcext:value-type="float">
            <text:p>1681,029</text:p>
          </table:table-cell>
          <table:table-cell table:formula="of:= ( -60*[.A142] + 670 ) * 0.75" office:value-type="float" office:value="201.000000000001" calcext:value-type="float">
            <text:p>201,0</text:p>
          </table:table-cell>
          <table:table-cell table:number-columns-repeated="4"/>
        </table:table-row>
        <table:table-row table:style-name="ro1">
          <table:table-cell table:formula="of:=[.A142]+0.05" office:value-type="float" office:value="6.74999999999998" calcext:value-type="float">
            <text:p>6,750</text:p>
          </table:table-cell>
          <table:table-cell table:formula="of:= [.$B$4] / ( 1+ ( ([.A143]-10) / -5)^4)" office:value-type="float" office:value="1697.06354972661" calcext:value-type="float">
            <text:p>1697,064</text:p>
          </table:table-cell>
          <table:table-cell table:formula="of:= ( -60*[.A143] + 670 ) * 0.75" office:value-type="float" office:value="198.750000000001" calcext:value-type="float">
            <text:p>198,8</text:p>
          </table:table-cell>
          <table:table-cell table:number-columns-repeated="4"/>
        </table:table-row>
        <table:table-row table:style-name="ro1">
          <table:table-cell table:formula="of:=[.A143]+0.05" office:value-type="float" office:value="6.79999999999998" calcext:value-type="float">
            <text:p>6,800</text:p>
          </table:table-cell>
          <table:table-cell table:formula="of:= [.$B$4] / ( 1+ ( ([.A144]-10) / -5)^4)" office:value-type="float" office:value="1712.66285368543" calcext:value-type="float">
            <text:p>1712,663</text:p>
          </table:table-cell>
          <table:table-cell table:formula="of:= ( -60*[.A144] + 670 ) * 0.75" office:value-type="float" office:value="196.500000000001" calcext:value-type="float">
            <text:p>196,5</text:p>
          </table:table-cell>
          <table:table-cell table:number-columns-repeated="4"/>
        </table:table-row>
        <table:table-row table:style-name="ro1">
          <table:table-cell table:formula="of:=[.A144]+0.05" office:value-type="float" office:value="6.84999999999998" calcext:value-type="float">
            <text:p>6,850</text:p>
          </table:table-cell>
          <table:table-cell table:formula="of:= [.$B$4] / ( 1+ ( ([.A145]-10) / -5)^4)" office:value-type="float" office:value="1727.8175717682" calcext:value-type="float">
            <text:p>1727,818</text:p>
          </table:table-cell>
          <table:table-cell table:formula="of:= ( -60*[.A145] + 670 ) * 0.75" office:value-type="float" office:value="194.250000000001" calcext:value-type="float">
            <text:p>194,3</text:p>
          </table:table-cell>
          <table:table-cell table:number-columns-repeated="4"/>
        </table:table-row>
        <table:table-row table:style-name="ro1">
          <table:table-cell table:formula="of:=[.A145]+0.05" office:value-type="float" office:value="6.89999999999998" calcext:value-type="float">
            <text:p>6,900</text:p>
          </table:table-cell>
          <table:table-cell table:formula="of:= [.$B$4] / ( 1+ ( ([.A146]-10) / -5)^4)" office:value-type="float" office:value="1742.51946847301" calcext:value-type="float">
            <text:p>1742,519</text:p>
          </table:table-cell>
          <table:table-cell table:formula="of:= ( -60*[.A146] + 670 ) * 0.75" office:value-type="float" office:value="192.000000000001" calcext:value-type="float">
            <text:p>192,0</text:p>
          </table:table-cell>
          <table:table-cell table:number-columns-repeated="4"/>
        </table:table-row>
        <table:table-row table:style-name="ro1">
          <table:table-cell table:formula="of:=[.A146]+0.05" office:value-type="float" office:value="6.94999999999998" calcext:value-type="float">
            <text:p>6,950</text:p>
          </table:table-cell>
          <table:table-cell table:formula="of:= [.$B$4] / ( 1+ ( ([.A147]-10) / -5)^4)" office:value-type="float" office:value="1756.76158429011" calcext:value-type="float">
            <text:p>1756,762</text:p>
          </table:table-cell>
          <table:table-cell table:formula="of:= ( -60*[.A147] + 670 ) * 0.75" office:value-type="float" office:value="189.750000000001" calcext:value-type="float">
            <text:p>189,8</text:p>
          </table:table-cell>
          <table:table-cell table:number-columns-repeated="4"/>
        </table:table-row>
        <table:table-row table:style-name="ro1">
          <table:table-cell table:formula="of:=[.A147]+0.05" office:value-type="float" office:value="6.99999999999998" calcext:value-type="float">
            <text:p>7,000</text:p>
          </table:table-cell>
          <table:table-cell table:formula="of:= [.$B$4] / ( 1+ ( ([.A148]-10) / -5)^4)" office:value-type="float" office:value="1770.53824362606" calcext:value-type="float">
            <text:p>1770,538</text:p>
          </table:table-cell>
          <table:table-cell table:formula="of:= ( -60*[.A148] + 670 ) * 0.75" office:value-type="float" office:value="187.500000000001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[.A148]+0.05" office:value-type="float" office:value="7.04999999999998" calcext:value-type="float">
            <text:p>7,050</text:p>
          </table:table-cell>
          <table:table-cell table:formula="of:= [.$B$4] / ( 1+ ( ([.A149]-10) / -5)^4)" office:value-type="float" office:value="1783.84505500446" calcext:value-type="float">
            <text:p>1783,845</text:p>
          </table:table-cell>
          <table:table-cell table:formula="of:= ( -60*[.A149] + 670 ) * 0.75" office:value-type="float" office:value="185.250000000001" calcext:value-type="float">
            <text:p>185,3</text:p>
          </table:table-cell>
          <table:table-cell table:number-columns-repeated="4"/>
        </table:table-row>
        <table:table-row table:style-name="ro1">
          <table:table-cell table:formula="of:=[.A149]+0.05" office:value-type="float" office:value="7.09999999999998" calcext:value-type="float">
            <text:p>7,100</text:p>
          </table:table-cell>
          <table:table-cell table:formula="of:= [.$B$4] / ( 1+ ( ([.A150]-10) / -5)^4)" office:value-type="float" office:value="1796.6789037269" calcext:value-type="float">
            <text:p>1796,679</text:p>
          </table:table-cell>
          <table:table-cell table:formula="of:= ( -60*[.A150] + 670 ) * 0.75" office:value-type="float" office:value="183.000000000001" calcext:value-type="float">
            <text:p>183,0</text:p>
          </table:table-cell>
          <table:table-cell table:number-columns-repeated="4"/>
        </table:table-row>
        <table:table-row table:style-name="ro1">
          <table:table-cell table:formula="of:=[.A150]+0.05" office:value-type="float" office:value="7.14999999999998" calcext:value-type="float">
            <text:p>7,150</text:p>
          </table:table-cell>
          <table:table-cell table:formula="of:= [.$B$4] / ( 1+ ( ([.A151]-10) / -5)^4)" office:value-type="float" office:value="1809.03793725317" calcext:value-type="float">
            <text:p>1809,038</text:p>
          </table:table-cell>
          <table:table-cell table:formula="of:= ( -60*[.A151] + 670 ) * 0.75" office:value-type="float" office:value="180.750000000001" calcext:value-type="float">
            <text:p>180,8</text:p>
          </table:table-cell>
          <table:table-cell table:number-columns-repeated="4"/>
        </table:table-row>
        <table:table-row table:style-name="ro1">
          <table:table-cell table:formula="of:=[.A151]+0.05" office:value-type="float" office:value="7.19999999999998" calcext:value-type="float">
            <text:p>7,200</text:p>
          </table:table-cell>
          <table:table-cell table:formula="of:= [.$B$4] / ( 1+ ( ([.A152]-10) / -5)^4)" office:value-type="float" office:value="1820.92154362869" calcext:value-type="float">
            <text:p>1820,922</text:p>
          </table:table-cell>
          <table:table-cell table:formula="of:= ( -60*[.A152] + 670 ) * 0.75" office:value-type="float" office:value="178.500000000001" calcext:value-type="float">
            <text:p>178,5</text:p>
          </table:table-cell>
          <table:table-cell table:number-columns-repeated="4"/>
        </table:table-row>
        <table:table-row table:style-name="ro1">
          <table:table-cell table:formula="of:=[.A152]+0.05" office:value-type="float" office:value="7.24999999999998" calcext:value-type="float">
            <text:p>7,250</text:p>
          </table:table-cell>
          <table:table-cell table:formula="of:= [.$B$4] / ( 1+ ( ([.A153]-10) / -5)^4)" office:value-type="float" office:value="1832.33032334904" calcext:value-type="float">
            <text:p>1832,330</text:p>
          </table:table-cell>
          <table:table-cell table:formula="of:= ( -60*[.A153] + 670 ) * 0.75" office:value-type="float" office:value="176.250000000001" calcext:value-type="float">
            <text:p>176,3</text:p>
          </table:table-cell>
          <table:table-cell table:number-columns-repeated="4"/>
        </table:table-row>
        <table:table-row table:style-name="ro1">
          <table:table-cell table:formula="of:=[.A153]+0.05" office:value-type="float" office:value="7.29999999999998" calcext:value-type="float">
            <text:p>7,300</text:p>
          </table:table-cell>
          <table:table-cell table:formula="of:= [.$B$4] / ( 1+ ( ([.A154]-10) / -5)^4)" office:value-type="float" office:value="1843.26605510539" calcext:value-type="float">
            <text:p>1843,266</text:p>
          </table:table-cell>
          <table:table-cell table:formula="of:= ( -60*[.A154] + 670 ) * 0.75" office:value-type="float" office:value="174.000000000001" calcext:value-type="float">
            <text:p>174,0</text:p>
          </table:table-cell>
          <table:table-cell table:number-columns-repeated="4"/>
        </table:table-row>
        <table:table-row table:style-name="ro1">
          <table:table-cell table:formula="of:=[.A154]+0.05" office:value-type="float" office:value="7.34999999999998" calcext:value-type="float">
            <text:p>7,350</text:p>
          </table:table-cell>
          <table:table-cell table:formula="of:= [.$B$4] / ( 1+ ( ([.A155]-10) / -5)^4)" office:value-type="float" office:value="1853.73165590021" calcext:value-type="float">
            <text:p>1853,732</text:p>
          </table:table-cell>
          <table:table-cell table:formula="of:= ( -60*[.A155] + 670 ) * 0.75" office:value-type="float" office:value="171.750000000001" calcext:value-type="float">
            <text:p>171,8</text:p>
          </table:table-cell>
          <table:table-cell table:number-columns-repeated="4"/>
        </table:table-row>
        <table:table-row table:style-name="ro1">
          <table:table-cell table:formula="of:=[.A155]+0.05" office:value-type="float" office:value="7.39999999999998" calcext:value-type="float">
            <text:p>7,400</text:p>
          </table:table-cell>
          <table:table-cell table:formula="of:= [.$B$4] / ( 1+ ( ([.A156]-10) / -5)^4)" office:value-type="float" office:value="1863.73113605893" calcext:value-type="float">
            <text:p>1863,731</text:p>
          </table:table-cell>
          <table:table-cell table:formula="of:= ( -60*[.A156] + 670 ) * 0.75" office:value-type="float" office:value="169.500000000001" calcext:value-type="float">
            <text:p>169,5</text:p>
          </table:table-cell>
          <table:table-cell table:number-columns-repeated="4"/>
        </table:table-row>
        <table:table-row table:style-name="ro1">
          <table:table-cell table:formula="of:=[.A156]+0.05" office:value-type="float" office:value="7.44999999999998" calcext:value-type="float">
            <text:p>7,450</text:p>
          </table:table-cell>
          <table:table-cell table:formula="of:= [.$B$4] / ( 1+ ( ([.A157]-10) / -5)^4)" office:value-type="float" office:value="1873.26954969157" calcext:value-type="float">
            <text:p>1873,270</text:p>
          </table:table-cell>
          <table:table-cell table:formula="of:= ( -60*[.A157] + 670 ) * 0.75" office:value-type="float" office:value="167.250000000001" calcext:value-type="float">
            <text:p>167,3</text:p>
          </table:table-cell>
          <table:table-cell table:number-columns-repeated="4"/>
        </table:table-row>
        <table:table-row table:style-name="ro1">
          <table:table-cell table:formula="of:=[.A157]+0.05" office:value-type="float" office:value="7.49999999999998" calcext:value-type="float">
            <text:p>7,500</text:p>
          </table:table-cell>
          <table:table-cell table:formula="of:= [.$B$4] / ( 1+ ( ([.A158]-10) / -5)^4)" office:value-type="float" office:value="1882.35294117647" calcext:value-type="float">
            <text:p>1882,353</text:p>
          </table:table-cell>
          <table:table-cell table:formula="of:= ( -60*[.A158] + 670 ) * 0.75" office:value-type="float" office:value="165.000000000001" calcext:value-type="float">
            <text:p>165,0</text:p>
          </table:table-cell>
          <table:table-cell table:number-columns-repeated="4"/>
        </table:table-row>
        <table:table-row table:style-name="ro1">
          <table:table-cell table:formula="of:=[.A158]+0.05" office:value-type="float" office:value="7.54999999999998" calcext:value-type="float">
            <text:p>7,550</text:p>
          </table:table-cell>
          <table:table-cell table:formula="of:= [.$B$4] / ( 1+ ( ([.A159]-10) / -5)^4)" office:value-type="float" office:value="1890.98828824913" calcext:value-type="float">
            <text:p>1890,988</text:p>
          </table:table-cell>
          <table:table-cell table:formula="of:= ( -60*[.A159] + 670 ) * 0.75" office:value-type="float" office:value="162.750000000001" calcext:value-type="float">
            <text:p>162,8</text:p>
          </table:table-cell>
          <table:table-cell table:number-columns-repeated="4"/>
        </table:table-row>
        <table:table-row table:style-name="ro1">
          <table:table-cell table:formula="of:=[.A159]+0.05" office:value-type="float" office:value="7.59999999999998" calcext:value-type="float">
            <text:p>7,600</text:p>
          </table:table-cell>
          <table:table-cell table:formula="of:= [.$B$4] / ( 1+ ( ([.A160]-10) / -5)^4)" office:value-type="float" office:value="1899.18344228062" calcext:value-type="float">
            <text:p>1899,183</text:p>
          </table:table-cell>
          <table:table-cell table:formula="of:= ( -60*[.A160] + 670 ) * 0.75" office:value-type="float" office:value="160.500000000001" calcext:value-type="float">
            <text:p>160,5</text:p>
          </table:table-cell>
          <table:table-cell table:number-columns-repeated="4"/>
        </table:table-row>
        <table:table-row table:style-name="ro1">
          <table:table-cell table:formula="of:=[.A160]+0.05" office:value-type="float" office:value="7.64999999999998" calcext:value-type="float">
            <text:p>7,650</text:p>
          </table:table-cell>
          <table:table-cell table:formula="of:= [.$B$4] / ( 1+ ( ([.A161]-10) / -5)^4)" office:value-type="float" office:value="1906.9470663245" calcext:value-type="float">
            <text:p>1906,947</text:p>
          </table:table-cell>
          <table:table-cell table:formula="of:= ( -60*[.A161] + 670 ) * 0.75" office:value-type="float" office:value="158.250000000001" calcext:value-type="float">
            <text:p>158,3</text:p>
          </table:table-cell>
          <table:table-cell table:number-columns-repeated="4"/>
        </table:table-row>
        <table:table-row table:style-name="ro1">
          <table:table-cell table:formula="of:=[.A161]+0.05" office:value-type="float" office:value="7.69999999999998" calcext:value-type="float">
            <text:p>7,700</text:p>
          </table:table-cell>
          <table:table-cell table:formula="of:= [.$B$4] / ( 1+ ( ([.A162]-10) / -5)^4)" office:value-type="float" office:value="1914.28857149814" calcext:value-type="float">
            <text:p>1914,289</text:p>
          </table:table-cell>
          <table:table-cell table:formula="of:= ( -60*[.A162] + 670 ) * 0.75" office:value-type="float" office:value="156.000000000001" calcext:value-type="float">
            <text:p>156,0</text:p>
          </table:table-cell>
          <table:table-cell table:number-columns-repeated="4"/>
        </table:table-row>
        <table:table-row table:style-name="ro1">
          <table:table-cell table:formula="of:=[.A162]+0.05" office:value-type="float" office:value="7.74999999999998" calcext:value-type="float">
            <text:p>7,750</text:p>
          </table:table-cell>
          <table:table-cell table:formula="of:= [.$B$4] / ( 1+ ( ([.A163]-10) / -5)^4)" office:value-type="float" office:value="1921.21805224512" calcext:value-type="float">
            <text:p>1921,218</text:p>
          </table:table-cell>
          <table:table-cell table:formula="of:= ( -60*[.A163] + 670 ) * 0.75" office:value-type="float" office:value="153.750000000001" calcext:value-type="float">
            <text:p>153,8</text:p>
          </table:table-cell>
          <table:table-cell table:number-columns-repeated="4"/>
        </table:table-row>
        <table:table-row table:style-name="ro1">
          <table:table-cell table:formula="of:=[.A163]+0.05" office:value-type="float" office:value="7.79999999999998" calcext:value-type="float">
            <text:p>7,800</text:p>
          </table:table-cell>
          <table:table-cell table:formula="of:= [.$B$4] / ( 1+ ( ([.A164]-10) / -5)^4)" office:value-type="float" office:value="1927.74622100053" calcext:value-type="float">
            <text:p>1927,746</text:p>
          </table:table-cell>
          <table:table-cell table:formula="of:= ( -60*[.A164] + 670 ) * 0.75" office:value-type="float" office:value="151.500000000001" calcext:value-type="float">
            <text:p>151,5</text:p>
          </table:table-cell>
          <table:table-cell table:number-columns-repeated="4"/>
        </table:table-row>
        <table:table-row table:style-name="ro1">
          <table:table-cell table:formula="of:=[.A164]+0.05" office:value-type="float" office:value="7.84999999999998" calcext:value-type="float">
            <text:p>7,850</text:p>
          </table:table-cell>
          <table:table-cell table:formula="of:= [.$B$4] / ( 1+ ( ([.A165]-10) / -5)^4)" office:value-type="float" office:value="1933.88434275118" calcext:value-type="float">
            <text:p>1933,884</text:p>
          </table:table-cell>
          <table:table-cell table:formula="of:= ( -60*[.A165] + 670 ) * 0.75" office:value-type="float" office:value="149.250000000001" calcext:value-type="float">
            <text:p>149,3</text:p>
          </table:table-cell>
          <table:table-cell table:number-columns-repeated="4"/>
        </table:table-row>
        <table:table-row table:style-name="ro1">
          <table:table-cell table:formula="of:=[.A165]+0.05" office:value-type="float" office:value="7.89999999999998" calcext:value-type="float">
            <text:p>7,900</text:p>
          </table:table-cell>
          <table:table-cell table:formula="of:= [.$B$4] / ( 1+ ( ([.A166]-10) / -5)^4)" office:value-type="float" office:value="1939.64416994945" calcext:value-type="float">
            <text:p>1939,644</text:p>
          </table:table-cell>
          <table:table-cell table:formula="of:= ( -60*[.A166] + 670 ) * 0.75" office:value-type="float" office:value="147.000000000001" calcext:value-type="float">
            <text:p>147,0</text:p>
          </table:table-cell>
          <table:table-cell table:number-columns-repeated="4"/>
        </table:table-row>
        <table:table-row table:style-name="ro1">
          <table:table-cell table:formula="of:=[.A166]+0.05" office:value-type="float" office:value="7.94999999999998" calcext:value-type="float">
            <text:p>7,950</text:p>
          </table:table-cell>
          <table:table-cell table:formula="of:= [.$B$4] / ( 1+ ( ([.A167]-10) / -5)^4)" office:value-type="float" office:value="1945.03787820252" calcext:value-type="float">
            <text:p>1945,038</text:p>
          </table:table-cell>
          <table:table-cell table:formula="of:= ( -60*[.A167] + 670 ) * 0.75" office:value-type="float" office:value="144.750000000001" calcext:value-type="float">
            <text:p>144,8</text:p>
          </table:table-cell>
          <table:table-cell table:number-columns-repeated="4"/>
        </table:table-row>
        <table:table-row table:style-name="ro1">
          <table:table-cell table:formula="of:=[.A167]+0.05" office:value-type="float" office:value="7.99999999999998" calcext:value-type="float">
            <text:p>8,000</text:p>
          </table:table-cell>
          <table:table-cell table:formula="of:= [.$B$4] / ( 1+ ( ([.A168]-10) / -5)^4)" office:value-type="float" office:value="1950.07800312012" calcext:value-type="float">
            <text:p>1950,078</text:p>
          </table:table-cell>
          <table:table-cell table:formula="of:= ( -60*[.A168] + 670 ) * 0.75" office:value-type="float" office:value="142.500000000001" calcext:value-type="float">
            <text:p>142,5</text:p>
          </table:table-cell>
          <table:table-cell table:number-columns-repeated="4"/>
        </table:table-row>
        <table:table-row table:style-name="ro1">
          <table:table-cell table:formula="of:=[.A168]+0.05" office:value-type="float" office:value="8.04999999999998" calcext:value-type="float">
            <text:p>8,050</text:p>
          </table:table-cell>
          <table:table-cell table:formula="of:= [.$B$4] / ( 1+ ( ([.A169]-10) / -5)^4)" office:value-type="float" office:value="1954.77737866328" calcext:value-type="float">
            <text:p>1954,777</text:p>
          </table:table-cell>
          <table:table-cell table:formula="of:= ( -60*[.A169] + 670 ) * 0.75" office:value-type="float" office:value="140.250000000001" calcext:value-type="float">
            <text:p>140,3</text:p>
          </table:table-cell>
          <table:table-cell table:number-columns-repeated="4"/>
        </table:table-row>
        <table:table-row table:style-name="ro1">
          <table:table-cell table:formula="of:=[.A169]+0.05" office:value-type="float" office:value="8.09999999999998" calcext:value-type="float">
            <text:p>8,100</text:p>
          </table:table-cell>
          <table:table-cell table:formula="of:= [.$B$4] / ( 1+ ( ([.A170]-10) / -5)^4)" office:value-type="float" office:value="1959.14907729564" calcext:value-type="float">
            <text:p>1959,149</text:p>
          </table:table-cell>
          <table:table-cell table:formula="of:= ( -60*[.A170] + 670 ) * 0.75" office:value-type="float" office:value="138.000000000001" calcext:value-type="float">
            <text:p>138,0</text:p>
          </table:table-cell>
          <table:table-cell table:number-columns-repeated="4"/>
        </table:table-row>
        <table:table-row table:style-name="ro1">
          <table:table-cell table:formula="of:=[.A170]+0.05" office:value-type="float" office:value="8.14999999999998" calcext:value-type="float">
            <text:p>8,150</text:p>
          </table:table-cell>
          <table:table-cell table:formula="of:= [.$B$4] / ( 1+ ( ([.A171]-10) / -5)^4)" office:value-type="float" office:value="1963.20635219759" calcext:value-type="float">
            <text:p>1963,206</text:p>
          </table:table-cell>
          <table:table-cell table:formula="of:= ( -60*[.A171] + 670 ) * 0.75" office:value-type="float" office:value="135.750000000001" calcext:value-type="float">
            <text:p>135,8</text:p>
          </table:table-cell>
          <table:table-cell table:number-columns-repeated="4"/>
        </table:table-row>
        <table:table-row table:style-name="ro1">
          <table:table-cell table:formula="of:=[.A171]+0.05" office:value-type="float" office:value="8.19999999999998" calcext:value-type="float">
            <text:p>8,200</text:p>
          </table:table-cell>
          <table:table-cell table:formula="of:= [.$B$4] / ( 1+ ( ([.A172]-10) / -5)^4)" office:value-type="float" office:value="1966.9625817627" calcext:value-type="float">
            <text:p>1966,963</text:p>
          </table:table-cell>
          <table:table-cell table:formula="of:= ( -60*[.A172] + 670 ) * 0.75" office:value-type="float" office:value="133.500000000001" calcext:value-type="float">
            <text:p>133,5</text:p>
          </table:table-cell>
          <table:table-cell table:number-columns-repeated="4"/>
        </table:table-row>
        <table:table-row table:style-name="ro1">
          <table:table-cell table:formula="of:=[.A172]+0.05" office:value-type="float" office:value="8.24999999999998" calcext:value-type="float">
            <text:p>8,250</text:p>
          </table:table-cell>
          <table:table-cell table:formula="of:= [.$B$4] / ( 1+ ( ([.A173]-10) / -5)^4)" office:value-type="float" office:value="1970.43121655655" calcext:value-type="float">
            <text:p>1970,431</text:p>
          </table:table-cell>
          <table:table-cell table:formula="of:= ( -60*[.A173] + 670 ) * 0.75" office:value-type="float" office:value="131.250000000001" calcext:value-type="float">
            <text:p>131,3</text:p>
          </table:table-cell>
          <table:table-cell table:number-columns-repeated="4"/>
        </table:table-row>
        <table:table-row table:style-name="ro1">
          <table:table-cell table:formula="of:=[.A173]+0.05" office:value-type="float" office:value="8.29999999999998" calcext:value-type="float">
            <text:p>8,300</text:p>
          </table:table-cell>
          <table:table-cell table:formula="of:= [.$B$4] / ( 1+ ( ([.A174]-10) / -5)^4)" office:value-type="float" office:value="1973.62572887972" calcext:value-type="float">
            <text:p>1973,626</text:p>
          </table:table-cell>
          <table:table-cell table:formula="of:= ( -60*[.A174] + 670 ) * 0.75" office:value-type="float" office:value="129.000000000001" calcext:value-type="float">
            <text:p>129,0</text:p>
          </table:table-cell>
          <table:table-cell table:number-columns-repeated="4"/>
        </table:table-row>
        <table:table-row table:style-name="ro1">
          <table:table-cell table:formula="of:=[.A174]+0.05" office:value-type="float" office:value="8.34999999999998" calcext:value-type="float">
            <text:p>8,350</text:p>
          </table:table-cell>
          <table:table-cell table:formula="of:= [.$B$4] / ( 1+ ( ([.A175]-10) / -5)^4)" office:value-type="float" office:value="1976.55956504067" calcext:value-type="float">
            <text:p>1976,560</text:p>
          </table:table-cell>
          <table:table-cell table:formula="of:= ( -60*[.A175] + 670 ) * 0.75" office:value-type="float" office:value="126.750000000001" calcext:value-type="float">
            <text:p>126,8</text:p>
          </table:table-cell>
          <table:table-cell table:number-columns-repeated="4"/>
        </table:table-row>
        <table:table-row table:style-name="ro1">
          <table:table-cell table:formula="of:=[.A175]+0.05" office:value-type="float" office:value="8.39999999999998" calcext:value-type="float">
            <text:p>8,400</text:p>
          </table:table-cell>
          <table:table-cell table:formula="of:= [.$B$4] / ( 1+ ( ([.A176]-10) / -5)^4)" office:value-type="float" office:value="1979.24610041016" calcext:value-type="float">
            <text:p>1979,246</text:p>
          </table:table-cell>
          <table:table-cell table:formula="of:= ( -60*[.A176] + 670 ) * 0.75" office:value-type="float" office:value="124.500000000001" calcext:value-type="float">
            <text:p>124,5</text:p>
          </table:table-cell>
          <table:table-cell table:number-columns-repeated="4"/>
        </table:table-row>
        <table:table-row table:style-name="ro1">
          <table:table-cell table:formula="of:=[.A176]+0.05" office:value-type="float" office:value="8.44999999999999" calcext:value-type="float">
            <text:p>8,450</text:p>
          </table:table-cell>
          <table:table-cell table:formula="of:= [.$B$4] / ( 1+ ( ([.A177]-10) / -5)^4)" office:value-type="float" office:value="1981.69859729725" calcext:value-type="float">
            <text:p>1981,699</text:p>
          </table:table-cell>
          <table:table-cell table:formula="of:= ( -60*[.A177] + 670 ) * 0.75" office:value-type="float" office:value="122.250000000001" calcext:value-type="float">
            <text:p>122,3</text:p>
          </table:table-cell>
          <table:table-cell table:number-columns-repeated="4"/>
        </table:table-row>
        <table:table-row table:style-name="ro1">
          <table:table-cell table:formula="of:=[.A177]+0.05" office:value-type="float" office:value="8.49999999999999" calcext:value-type="float">
            <text:p>8,500</text:p>
          </table:table-cell>
          <table:table-cell table:formula="of:= [.$B$4] / ( 1+ ( ([.A178]-10) / -5)^4)" office:value-type="float" office:value="1983.93016565817" calcext:value-type="float">
            <text:p>1983,930</text:p>
          </table:table-cell>
          <table:table-cell table:formula="of:= ( -60*[.A178] + 670 ) * 0.75" office:value-type="float" office:value="120.000000000001" calcext:value-type="float">
            <text:p>120,0</text:p>
          </table:table-cell>
          <table:table-cell table:number-columns-repeated="4"/>
        </table:table-row>
        <table:table-row table:style-name="ro1">
          <table:table-cell table:formula="of:=[.A178]+0.05" office:value-type="float" office:value="8.54999999999999" calcext:value-type="float">
            <text:p>8,550</text:p>
          </table:table-cell>
          <table:table-cell table:formula="of:= [.$B$4] / ( 1+ ( ([.A179]-10) / -5)^4)" office:value-type="float" office:value="1985.9537266228" calcext:value-type="float">
            <text:p>1985,954</text:p>
          </table:table-cell>
          <table:table-cell table:formula="of:= ( -60*[.A179] + 670 ) * 0.75" office:value-type="float" office:value="117.750000000001" calcext:value-type="float">
            <text:p>117,8</text:p>
          </table:table-cell>
          <table:table-cell table:number-columns-repeated="4"/>
        </table:table-row>
        <table:table-row table:style-name="ro1">
          <table:table-cell table:formula="of:=[.A179]+0.05" office:value-type="float" office:value="8.59999999999999" calcext:value-type="float">
            <text:p>8,600</text:p>
          </table:table-cell>
          <table:table-cell table:formula="of:= [.$B$4] / ( 1+ ( ([.A180]-10) / -5)^4)" office:value-type="float" office:value="1987.78197880038" calcext:value-type="float">
            <text:p>1987,782</text:p>
          </table:table-cell>
          <table:table-cell table:formula="of:= ( -60*[.A180] + 670 ) * 0.75" office:value-type="float" office:value="115.500000000001" calcext:value-type="float">
            <text:p>115,5</text:p>
          </table:table-cell>
          <table:table-cell table:number-columns-repeated="4"/>
        </table:table-row>
        <table:table-row table:style-name="ro1">
          <table:table-cell table:formula="of:=[.A180]+0.05" office:value-type="float" office:value="8.64999999999999" calcext:value-type="float">
            <text:p>8,650</text:p>
          </table:table-cell>
          <table:table-cell table:formula="of:= [.$B$4] / ( 1+ ( ([.A181]-10) / -5)^4)" office:value-type="float" office:value="1989.42736730492" calcext:value-type="float">
            <text:p>1989,427</text:p>
          </table:table-cell>
          <table:table-cell table:formula="of:= ( -60*[.A181] + 670 ) * 0.75" office:value-type="float" office:value="113.250000000001" calcext:value-type="float">
            <text:p>113,3</text:p>
          </table:table-cell>
          <table:table-cell table:number-columns-repeated="4"/>
        </table:table-row>
        <table:table-row table:style-name="ro1">
          <table:table-cell table:formula="of:=[.A181]+0.05" office:value-type="float" office:value="8.69999999999999" calcext:value-type="float">
            <text:p>8,700</text:p>
          </table:table-cell>
          <table:table-cell table:formula="of:= [.$B$4] / ( 1+ ( ([.A182]-10) / -5)^4)" office:value-type="float" office:value="1990.90205542321" calcext:value-type="float">
            <text:p>1990,902</text:p>
          </table:table-cell>
          <table:table-cell table:formula="of:= ( -60*[.A182] + 670 ) * 0.75" office:value-type="float" office:value="111.000000000001" calcext:value-type="float">
            <text:p>111,0</text:p>
          </table:table-cell>
          <table:table-cell table:number-columns-repeated="4"/>
        </table:table-row>
        <table:table-row table:style-name="ro1">
          <table:table-cell table:formula="of:=[.A182]+0.05" office:value-type="float" office:value="8.74999999999999" calcext:value-type="float">
            <text:p>8,750</text:p>
          </table:table-cell>
          <table:table-cell table:formula="of:= [.$B$4] / ( 1+ ( ([.A183]-10) / -5)^4)" office:value-type="float" office:value="1992.21789883268" calcext:value-type="float">
            <text:p>1992,218</text:p>
          </table:table-cell>
          <table:table-cell table:formula="of:= ( -60*[.A183] + 670 ) * 0.75" office:value-type="float" office:value="108.750000000001" calcext:value-type="float">
            <text:p>108,8</text:p>
          </table:table-cell>
          <table:table-cell table:number-columns-repeated="4"/>
        </table:table-row>
        <table:table-row table:style-name="ro1">
          <table:table-cell table:formula="of:=[.A183]+0.05" office:value-type="float" office:value="8.79999999999999" calcext:value-type="float">
            <text:p>8,800</text:p>
          </table:table-cell>
          <table:table-cell table:formula="of:= [.$B$4] / ( 1+ ( ([.A184]-10) / -5)^4)" office:value-type="float" office:value="1993.38642226367" calcext:value-type="float">
            <text:p>1993,386</text:p>
          </table:table-cell>
          <table:table-cell table:formula="of:= ( -60*[.A184] + 670 ) * 0.75" office:value-type="float" office:value="106.5" calcext:value-type="float">
            <text:p>106,5</text:p>
          </table:table-cell>
          <table:table-cell table:number-columns-repeated="4"/>
        </table:table-row>
        <table:table-row table:style-name="ro1">
          <table:table-cell table:formula="of:=[.A184]+0.05" office:value-type="float" office:value="8.84999999999999" calcext:value-type="float">
            <text:p>8,850</text:p>
          </table:table-cell>
          <table:table-cell table:formula="of:= [.$B$4] / ( 1+ ( ([.A185]-10) / -5)^4)" office:value-type="float" office:value="1994.41879849012" calcext:value-type="float">
            <text:p>1994,419</text:p>
          </table:table-cell>
          <table:table-cell table:formula="of:= ( -60*[.A185] + 670 ) * 0.75" office:value-type="float" office:value="104.25" calcext:value-type="float">
            <text:p>104,3</text:p>
          </table:table-cell>
          <table:table-cell table:number-columns-repeated="4"/>
        </table:table-row>
        <table:table-row table:style-name="ro1">
          <table:table-cell table:formula="of:=[.A185]+0.05" office:value-type="float" office:value="8.89999999999999" calcext:value-type="float">
            <text:p>8,900</text:p>
          </table:table-cell>
          <table:table-cell table:formula="of:= [.$B$4] / ( 1+ ( ([.A186]-10) / -5)^4)" office:value-type="float" office:value="1995.32582952479" calcext:value-type="float">
            <text:p>1995,326</text:p>
          </table:table-cell>
          <table:table-cell table:formula="of:= ( -60*[.A186] + 670 ) * 0.75" office:value-type="float" office:value="102" calcext:value-type="float">
            <text:p>102,0</text:p>
          </table:table-cell>
          <table:table-cell table:number-columns-repeated="4"/>
        </table:table-row>
        <table:table-row table:style-name="ro1">
          <table:table-cell table:formula="of:=[.A186]+0.05" office:value-type="float" office:value="8.94999999999999" calcext:value-type="float">
            <text:p>8,950</text:p>
          </table:table-cell>
          <table:table-cell table:formula="of:= [.$B$4] / ( 1+ ( ([.A187]-10) / -5)^4)" office:value-type="float" office:value="1996.11792988877" calcext:value-type="float">
            <text:p>1996,118</text:p>
          </table:table-cell>
          <table:table-cell table:formula="of:= ( -60*[.A187] + 670 ) * 0.75" office:value-type="float" office:value="99.7500000000003" calcext:value-type="float">
            <text:p>99,8</text:p>
          </table:table-cell>
          <table:table-cell table:number-columns-repeated="4"/>
        </table:table-row>
        <table:table-row table:style-name="ro1">
          <table:table-cell table:formula="of:=[.A187]+0.05" office:value-type="float" office:value="9" calcext:value-type="float">
            <text:p>9,000</text:p>
          </table:table-cell>
          <table:table-cell table:formula="of:= [.$B$4] / ( 1+ ( ([.A188]-10) / -5)^4)" office:value-type="float" office:value="1996.80511182109" calcext:value-type="float">
            <text:p>1996,805</text:p>
          </table:table-cell>
          <table:table-cell table:formula="of:= ( -60*[.A188] + 670 ) * 0.75" office:value-type="float" office:value="97.5000000000003" calcext:value-type="float">
            <text:p>97,5</text:p>
          </table:table-cell>
          <table:table-cell table:number-columns-repeated="4"/>
        </table:table-row>
        <table:table-row table:style-name="ro1">
          <table:table-cell table:formula="of:=[.A188]+0.05" office:value-type="float" office:value="9.04999999999999" calcext:value-type="float">
            <text:p>9,050</text:p>
          </table:table-cell>
          <table:table-cell table:formula="of:= [.$B$4] / ( 1+ ( ([.A189]-10) / -5)^4)" office:value-type="float" office:value="1997.39697229174" calcext:value-type="float">
            <text:p>1997,397</text:p>
          </table:table-cell>
          <table:table-cell table:formula="of:= ( -60*[.A189] + 670 ) * 0.75" office:value-type="float" office:value="95.2500000000003" calcext:value-type="float">
            <text:p>95,3</text:p>
          </table:table-cell>
          <table:table-cell table:number-columns-repeated="4"/>
        </table:table-row>
        <table:table-row table:style-name="ro1">
          <table:table-cell table:formula="of:=[.A189]+0.05" office:value-type="float" office:value="9.09999999999999" calcext:value-type="float">
            <text:p>9,100</text:p>
          </table:table-cell>
          <table:table-cell table:formula="of:= [.$B$4] / ( 1+ ( ([.A190]-10) / -5)^4)" office:value-type="float" office:value="1997.90268168088" calcext:value-type="float">
            <text:p>1997,903</text:p>
          </table:table-cell>
          <table:table-cell table:formula="of:= ( -60*[.A190] + 670 ) * 0.75" office:value-type="float" office:value="93.0000000000003" calcext:value-type="float">
            <text:p>93,0</text:p>
          </table:table-cell>
          <table:table-cell table:number-columns-repeated="4"/>
        </table:table-row>
        <table:table-row table:style-name="ro1">
          <table:table-cell table:formula="of:=[.A190]+0.05" office:value-type="float" office:value="9.15" calcext:value-type="float">
            <text:p>9,150</text:p>
          </table:table-cell>
          <table:table-cell table:formula="of:= [.$B$4] / ( 1+ ( ([.A191]-10) / -5)^4)" office:value-type="float" office:value="1998.33097398722" calcext:value-type="float">
            <text:p>1998,331</text:p>
          </table:table-cell>
          <table:table-cell table:formula="of:= ( -60*[.A191] + 670 ) * 0.75" office:value-type="float" office:value="90.7500000000003" calcext:value-type="float">
            <text:p>90,8</text:p>
          </table:table-cell>
          <table:table-cell table:number-columns-repeated="4"/>
        </table:table-row>
        <table:table-row table:style-name="ro1">
          <table:table-cell table:formula="of:=[.A191]+0.05" office:value-type="float" office:value="9.2" calcext:value-type="float">
            <text:p>9,200</text:p>
          </table:table-cell>
          <table:table-cell table:formula="of:= [.$B$4] / ( 1+ ( ([.A192]-10) / -5)^4)" office:value-type="float" office:value="1998.69013843088" calcext:value-type="float">
            <text:p>1998,690</text:p>
          </table:table-cell>
          <table:table-cell table:formula="of:= ( -60*[.A192] + 670 ) * 0.75" office:value-type="float" office:value="88.5000000000002" calcext:value-type="float">
            <text:p>88,5</text:p>
          </table:table-cell>
          <table:table-cell table:number-columns-repeated="4"/>
        </table:table-row>
        <table:table-row table:style-name="ro1">
          <table:table-cell table:formula="of:=[.A192]+0.05" office:value-type="float" office:value="9.25" calcext:value-type="float">
            <text:p>9,250</text:p>
          </table:table-cell>
          <table:table-cell table:formula="of:= [.$B$4] / ( 1+ ( ([.A193]-10) / -5)^4)" office:value-type="float" office:value="1998.98801231876" calcext:value-type="float">
            <text:p>1998,988</text:p>
          </table:table-cell>
          <table:table-cell table:formula="of:= ( -60*[.A193] + 670 ) * 0.75" office:value-type="float" office:value="86.2500000000002" calcext:value-type="float">
            <text:p>86,3</text:p>
          </table:table-cell>
          <table:table-cell table:number-columns-repeated="4"/>
        </table:table-row>
        <table:table-row table:style-name="ro1">
          <table:table-cell table:formula="of:=[.A193]+0.05" office:value-type="float" office:value="9.3" calcext:value-type="float">
            <text:p>9,300</text:p>
          </table:table-cell>
          <table:table-cell table:formula="of:= [.$B$4] / ( 1+ ( ([.A194]-10) / -5)^4)" office:value-type="float" office:value="1999.23197504447" calcext:value-type="float">
            <text:p>1999,232</text:p>
          </table:table-cell>
          <table:table-cell table:formula="of:= ( -60*[.A194] + 670 ) * 0.75" office:value-type="float" office:value="84.0000000000002" calcext:value-type="float">
            <text:p>84,0</text:p>
          </table:table-cell>
          <table:table-cell table:number-columns-repeated="4"/>
        </table:table-row>
        <table:table-row table:style-name="ro1">
          <table:table-cell table:formula="of:=[.A194]+0.05" office:value-type="float" office:value="9.35" calcext:value-type="float">
            <text:p>9,350</text:p>
          </table:table-cell>
          <table:table-cell table:formula="of:= [.$B$4] / ( 1+ ( ([.A195]-10) / -5)^4)" office:value-type="float" office:value="1999.42894309956" calcext:value-type="float">
            <text:p>1999,429</text:p>
          </table:table-cell>
          <table:table-cell table:formula="of:= ( -60*[.A195] + 670 ) * 0.75" office:value-type="float" office:value="81.7500000000001" calcext:value-type="float">
            <text:p>81,8</text:p>
          </table:table-cell>
          <table:table-cell table:number-columns-repeated="4"/>
        </table:table-row>
        <table:table-row table:style-name="ro1">
          <table:table-cell table:formula="of:=[.A195]+0.05" office:value-type="float" office:value="9.4" calcext:value-type="float">
            <text:p>9,400</text:p>
          </table:table-cell>
          <table:table-cell table:formula="of:= [.$B$4] / ( 1+ ( ([.A196]-10) / -5)^4)" office:value-type="float" office:value="1999.58536597851" calcext:value-type="float">
            <text:p>1999,585</text:p>
          </table:table-cell>
          <table:table-cell table:formula="of:= ( -60*[.A196] + 670 ) * 0.75" office:value-type="float" office:value="79.5000000000001" calcext:value-type="float">
            <text:p>79,5</text:p>
          </table:table-cell>
          <table:table-cell table:number-columns-repeated="4"/>
        </table:table-row>
        <table:table-row table:style-name="ro1">
          <table:table-cell table:formula="of:=[.A196]+0.05" office:value-type="float" office:value="9.45" calcext:value-type="float">
            <text:p>9,450</text:p>
          </table:table-cell>
          <table:table-cell table:formula="of:= [.$B$4] / ( 1+ ( ([.A197]-10) / -5)^4)" office:value-type="float" office:value="1999.7072228655" calcext:value-type="float">
            <text:p>1999,707</text:p>
          </table:table-cell>
          <table:table-cell table:formula="of:= ( -60*[.A197] + 670 ) * 0.75" office:value-type="float" office:value="77.25" calcext:value-type="float">
            <text:p>77,3</text:p>
          </table:table-cell>
          <table:table-cell table:number-columns-repeated="4"/>
        </table:table-row>
        <table:table-row table:style-name="ro1">
          <table:table-cell table:formula="of:=[.A197]+0.05" office:value-type="float" office:value="9.5" calcext:value-type="float">
            <text:p>9,500</text:p>
          </table:table-cell>
          <table:table-cell table:formula="of:= [.$B$4] / ( 1+ ( ([.A198]-10) / -5)^4)" office:value-type="float" office:value="1999.800019998" calcext:value-type="float">
            <text:p>1999,800</text:p>
          </table:table-cell>
          <table:table-cell table:formula="of:= ( -60*[.A198] + 670 ) * 0.75" office:value-type="float" office:value="75" calcext:value-type="float">
            <text:p>75,0</text:p>
          </table:table-cell>
          <table:table-cell table:number-columns-repeated="4"/>
        </table:table-row>
        <table:table-row table:style-name="ro1">
          <table:table-cell table:formula="of:=[.A198]+0.05" office:value-type="float" office:value="9.55" calcext:value-type="float">
            <text:p>9,550</text:p>
          </table:table-cell>
          <table:table-cell table:formula="of:= [.$B$4] / ( 1+ ( ([.A199]-10) / -5)^4)" office:value-type="float" office:value="1999.86878860878" calcext:value-type="float">
            <text:p>1999,869</text:p>
          </table:table-cell>
          <table:table-cell table:formula="of:= ( -60*[.A199] + 670 ) * 0.75" office:value-type="float" office:value="72.75" calcext:value-type="float">
            <text:p>72,8</text:p>
          </table:table-cell>
          <table:table-cell table:number-columns-repeated="4"/>
        </table:table-row>
        <table:table-row table:style-name="ro1">
          <table:table-cell table:formula="of:=[.A199]+0.05" office:value-type="float" office:value="9.6" calcext:value-type="float">
            <text:p>9,600</text:p>
          </table:table-cell>
          <table:table-cell table:formula="of:= [.$B$4] / ( 1+ ( ([.A200]-10) / -5)^4)" office:value-type="float" office:value="1999.91808335531" calcext:value-type="float">
            <text:p>1999,918</text:p>
          </table:table-cell>
          <table:table-cell table:formula="of:= ( -60*[.A200] + 670 ) * 0.75" office:value-type="float" office:value="70.4999999999999" calcext:value-type="float">
            <text:p>70,5</text:p>
          </table:table-cell>
          <table:table-cell table:number-columns-repeated="4"/>
        </table:table-row>
        <table:table-row table:style-name="ro1">
          <table:table-cell table:formula="of:=[.A200]+0.05" office:value-type="float" office:value="9.65" calcext:value-type="float">
            <text:p>9,650</text:p>
          </table:table-cell>
          <table:table-cell table:formula="of:= [.$B$4] / ( 1+ ( ([.A201]-10) / -5)^4)" office:value-type="float" office:value="1999.95198115293" calcext:value-type="float">
            <text:p>1999,952</text:p>
          </table:table-cell>
          <table:table-cell table:formula="of:= ( -60*[.A201] + 670 ) * 0.75" office:value-type="float" office:value="68.2499999999999" calcext:value-type="float">
            <text:p>68,3</text:p>
          </table:table-cell>
          <table:table-cell table:number-columns-repeated="4"/>
        </table:table-row>
        <table:table-row table:style-name="ro1">
          <table:table-cell table:formula="of:=[.A201]+0.05" office:value-type="float" office:value="9.7" calcext:value-type="float">
            <text:p>9,700</text:p>
          </table:table-cell>
          <table:table-cell table:formula="of:= [.$B$4] / ( 1+ ( ([.A202]-10) / -5)^4)" office:value-type="float" office:value="1999.97408033592" calcext:value-type="float">
            <text:p>1999,974</text:p>
          </table:table-cell>
          <table:table-cell table:formula="of:= ( -60*[.A202] + 670 ) * 0.75" office:value-type="float" office:value="65.9999999999998" calcext:value-type="float">
            <text:p>66,0</text:p>
          </table:table-cell>
          <table:table-cell table:number-columns-repeated="4"/>
        </table:table-row>
        <table:table-row table:style-name="ro1">
          <table:table-cell table:formula="of:=[.A202]+0.05" office:value-type="float" office:value="9.75" calcext:value-type="float">
            <text:p>9,750</text:p>
          </table:table-cell>
          <table:table-cell table:formula="of:= [.$B$4] / ( 1+ ( ([.A203]-10) / -5)^4)" office:value-type="float" office:value="1999.98750007812" calcext:value-type="float">
            <text:p>1999,988</text:p>
          </table:table-cell>
          <table:table-cell table:formula="of:= ( -60*[.A203] + 670 ) * 0.75" office:value-type="float" office:value="63.7499999999998" calcext:value-type="float">
            <text:p>63,7</text:p>
          </table:table-cell>
          <table:table-cell table:number-columns-repeated="4"/>
        </table:table-row>
        <table:table-row table:style-name="ro1">
          <table:table-cell table:formula="of:=[.A203]+0.05" office:value-type="float" office:value="9.8" calcext:value-type="float">
            <text:p>9,800</text:p>
          </table:table-cell>
          <table:table-cell table:formula="of:= [.$B$4] / ( 1+ ( ([.A204]-10) / -5)^4)" office:value-type="float" office:value="1999.99488001311" calcext:value-type="float">
            <text:p>1999,995</text:p>
          </table:table-cell>
          <table:table-cell table:formula="of:= ( -60*[.A204] + 670 ) * 0.75" office:value-type="float" office:value="61.4999999999998" calcext:value-type="float">
            <text:p>61,5</text:p>
          </table:table-cell>
          <table:table-cell table:number-columns-repeated="4"/>
        </table:table-row>
        <table:table-row table:style-name="ro1">
          <table:table-cell table:formula="of:=[.A204]+0.05" office:value-type="float" office:value="9.85000000000001" calcext:value-type="float">
            <text:p>9,850</text:p>
          </table:table-cell>
          <table:table-cell table:formula="of:= [.$B$4] / ( 1+ ( ([.A205]-10) / -5)^4)" office:value-type="float" office:value="1999.99838000131" calcext:value-type="float">
            <text:p>1999,998</text:p>
          </table:table-cell>
          <table:table-cell table:formula="of:= ( -60*[.A205] + 670 ) * 0.75" office:value-type="float" office:value="59.2499999999997" calcext:value-type="float">
            <text:p>59,2</text:p>
          </table:table-cell>
          <table:table-cell table:number-columns-repeated="4"/>
        </table:table-row>
        <table:table-row table:style-name="ro1">
          <table:table-cell table:formula="of:=[.A205]+0.05" office:value-type="float" office:value="9.90000000000001" calcext:value-type="float">
            <text:p>9,900</text:p>
          </table:table-cell>
          <table:table-cell table:formula="of:= [.$B$4] / ( 1+ ( ([.A206]-10) / -5)^4)" office:value-type="float" office:value="1999.99968000005" calcext:value-type="float">
            <text:p>2000,000</text:p>
          </table:table-cell>
          <table:table-cell table:formula="of:= ( -60*[.A206] + 670 ) * 0.75" office:value-type="float" office:value="56.9999999999997" calcext:value-type="float">
            <text:p>57,0</text:p>
          </table:table-cell>
          <table:table-cell table:number-columns-repeated="4"/>
        </table:table-row>
        <table:table-row table:style-name="ro1">
          <table:table-cell table:formula="of:=[.A206]+0.05" office:value-type="float" office:value="9.95000000000001" calcext:value-type="float">
            <text:p>9,950</text:p>
          </table:table-cell>
          <table:table-cell table:formula="of:= [.$B$4] / ( 1+ ( ([.A207]-10) / -5)^4)" office:value-type="float" office:value="1999.99998" calcext:value-type="float">
            <text:p>2000,000</text:p>
          </table:table-cell>
          <table:table-cell table:formula="of:= ( -60*[.A207] + 670 ) * 0.75" office:value-type="float" office:value="54.7499999999998" calcext:value-type="float">
            <text:p>54,7</text:p>
          </table:table-cell>
          <table:table-cell table:number-columns-repeated="4"/>
        </table:table-row>
        <table:table-row table:style-name="ro1">
          <table:table-cell table:formula="of:=[.A207]+0.05" office:value-type="float" office:value="10" calcext:value-type="float">
            <text:p>10,000</text:p>
          </table:table-cell>
          <table:table-cell table:formula="of:= [.$B$4] / ( 1+ ( ([.A208]-10) / -5)^4)" office:value-type="float" office:value="2000" calcext:value-type="float">
            <text:p>2000,000</text:p>
          </table:table-cell>
          <table:table-cell table:formula="of:= ( -60*[.A208] + 670 ) * 0.75" office:value-type="float" office:value="52.4999999999997" calcext:value-type="float">
            <text:p>52,5</text:p>
          </table:table-cell>
          <table:table-cell table:number-columns-repeated="4"/>
        </table:table-row>
        <table:table-row table:style-name="ro1" table:number-rows-repeated="2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ylo Mitev</meta:initial-creator>
    <meta:creation-date>2018-04-12T18:59:33.962000000</meta:creation-date>
    <dc:date>2018-04-12T19:30:20.894000000</dc:date>
    <dc:creator>Ivaylo Mitev</dc:creator>
    <meta:editing-duration>PT20M25S</meta:editing-duration>
    <meta:editing-cycles>3</meta:editing-cycles>
    <meta:generator>LibreOffice/5.4.5.1$Windows_X86_64 LibreOffice_project/79c9829dd5d8054ec39a82dc51cd9eff340dbee8</meta:generator>
    <meta:document-statistic meta:table-count="2" meta:cell-count="10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48cm" svg:height="15.009cm" xlink:href=".." xlink:type="simple" chart:class="chart:scatter" chart:style-name="ch1">
        <chart:legend svg:x="5.698cm" svg:y="0.688cm" style:legend-expansion="custom" chartooo:width="6.952cm" chartooo:height="1.005cm" style:legend-expansion-aspect-ratio="6.91741293532338" chart:style-name="ch2"/>
        <chart:plot-area chart:style-name="ch3" table:cell-range-address="Gut_bis_V15.A7:Gut_bis_V15.C148" chart:data-source-has-labels="row" svg:x="0.444cm" svg:y="0.3cm" svg:width="21.36cm" svg:height="14.409cm">
          <chartooo:coordinate-region svg:x="2.097cm" svg:y="0.5cm" svg:width="18.608cm" svg:height="13.5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Gut_bis_V15.B8:Gut_bis_V15.B148" chart:label-cell-address="Gut_bis_V15.B7:Gut_bis_V15.B7" chart:class="chart:scatter">
            <chart:domain table:cell-range-address="Gut_bis_V15.A8:Gut_bis_V15.A148"/>
            <chart:data-point chart:repeated="141"/>
          </chart:series>
          <chart:series chart:attached-axis="secondary-y" chart:style-name="ch8" chart:values-cell-range-address="Gut_bis_V15.C8:Gut_bis_V15.C148" chart:label-cell-address="Gut_bis_V15.C7:Gut_bis_V15.C7" chart:class="chart:scatter"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requenz</text:p>
                <draw:g>
                  <svg:desc>Gut_bis_V15.B7:Gut_bis_V15.B7</svg:desc>
                </draw:g>
              </table:table-cell>
              <table:table-cell office:value-type="string">
                <text:p>Duration</text:p>
                <draw:g>
                  <svg:desc>Gut_bis_V15.C7:Gut_bis_V15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ut_bis_V15.A8:Gut_bis_V15.A148</svg:desc>
                </draw:g>
              </table:table-cell>
              <table:table-cell office:value-type="float" office:value="125.590576116125">
                <text:p>125.590576116125</text:p>
                <draw:g>
                  <svg:desc>Gut_bis_V15.B8:Gut_bis_V15.B148</svg:desc>
                </draw:g>
              </table:table-cell>
              <table:table-cell office:value-type="float" office:value="375">
                <text:p>375</text:p>
                <draw:g>
                  <svg:desc>Gut_bis_V15.C8:Gut_bis_V15.C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28.258652923571">
                <text:p>128.258652923571</text:p>
              </table:table-cell>
              <table:table-cell office:value-type="float" office:value="372.75">
                <text:p>37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30.991212593699">
                <text:p>130.991212593699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33.789918450734">
                <text:p>133.789918450734</text:p>
              </table:table-cell>
              <table:table-cell office:value-type="float" office:value="368.25">
                <text:p>36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36.65647524494">
                <text:p>136.6564752449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39.592629888419">
                <text:p>139.592629888419</text:p>
              </table:table-cell>
              <table:table-cell office:value-type="float" office:value="363.75">
                <text:p>36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42.600172176495">
                <text:p>142.600172176495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45.680935491722">
                <text:p>145.680935491722</text:p>
              </table:table-cell>
              <table:table-cell office:value-type="float" office:value="359.25">
                <text:p>35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48.836797487341">
                <text:p>148.83679748734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52.069680746729">
                <text:p>152.069680746729</text:p>
              </table:table-cell>
              <table:table-cell office:value-type="float" office:value="354.75">
                <text:p>354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55.381553415128">
                <text:p>155.381553415128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58.774429799647">
                <text:p>158.774429799647</text:p>
              </table:table-cell>
              <table:table-cell office:value-type="float" office:value="350.25">
                <text:p>35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62.250370933234">
                <text:p>162.25037093323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65.811485097993">
                <text:p>165.811485097993</text:p>
              </table:table-cell>
              <table:table-cell office:value-type="float" office:value="345.75">
                <text:p>345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69.459928302875">
                <text:p>169.459928302875</text:p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73.197904710449">
                <text:p>173.197904710449</text:p>
              </table:table-cell>
              <table:table-cell office:value-type="float" office:value="341.25">
                <text:p>341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77.027667007049">
                <text:p>177.02766700704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80.951516710243">
                <text:p>180.951516710243</text:p>
              </table:table-cell>
              <table:table-cell office:value-type="float" office:value="336.75">
                <text:p>336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84.971804407146">
                <text:p>184.971804407146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89.090929916671">
                <text:p>189.090929916671</text:p>
              </table:table-cell>
              <table:table-cell office:value-type="float" office:value="332.25">
                <text:p>33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93.311342368407">
                <text:p>193.31134236840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97.635540190306">
                <text:p>197.635540190306</text:p>
              </table:table-cell>
              <table:table-cell office:value-type="float" office:value="327.75">
                <text:p>327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202.066070996947">
                <text:p>202.066070996947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206.605531369609">
                <text:p>206.605531369609</text:p>
              </table:table-cell>
              <table:table-cell office:value-type="float" office:value="323.25">
                <text:p>323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211.256566518919">
                <text:p>211.25656651891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216.021869820306">
                <text:p>216.021869820306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220.904182211977">
                <text:p>220.904182211977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225.906291444597">
                <text:p>225.906291444597</text:p>
              </table:table-cell>
              <table:table-cell office:value-type="float" office:value="314.25">
                <text:p>314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231.031031171302">
                <text:p>231.03103117130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236.28127986614">
                <text:p>236.28127986614</text:p>
              </table:table-cell>
              <table:table-cell office:value-type="float" office:value="309.75">
                <text:p>309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241.659959558475">
                <text:p>241.659959558475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247.170034370348">
                <text:p>247.170034370348</text:p>
              </table:table-cell>
              <table:table-cell office:value-type="float" office:value="305.25">
                <text:p>305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252.814508843248">
                <text:p>252.81450884324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258.596426040204">
                <text:p>258.596426040204</text:p>
              </table:table-cell>
              <table:table-cell office:value-type="float" office:value="300.75">
                <text:p>300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264.518865408609">
                <text:p>264.518865408609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270.584940388679">
                <text:p>270.584940388679</text:p>
              </table:table-cell>
              <table:table-cell office:value-type="float" office:value="296.25">
                <text:p>296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276.797795751983">
                <text:p>276.79779575198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283.160604654062">
                <text:p>283.160604654062</text:p>
              </table:table-cell>
              <table:table-cell office:value-type="float" office:value="291.75">
                <text:p>291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289.676565384732">
                <text:p>289.676565384732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296.34889779938">
                <text:p>296.34889779938</text:p>
              </table:table-cell>
              <table:table-cell office:value-type="float" office:value="287.25">
                <text:p>287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303.180839414215">
                <text:p>303.18083941421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310.175641148296">
                <text:p>310.175641148296</text:p>
              </table:table-cell>
              <table:table-cell office:value-type="float" office:value="282.75">
                <text:p>282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317.33656269499">
                <text:p>317.33656269499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324.6668675055">
                <text:p>324.6668675055</text:p>
              </table:table-cell>
              <table:table-cell office:value-type="float" office:value="278.25">
                <text:p>278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332.169817367183">
                <text:p>332.169817367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339.848666559569">
                <text:p>339.848666559569</text:p>
              </table:table-cell>
              <table:table-cell office:value-type="float" office:value="273.75">
                <text:p>273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347.70665557134">
                <text:p>347.70665557134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355.747004362006">
                <text:p>355.747004362006</text:p>
              </table:table-cell>
              <table:table-cell office:value-type="float" office:value="269.25">
                <text:p>269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363.972905152678">
                <text:p>363.97290515267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372.387514731183">
                <text:p>372.387514731183</text:p>
              </table:table-cell>
              <table:table-cell office:value-type="float" office:value="264.75">
                <text:p>264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380.993946257802">
                <text:p>380.993946257802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389.795260559207">
                <text:p>389.795260559207</text:p>
              </table:table-cell>
              <table:table-cell office:value-type="float" office:value="260.25">
                <text:p>260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398.794456899642">
                <text:p>398.79445689964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407.994463220196">
                <text:p>407.994463220196</text:p>
              </table:table-cell>
              <table:table-cell office:value-type="float" office:value="255.75">
                <text:p>255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417.398125839035">
                <text:p>417.398125839035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427.008198607832">
                <text:p>427.008198607832</text:p>
              </table:table-cell>
              <table:table-cell office:value-type="float" office:value="251.25">
                <text:p>251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436.827331522235">
                <text:p>436.8273315222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446.858058787256">
                <text:p>446.858058787256</text:p>
              </table:table-cell>
              <table:table-cell office:value-type="float" office:value="246.75">
                <text:p>246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457.102786341724">
                <text:p>457.102786341724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467.563778849694">
                <text:p>467.563778849694</text:p>
              </table:table-cell>
              <table:table-cell office:value-type="float" office:value="242.25">
                <text:p>242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478.243146170681">
                <text:p>478.2431461706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489.142829325077">
                <text:p>489.142829325077</text:p>
              </table:table-cell>
              <table:table-cell office:value-type="float" office:value="237.75">
                <text:p>237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500.264585975847">
                <text:p>500.264585975847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511.609975452838">
                <text:p>511.609975452838</text:p>
              </table:table-cell>
              <table:table-cell office:value-type="float" office:value="233.25">
                <text:p>233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523.180343351539">
                <text:p>523.18034335153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534.976805744073">
                <text:p>534.976805744073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547.00023304646">
                <text:p>547.00023304646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559.251233592761">
                <text:p>559.251233592761</text:p>
              </table:table-cell>
              <table:table-cell office:value-type="float" office:value="224.25">
                <text:p>224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571.730136973624">
                <text:p>571.73013697362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584.436977203849">
                <text:p>584.436977203849</text:p>
              </table:table-cell>
              <table:table-cell office:value-type="float" office:value="219.75">
                <text:p>219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597.371475790959">
                <text:p>597.371475790959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610.533024784249">
                <text:p>610.533024784249</text:p>
              </table:table-cell>
              <table:table-cell office:value-type="float" office:value="215.25">
                <text:p>215.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623.92066989135">
                <text:p>623.920669891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637.533093756952">
                <text:p>637.533093756952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651.368599505826">
                <text:p>651.368599505826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665.425094659621">
                <text:p>665.425094659621</text:p>
              </table:table-cell>
              <table:table-cell office:value-type="float" office:value="206.25">
                <text:p>206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679.700075543982">
                <text:p>679.70007554398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694.190612309185">
                <text:p>694.190612309185</text:p>
              </table:table-cell>
              <table:table-cell office:value-type="float" office:value="201.75">
                <text:p>201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708.893334693656">
                <text:p>708.893334693656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723.804418665215">
                <text:p>723.804418665215</text:p>
              </table:table-cell>
              <table:table-cell office:value-type="float" office:value="197.25">
                <text:p>197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738.919574079633">
                <text:p>738.9195740796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754.234033499866">
                <text:p>754.234033499866</text:p>
              </table:table-cell>
              <table:table-cell office:value-type="float" office:value="192.75">
                <text:p>192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769.742542322053">
                <text:p>769.742542322053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785.439350355889">
                <text:p>785.439350355889</text:p>
              </table:table-cell>
              <table:table-cell office:value-type="float" office:value="188.25">
                <text:p>188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801.31820500713">
                <text:p>801.3182050071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817.372346208647">
                <text:p>817.372346208647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833.594503243516">
                <text:p>833.594503243516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849.976893598912">
                <text:p>849.976893598912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866.511223983093">
                <text:p>866.51122398309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883.188693629299">
                <text:p>883.188693629299</text:p>
              </table:table-cell>
              <table:table-cell office:value-type="float" office:value="174.75">
                <text:p>174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916.935346992521">
                <text:p>916.935346992521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933.984455732711">
                <text:p>933.98445573271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951.136578026816">
                <text:p>951.136578026816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968.38051252364">
                <text:p>968.38051252364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985.704623618832">
                <text:p>985.704623618832</text:p>
              </table:table-cell>
              <table:table-cell office:value-type="float" office:value="161.25">
                <text:p>161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1003.09686311151">
                <text:p>1003.0968631115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1020.54479460022">
                <text:p>1020.54479460022</text:p>
              </table:table-cell>
              <table:table-cell office:value-type="float" office:value="156.75">
                <text:p>156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1038.03562058077">
                <text:p>1038.03562058077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1055.55621218313">
                <text:p>1055.55621218313</text:p>
              </table:table-cell>
              <table:table-cell office:value-type="float" office:value="152.25">
                <text:p>152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1073.09314145842">
                <text:p>1073.093141458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1090.63271610055">
                <text:p>1090.63271610055</text:p>
              </table:table-cell>
              <table:table-cell office:value-type="float" office:value="147.75">
                <text:p>147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1108.16101646063">
                <text:p>1108.16101646063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1125.66393468626">
                <text:p>1125.66393468626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1143.1272157922">
                <text:p>1143.127215792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1160.53650044516">
                <text:p>1160.53650044516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1177.87736922248">
                <text:p>1177.87736922248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1195.135388084">
                <text:p>1195.135388084</text:p>
              </table:table-cell>
              <table:table-cell office:value-type="float" office:value="134.250000000001">
                <text:p>134.25000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1212.29615477813">
                <text:p>1212.29615477813</text:p>
              </table:table-cell>
              <table:table-cell office:value-type="float" office:value="132.000000000001">
                <text:p>132.0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1229.34534588739">
                <text:p>1229.34534588739</text:p>
              </table:table-cell>
              <table:table-cell office:value-type="float" office:value="129.750000000001">
                <text:p>129.75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1246.26876420607">
                <text:p>1246.26876420607</text:p>
              </table:table-cell>
              <table:table-cell office:value-type="float" office:value="127.500000000001">
                <text:p>127.500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1263.05238613334">
                <text:p>1263.05238613334</text:p>
              </table:table-cell>
              <table:table-cell office:value-type="float" office:value="125.250000000001">
                <text:p>125.250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1279.68240875914">
                <text:p>1279.68240875914</text:p>
              </table:table-cell>
              <table:table-cell office:value-type="float" office:value="123.000000000001">
                <text:p>123.000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1296.14529631795">
                <text:p>1296.14529631795</text:p>
              </table:table-cell>
              <table:table-cell office:value-type="float" office:value="120.750000000001">
                <text:p>120.75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1312.4278256871">
                <text:p>1312.4278256871</text:p>
              </table:table-cell>
              <table:table-cell office:value-type="float" office:value="118.500000000001">
                <text:p>118.5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1328.51713061146">
                <text:p>1328.51713061146</text:p>
              </table:table-cell>
              <table:table-cell office:value-type="float" office:value="116.250000000001">
                <text:p>116.25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1344.40074434548">
                <text:p>1344.40074434548</text:p>
              </table:table-cell>
              <table:table-cell office:value-type="float" office:value="114.000000000001">
                <text:p>114.0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1360.06664041619">
                <text:p>1360.06664041619</text:p>
              </table:table-cell>
              <table:table-cell office:value-type="float" office:value="111.750000000001">
                <text:p>111.75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1375.50327122706">
                <text:p>1375.50327122706</text:p>
              </table:table-cell>
              <table:table-cell office:value-type="float" office:value="109.500000000001">
                <text:p>109.500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1390.69960424213">
                <text:p>1390.69960424213</text:p>
              </table:table-cell>
              <table:table-cell office:value-type="float" office:value="107.250000000001">
                <text:p>107.25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1405.64515551217">
                <text:p>1405.64515551217</text:p>
              </table:table-cell>
              <table:table-cell office:value-type="float" office:value="105.000000000001">
                <text:p>105.0000000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1420.33002033002">
                <text:p>1420.33002033002</text:p>
              </table:table-cell>
              <table:table-cell office:value-type="float" office:value="102.750000000001">
                <text:p>102.75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434.74490082953">
                <text:p>1434.74490082953</text:p>
              </table:table-cell>
              <table:table-cell office:value-type="float" office:value="100.500000000001">
                <text:p>100.5000000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1448.88113037189">
                <text:p>1448.88113037189</text:p>
              </table:table-cell>
              <table:table-cell office:value-type="float" office:value="98.2500000000006">
                <text:p>98.25000000000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462.73069459386">
                <text:p>1462.73069459386</text:p>
              </table:table-cell>
              <table:table-cell office:value-type="float" office:value="96.0000000000006">
                <text:p>96.00000000000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1476.2862490242">
                <text:p>1476.2862490242</text:p>
              </table:table-cell>
              <table:table-cell office:value-type="float" office:value="93.7500000000006">
                <text:p>93.7500000000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489.54113320645">
                <text:p>1489.54113320645</text:p>
              </table:table-cell>
              <table:table-cell office:value-type="float" office:value="91.5000000000006">
                <text:p>91.5000000000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1502.48938129886">
                <text:p>1502.48938129886</text:p>
              </table:table-cell>
              <table:table-cell office:value-type="float" office:value="89.2500000000006">
                <text:p>89.2500000000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515.12572915356">
                <text:p>1515.12572915356</text:p>
              </table:table-cell>
              <table:table-cell office:value-type="float" office:value="87.0000000000007">
                <text:p>87.00000000000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1527.44561790831">
                <text:p>1527.44561790831</text:p>
              </table:table-cell>
              <table:table-cell office:value-type="float" office:value="84.7500000000007">
                <text:p>84.7500000000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539.44519415333">
                <text:p>1539.44519415333</text:p>
              </table:table-cell>
              <table:table-cell office:value-type="float" office:value="82.5000000000007">
                <text:p>82.50000000000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1551.12130676419">
                <text:p>1551.12130676419</text:p>
              </table:table-cell>
              <table:table-cell office:value-type="float" office:value="80.2500000000007">
                <text:p>80.2500000000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1562.47150051709">
                <text:p>1562.47150051709</text:p>
              </table:table-cell>
              <table:table-cell office:value-type="float" office:value="78.0000000000007">
                <text:p>78.0000000000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1573.49400662695">
                <text:p>1573.49400662695</text:p>
              </table:table-cell>
              <table:table-cell office:value-type="float" office:value="75.7500000000007">
                <text:p>75.7500000000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1584.18773036989">
                <text:p>1584.18773036989</text:p>
              </table:table-cell>
              <table:table-cell office:value-type="float" office:value="73.5000000000007">
                <text:p>73.5000000000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1594.55223596999">
                <text:p>1594.55223596999</text:p>
              </table:table-cell>
              <table:table-cell office:value-type="float" office:value="71.2500000000007">
                <text:p>71.2500000000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1604.58772894612">
                <text:p>1604.58772894612</text:p>
              </table:table-cell>
              <table:table-cell office:value-type="float" office:value="69.0000000000007">
                <text:p>69.00000000000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1614.29503612768">
                <text:p>1614.29503612768</text:p>
              </table:table-cell>
              <table:table-cell office:value-type="float" office:value="66.7500000000007">
                <text:p>66.7500000000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1623.6755835576">
                <text:p>1623.6755835576</text:p>
              </table:table-cell>
              <table:table-cell office:value-type="float" office:value="64.5000000000007">
                <text:p>64.50000000000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1632.73137250873">
                <text:p>1632.73137250873</text:p>
              </table:table-cell>
              <table:table-cell office:value-type="float" office:value="62.2500000000008">
                <text:p>62.2500000000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1641.46495384359">
                <text:p>1641.46495384359</text:p>
              </table:table-cell>
              <table:table-cell office:value-type="float" office:value="60.0000000000008">
                <text:p>60.000000000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maximum="1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interval-major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20.321cm" xlink:href=".." xlink:type="simple" chart:class="chart:scatter" chart:style-name="ch1">
        <chart:legend svg:x="5.698cm" svg:y="0.931cm" style:legend-expansion="custom" chartooo:width="6.952cm" chartooo:height="1.36cm" style:legend-expansion-aspect-ratio="5.11176470588235" chart:style-name="ch2"/>
        <chart:plot-area chart:style-name="ch3" table:cell-range-address="NEU.A8:NEU.C1500 NEU.B7:NEU.C7" chart:data-source-has-labels="row" svg:x="0.444cm" svg:y="0.406cm" svg:width="21.36cm" svg:height="19.509cm">
          <chartooo:coordinate-region svg:x="1.251cm" svg:y="0.606cm" svg:width="19.56cm" svg:height="18.6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NEU.B8:NEU.B1500" chart:label-cell-address="NEU.B7:NEU.B7" chart:class="chart:scatter">
            <chart:domain table:cell-range-address="NEU.A8:NEU.A1500"/>
            <chart:data-point chart:repeated="1493"/>
          </chart:series>
          <chart:series chart:attached-axis="secondary-y" chart:style-name="ch9" chart:values-cell-range-address="NEU.C8:NEU.C1500" chart:label-cell-address="NEU.C7:NEU.C7" chart:class="chart:scatter">
            <chart:data-point chart:repeated="149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requenz</text:p>
                <draw:g>
                  <svg:desc>NEU.B7:NEU.B7</svg:desc>
                </draw:g>
              </table:table-cell>
              <table:table-cell office:value-type="string">
                <text:p>Duration</text:p>
                <draw:g>
                  <svg:desc>NEU.C7:NEU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U.A8:NEU.A1500</svg:desc>
                </draw:g>
              </table:table-cell>
              <table:table-cell office:value-type="float" office:value="117.647058823529">
                <text:p>117.647058823529</text:p>
                <draw:g>
                  <svg:desc>NEU.B8:NEU.B1500</svg:desc>
                </draw:g>
              </table:table-cell>
              <table:table-cell office:value-type="float" office:value="502.5">
                <text:p>502.5</text:p>
                <draw:g>
                  <svg:desc>NEU.C8:NEU.C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19.886884255036">
                <text:p>119.886884255036</text:p>
              </table:table-cell>
              <table:table-cell office:value-type="float" office:value="500.25">
                <text:p>50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22.178171724079">
                <text:p>122.17817172407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24.522264030109">
                <text:p>124.522264030109</text:p>
              </table:table-cell>
              <table:table-cell office:value-type="float" office:value="495.75">
                <text:p>495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26.920541324029">
                <text:p>126.920541324029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29.374422110736">
                <text:p>129.374422110736</text:p>
              </table:table-cell>
              <table:table-cell office:value-type="float" office:value="491.25">
                <text:p>49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31.8853642707">
                <text:p>131.885364270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34.454866100127">
                <text:p>134.454866100127</text:p>
              </table:table-cell>
              <table:table-cell office:value-type="float" office:value="486.75">
                <text:p>48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37.084467369159">
                <text:p>137.084467369159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39.775750397455">
                <text:p>139.775750397455</text:p>
              </table:table-cell>
              <table:table-cell office:value-type="float" office:value="482.25">
                <text:p>48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42.530341146372">
                <text:p>142.53034114637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45.349910326845">
                <text:p>145.349910326845</text:p>
              </table:table-cell>
              <table:table-cell office:value-type="float" office:value="477.75">
                <text:p>47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48.236174521935">
                <text:p>148.236174521935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51.190897322821">
                <text:p>151.190897322821</text:p>
              </table:table-cell>
              <table:table-cell office:value-type="float" office:value="473.25">
                <text:p>47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54.215890476911">
                <text:p>154.21589047691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57.313015046498">
                <text:p>157.313015046498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60.484182576255">
                <text:p>160.484182576255</text:p>
              </table:table-cell>
              <table:table-cell office:value-type="float" office:value="466.5">
                <text:p>46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63.731356267601">
                <text:p>163.731356267601</text:p>
              </table:table-cell>
              <table:table-cell office:value-type="float" office:value="464.25">
                <text:p>464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67.056552157775">
                <text:p>167.05655215777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70.461840301204">
                <text:p>170.461840301204</text:p>
              </table:table-cell>
              <table:table-cell office:value-type="float" office:value="459.75">
                <text:p>45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73.949345950459">
                <text:p>173.949345950459</text:p>
              </table:table-cell>
              <table:table-cell office:value-type="float" office:value="457.5">
                <text:p>45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77.521250733854">
                <text:p>177.521250733854</text:p>
              </table:table-cell>
              <table:table-cell office:value-type="float" office:value="455.25">
                <text:p>45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81.179793826381">
                <text:p>181.17979382638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84.927273110392">
                <text:p>184.927273110392</text:p>
              </table:table-cell>
              <table:table-cell office:value-type="float" office:value="450.75">
                <text:p>450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88.76604632204">
                <text:p>188.76604632204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192.698532179149">
                <text:p>192.698532179149</text:p>
              </table:table-cell>
              <table:table-cell office:value-type="float" office:value="446.25">
                <text:p>446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96.727211485734">
                <text:p>196.72721148573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200.854628207985">
                <text:p>200.854628207985</text:p>
              </table:table-cell>
              <table:table-cell office:value-type="float" office:value="441.75">
                <text:p>441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205.083390516051">
                <text:p>205.083390516051</text:p>
              </table:table-cell>
              <table:table-cell office:value-type="float" office:value="439.5">
                <text:p>43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209.416171785451">
                <text:p>209.416171785451</text:p>
              </table:table-cell>
              <table:table-cell office:value-type="float" office:value="437.25">
                <text:p>437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213.855711551416">
                <text:p>213.85571155141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218.404816408906">
                <text:p>218.404816408906</text:p>
              </table:table-cell>
              <table:table-cell office:value-type="float" office:value="432.75">
                <text:p>432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223.066360850419">
                <text:p>223.066360850419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227.843288033102">
                <text:p>227.843288033102</text:p>
              </table:table-cell>
              <table:table-cell office:value-type="float" office:value="428.25">
                <text:p>428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232.738610465965">
                <text:p>232.73861046596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237.755410607309">
                <text:p>237.755410607309</text:p>
              </table:table-cell>
              <table:table-cell office:value-type="float" office:value="423.75">
                <text:p>423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242.896841361702">
                <text:p>242.896841361702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248.166126465054">
                <text:p>248.166126465054</text:p>
              </table:table-cell>
              <table:table-cell office:value-type="float" office:value="419.25">
                <text:p>419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253.566560745491">
                <text:p>253.56656074549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259.101510246867">
                <text:p>259.101510246867</text:p>
              </table:table-cell>
              <table:table-cell office:value-type="float" office:value="414.75">
                <text:p>414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64.774412200805">
                <text:p>264.77441220080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270.588774832218">
                <text:p>270.588774832218</text:p>
              </table:table-cell>
              <table:table-cell office:value-type="float" office:value="410.25">
                <text:p>41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276.548176982249">
                <text:p>276.54817698224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282.656267531534">
                <text:p>282.656267531534</text:p>
              </table:table-cell>
              <table:table-cell office:value-type="float" office:value="405.75">
                <text:p>405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288.916764605598">
                <text:p>288.916764605598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295.333454543105">
                <text:p>295.333454543105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301.910190606531">
                <text:p>301.9101906065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308.650891413636">
                <text:p>308.650891413636</text:p>
              </table:table-cell>
              <table:table-cell office:value-type="float" office:value="396.75">
                <text:p>396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315.559539066978">
                <text:p>315.559539066978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322.640176957425">
                <text:p>322.640176957425</text:p>
              </table:table-cell>
              <table:table-cell office:value-type="float" office:value="392.25">
                <text:p>392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329.896907216495">
                <text:p>329.89690721649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337.333887791053">
                <text:p>337.333887791053</text:p>
              </table:table-cell>
              <table:table-cell office:value-type="float" office:value="387.75">
                <text:p>387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344.955329112773">
                <text:p>344.955329112773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352.76549033351">
                <text:p>352.76549033351</text:p>
              </table:table-cell>
              <table:table-cell office:value-type="float" office:value="383.25">
                <text:p>383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360.768675096666">
                <text:p>360.76867509666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368.969226813455">
                <text:p>368.969226813455</text:p>
              </table:table-cell>
              <table:table-cell office:value-type="float" office:value="378.75">
                <text:p>378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377.371523412008">
                <text:p>377.371523412008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385.979971526296">
                <text:p>385.979971526296</text:p>
              </table:table-cell>
              <table:table-cell office:value-type="float" office:value="374.25">
                <text:p>374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394.799000090993">
                <text:p>394.79900009099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403.833053307754">
                <text:p>403.833053307754</text:p>
              </table:table-cell>
              <table:table-cell office:value-type="float" office:value="369.75">
                <text:p>369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413.086582947785">
                <text:p>413.08658294778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422.56403995528">
                <text:p>422.56403995528</text:p>
              </table:table-cell>
              <table:table-cell office:value-type="float" office:value="365.25">
                <text:p>365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432.269865316121">
                <text:p>432.26986531612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442.208480156406">
                <text:p>442.208480156406</text:p>
              </table:table-cell>
              <table:table-cell office:value-type="float" office:value="360.75">
                <text:p>360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452.384275035741">
                <text:p>452.384275035741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462.80159840102">
                <text:p>462.80159840102</text:p>
              </table:table-cell>
              <table:table-cell office:value-type="float" office:value="356.25">
                <text:p>356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473.464744167491">
                <text:p>473.46474416749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484.37793839551">
                <text:p>484.37793839551</text:p>
              </table:table-cell>
              <table:table-cell office:value-type="float" office:value="351.75">
                <text:p>351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495.545325033332">
                <text:p>495.545325033332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506.970950698871">
                <text:p>506.970950698871</text:p>
              </table:table-cell>
              <table:table-cell office:value-type="float" office:value="347.25">
                <text:p>347.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518.658748476439">
                <text:p>518.65874847643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530.612520708181">
                <text:p>530.612520708181</text:p>
              </table:table-cell>
              <table:table-cell office:value-type="float" office:value="342.75">
                <text:p>342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542.835920764367">
                <text:p>542.835920764367</text:p>
              </table:table-cell>
              <table:table-cell office:value-type="float" office:value="340.5">
                <text:p>34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555.332433781792">
                <text:p>555.332433781792</text:p>
              </table:table-cell>
              <table:table-cell office:value-type="float" office:value="338.25">
                <text:p>338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568.105356365444">
                <text:p>568.10535636544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581.15777525539">
                <text:p>581.15777525539</text:p>
              </table:table-cell>
              <table:table-cell office:value-type="float" office:value="333.75">
                <text:p>333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594.492544968366">
                <text:p>594.492544968366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608.112264432168">
                <text:p>608.112264432168</text:p>
              </table:table-cell>
              <table:table-cell office:value-type="float" office:value="329.25">
                <text:p>329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622.019252640383">
                <text:p>622.01925264038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636.215523365473">
                <text:p>636.215523365473</text:p>
              </table:table-cell>
              <table:table-cell office:value-type="float" office:value="324.75">
                <text:p>324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650.702758979696">
                <text:p>650.702758979696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665.482283445799">
                <text:p>665.482283445799</text:p>
              </table:table-cell>
              <table:table-cell office:value-type="float" office:value="320.25">
                <text:p>320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680.555034552866">
                <text:p>680.55503455286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695.92153548712">
                <text:p>695.92153548712</text:p>
              </table:table-cell>
              <table:table-cell office:value-type="float" office:value="315.75">
                <text:p>315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711.581865842793">
                <text:p>711.581865842793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727.535632194359">
                <text:p>727.535632194359</text:p>
              </table:table-cell>
              <table:table-cell office:value-type="float" office:value="311.25">
                <text:p>311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743.781938368322">
                <text:p>743.781938368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760.319355570343">
                <text:p>760.319355570343</text:p>
              </table:table-cell>
              <table:table-cell office:value-type="float" office:value="306.75">
                <text:p>306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777.145892541486">
                <text:p>777.145892541486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794.258965935743">
                <text:p>794.258965935743</text:p>
              </table:table-cell>
              <table:table-cell office:value-type="float" office:value="302.25">
                <text:p>302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811.655371129415">
                <text:p>811.6553711294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829.331253691221">
                <text:p>829.331253691221</text:p>
              </table:table-cell>
              <table:table-cell office:value-type="float" office:value="297.75">
                <text:p>297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847.282081759871">
                <text:p>847.282081759871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865.502619592975">
                <text:p>865.502619592975</text:p>
              </table:table-cell>
              <table:table-cell office:value-type="float" office:value="293.25">
                <text:p>293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883.986902567172">
                <text:p>883.9869025671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902.728213924015">
                <text:p>902.728213924015</text:p>
              </table:table-cell>
              <table:table-cell office:value-type="float" office:value="288.75">
                <text:p>288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921.719063568822">
                <text:p>921.719063568822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940.951169240269">
                <text:p>940.951169240269</text:p>
              </table:table-cell>
              <table:table-cell office:value-type="float" office:value="284.25">
                <text:p>284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960.415440376215">
                <text:p>960.41544037621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980.101965005936">
                <text:p>980.101965005936</text:p>
              </table:table-cell>
              <table:table-cell office:value-type="float" office:value="279.75">
                <text:p>279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999.999999999996">
                <text:p>999.999999999996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1020.09796500606">
                <text:p>1020.09796500606</text:p>
              </table:table-cell>
              <table:table-cell office:value-type="float" office:value="275.25">
                <text:p>275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1040.38344039156">
                <text:p>1040.3834403915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1060.84316950214">
                <text:p>1060.84316950214</text:p>
              </table:table-cell>
              <table:table-cell office:value-type="float" office:value="270.75">
                <text:p>270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1081.46306552731">
                <text:p>1081.46306552731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1102.22822324254">
                <text:p>1102.22822324254</text:p>
              </table:table-cell>
              <table:table-cell office:value-type="float" office:value="266.25">
                <text:p>266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1123.12293586851">
                <text:p>1123.1229358685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1144.1307172548">
                <text:p>1144.1307172548</text:p>
              </table:table-cell>
              <table:table-cell office:value-type="float" office:value="261.75">
                <text:p>261.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1165.23432955586">
                <text:p>1165.23432955586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1186.41581652212">
                <text:p>1186.41581652212</text:p>
              </table:table-cell>
              <table:table-cell office:value-type="float" office:value="257.250000000001">
                <text:p>257.25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1207.65654247931">
                <text:p>1207.65654247931</text:p>
              </table:table-cell>
              <table:table-cell office:value-type="float" office:value="255.000000000001">
                <text:p>255.000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1228.93723701396">
                <text:p>1228.93723701396</text:p>
              </table:table-cell>
              <table:table-cell office:value-type="float" office:value="252.750000000001">
                <text:p>252.750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1250.23804532382">
                <text:p>1250.23804532382</text:p>
              </table:table-cell>
              <table:table-cell office:value-type="float" office:value="250.500000000001">
                <text:p>250.500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1271.53858412945">
                <text:p>1271.53858412945</text:p>
              </table:table-cell>
              <table:table-cell office:value-type="float" office:value="248.250000000001">
                <text:p>248.25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1292.81800297679">
                <text:p>1292.81800297679</text:p>
              </table:table-cell>
              <table:table-cell office:value-type="float" office:value="246.000000000001">
                <text:p>246.0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1314.05505069377">
                <text:p>1314.05505069377</text:p>
              </table:table-cell>
              <table:table-cell office:value-type="float" office:value="243.750000000001">
                <text:p>243.75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1335.22814669478">
                <text:p>1335.22814669478</text:p>
              </table:table-cell>
              <table:table-cell office:value-type="float" office:value="241.500000000001">
                <text:p>241.5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1356.31545675879">
                <text:p>1356.31545675879</text:p>
              </table:table-cell>
              <table:table-cell office:value-type="float" office:value="239.250000000001">
                <text:p>239.25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1377.29497284029">
                <text:p>1377.29497284029</text:p>
              </table:table-cell>
              <table:table-cell office:value-type="float" office:value="237.000000000001">
                <text:p>237.000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1398.14459640777">
                <text:p>1398.14459640777</text:p>
              </table:table-cell>
              <table:table-cell office:value-type="float" office:value="234.750000000001">
                <text:p>234.75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1418.8422247446">
                <text:p>1418.8422247446</text:p>
              </table:table-cell>
              <table:table-cell office:value-type="float" office:value="232.500000000001">
                <text:p>232.5000000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1439.36583959242">
                <text:p>1439.36583959242</text:p>
              </table:table-cell>
              <table:table-cell office:value-type="float" office:value="230.250000000001">
                <text:p>230.25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459.69359746858">
                <text:p>1459.69359746858</text:p>
              </table:table-cell>
              <table:table-cell office:value-type="float" office:value="228.000000000001">
                <text:p>228.0000000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1479.80392094914">
                <text:p>1479.80392094914</text:p>
              </table:table-cell>
              <table:table-cell office:value-type="float" office:value="225.750000000001">
                <text:p>225.7500000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499.67559017633">
                <text:p>1499.67559017633</text:p>
              </table:table-cell>
              <table:table-cell office:value-type="float" office:value="223.500000000001">
                <text:p>223.5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1519.28783382789">
                <text:p>1519.28783382789</text:p>
              </table:table-cell>
              <table:table-cell office:value-type="float" office:value="221.250000000001">
                <text:p>221.250000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538.62041877308">
                <text:p>1538.62041877308</text:p>
              </table:table-cell>
              <table:table-cell office:value-type="float" office:value="219.000000000001">
                <text:p>219.0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1557.65373763959">
                <text:p>1557.65373763959</text:p>
              </table:table-cell>
              <table:table-cell office:value-type="float" office:value="216.750000000001">
                <text:p>216.750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576.36889352523">
                <text:p>1576.36889352523</text:p>
              </table:table-cell>
              <table:table-cell office:value-type="float" office:value="214.500000000001">
                <text:p>214.5000000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1594.74778110979">
                <text:p>1594.74778110979</text:p>
              </table:table-cell>
              <table:table-cell office:value-type="float" office:value="212.250000000001">
                <text:p>212.2500000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612.77316345455">
                <text:p>1612.77316345455</text:p>
              </table:table-cell>
              <table:table-cell office:value-type="float" office:value="210.000000000001">
                <text:p>210.00000000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1630.42874381962">
                <text:p>1630.42874381962</text:p>
              </table:table-cell>
              <table:table-cell office:value-type="float" office:value="207.750000000001">
                <text:p>207.75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1647.69923188216">
                <text:p>1647.69923188216</text:p>
              </table:table-cell>
              <table:table-cell office:value-type="float" office:value="205.500000000001">
                <text:p>205.5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1664.57040380006">
                <text:p>1664.57040380006</text:p>
              </table:table-cell>
              <table:table-cell office:value-type="float" office:value="203.250000000001">
                <text:p>203.2500000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1681.02915563519">
                <text:p>1681.02915563519</text:p>
              </table:table-cell>
              <table:table-cell office:value-type="float" office:value="201.000000000001">
                <text:p>201.00000000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1697.06354972661">
                <text:p>1697.06354972661</text:p>
              </table:table-cell>
              <table:table-cell office:value-type="float" office:value="198.750000000001">
                <text:p>198.7500000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1712.66285368543">
                <text:p>1712.66285368543</text:p>
              </table:table-cell>
              <table:table-cell office:value-type="float" office:value="196.500000000001">
                <text:p>196.5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1727.8175717682">
                <text:p>1727.8175717682</text:p>
              </table:table-cell>
              <table:table-cell office:value-type="float" office:value="194.250000000001">
                <text:p>194.25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1742.51946847301">
                <text:p>1742.51946847301</text:p>
              </table:table-cell>
              <table:table-cell office:value-type="float" office:value="192.000000000001">
                <text:p>192.0000000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1756.76158429011">
                <text:p>1756.76158429011</text:p>
              </table:table-cell>
              <table:table-cell office:value-type="float" office:value="189.750000000001">
                <text:p>189.7500000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1770.53824362606">
                <text:p>1770.53824362606</text:p>
              </table:table-cell>
              <table:table-cell office:value-type="float" office:value="187.500000000001">
                <text:p>187.5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1783.84505500446">
                <text:p>1783.84505500446</text:p>
              </table:table-cell>
              <table:table-cell office:value-type="float" office:value="185.250000000001">
                <text:p>185.25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1796.6789037269">
                <text:p>1796.6789037269</text:p>
              </table:table-cell>
              <table:table-cell office:value-type="float" office:value="183.000000000001">
                <text:p>183.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1809.03793725317">
                <text:p>1809.03793725317</text:p>
              </table:table-cell>
              <table:table-cell office:value-type="float" office:value="180.750000000001">
                <text:p>180.750000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1820.92154362869">
                <text:p>1820.92154362869</text:p>
              </table:table-cell>
              <table:table-cell office:value-type="float" office:value="178.500000000001">
                <text:p>178.5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1832.33032334904">
                <text:p>1832.33032334904</text:p>
              </table:table-cell>
              <table:table-cell office:value-type="float" office:value="176.250000000001">
                <text:p>176.25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1843.26605510539">
                <text:p>1843.26605510539</text:p>
              </table:table-cell>
              <table:table-cell office:value-type="float" office:value="174.000000000001">
                <text:p>174.0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1853.73165590021">
                <text:p>1853.73165590021</text:p>
              </table:table-cell>
              <table:table-cell office:value-type="float" office:value="171.750000000001">
                <text:p>171.75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1863.73113605893">
                <text:p>1863.73113605893</text:p>
              </table:table-cell>
              <table:table-cell office:value-type="float" office:value="169.500000000001">
                <text:p>169.5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1873.26954969157">
                <text:p>1873.26954969157</text:p>
              </table:table-cell>
              <table:table-cell office:value-type="float" office:value="167.250000000001">
                <text:p>167.25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1882.35294117647">
                <text:p>1882.35294117647</text:p>
              </table:table-cell>
              <table:table-cell office:value-type="float" office:value="165.000000000001">
                <text:p>165.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1890.98828824913">
                <text:p>1890.98828824913</text:p>
              </table:table-cell>
              <table:table-cell office:value-type="float" office:value="162.750000000001">
                <text:p>162.75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1899.18344228062">
                <text:p>1899.18344228062</text:p>
              </table:table-cell>
              <table:table-cell office:value-type="float" office:value="160.500000000001">
                <text:p>160.5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1906.9470663245">
                <text:p>1906.9470663245</text:p>
              </table:table-cell>
              <table:table-cell office:value-type="float" office:value="158.250000000001">
                <text:p>158.25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1914.28857149814">
                <text:p>1914.28857149814</text:p>
              </table:table-cell>
              <table:table-cell office:value-type="float" office:value="156.000000000001">
                <text:p>156.0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1921.21805224512">
                <text:p>1921.21805224512</text:p>
              </table:table-cell>
              <table:table-cell office:value-type="float" office:value="153.750000000001">
                <text:p>153.75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1927.74622100053">
                <text:p>1927.74622100053</text:p>
              </table:table-cell>
              <table:table-cell office:value-type="float" office:value="151.500000000001">
                <text:p>151.5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1933.88434275118">
                <text:p>1933.88434275118</text:p>
              </table:table-cell>
              <table:table-cell office:value-type="float" office:value="149.250000000001">
                <text:p>149.25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1939.64416994945">
                <text:p>1939.64416994945</text:p>
              </table:table-cell>
              <table:table-cell office:value-type="float" office:value="147.000000000001">
                <text:p>147.0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1945.03787820252">
                <text:p>1945.03787820252</text:p>
              </table:table-cell>
              <table:table-cell office:value-type="float" office:value="144.750000000001">
                <text:p>144.75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1950.07800312012">
                <text:p>1950.07800312012</text:p>
              </table:table-cell>
              <table:table-cell office:value-type="float" office:value="142.500000000001">
                <text:p>142.5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1954.77737866328">
                <text:p>1954.77737866328</text:p>
              </table:table-cell>
              <table:table-cell office:value-type="float" office:value="140.250000000001">
                <text:p>140.25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1959.14907729564">
                <text:p>1959.14907729564</text:p>
              </table:table-cell>
              <table:table-cell office:value-type="float" office:value="138.000000000001">
                <text:p>138.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1963.20635219759">
                <text:p>1963.20635219759</text:p>
              </table:table-cell>
              <table:table-cell office:value-type="float" office:value="135.750000000001">
                <text:p>135.75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1966.9625817627">
                <text:p>1966.9625817627</text:p>
              </table:table-cell>
              <table:table-cell office:value-type="float" office:value="133.500000000001">
                <text:p>133.5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1970.43121655655">
                <text:p>1970.43121655655</text:p>
              </table:table-cell>
              <table:table-cell office:value-type="float" office:value="131.250000000001">
                <text:p>131.25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1973.62572887972">
                <text:p>1973.62572887972</text:p>
              </table:table-cell>
              <table:table-cell office:value-type="float" office:value="129.000000000001">
                <text:p>129.0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1976.55956504067">
                <text:p>1976.55956504067</text:p>
              </table:table-cell>
              <table:table-cell office:value-type="float" office:value="126.750000000001">
                <text:p>126.75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1979.24610041016">
                <text:p>1979.24610041016</text:p>
              </table:table-cell>
              <table:table-cell office:value-type="float" office:value="124.500000000001">
                <text:p>124.5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1981.69859729725">
                <text:p>1981.69859729725</text:p>
              </table:table-cell>
              <table:table-cell office:value-type="float" office:value="122.250000000001">
                <text:p>122.25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1983.93016565817">
                <text:p>1983.93016565817</text:p>
              </table:table-cell>
              <table:table-cell office:value-type="float" office:value="120.000000000001">
                <text:p>120.0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1985.9537266228">
                <text:p>1985.9537266228</text:p>
              </table:table-cell>
              <table:table-cell office:value-type="float" office:value="117.750000000001">
                <text:p>117.75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1987.78197880038">
                <text:p>1987.78197880038</text:p>
              </table:table-cell>
              <table:table-cell office:value-type="float" office:value="115.500000000001">
                <text:p>115.5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1989.42736730492">
                <text:p>1989.42736730492</text:p>
              </table:table-cell>
              <table:table-cell office:value-type="float" office:value="113.250000000001">
                <text:p>113.25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1990.90205542321">
                <text:p>1990.90205542321</text:p>
              </table:table-cell>
              <table:table-cell office:value-type="float" office:value="111.000000000001">
                <text:p>111.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1992.21789883268">
                <text:p>1992.21789883268</text:p>
              </table:table-cell>
              <table:table-cell office:value-type="float" office:value="108.750000000001">
                <text:p>108.75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1993.38642226367">
                <text:p>1993.38642226367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1994.41879849012">
                <text:p>1994.41879849012</text:p>
              </table:table-cell>
              <table:table-cell office:value-type="float" office:value="104.25">
                <text:p>104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1995.32582952479">
                <text:p>1995.32582952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1996.11792988877">
                <text:p>1996.11792988877</text:p>
              </table:table-cell>
              <table:table-cell office:value-type="float" office:value="99.7500000000003">
                <text:p>99.75000000000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1996.80511182109">
                <text:p>1996.80511182109</text:p>
              </table:table-cell>
              <table:table-cell office:value-type="float" office:value="97.5000000000003">
                <text:p>97.5000000000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1997.39697229174">
                <text:p>1997.39697229174</text:p>
              </table:table-cell>
              <table:table-cell office:value-type="float" office:value="95.2500000000003">
                <text:p>95.25000000000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1997.90268168088">
                <text:p>1997.90268168088</text:p>
              </table:table-cell>
              <table:table-cell office:value-type="float" office:value="93.0000000000003">
                <text:p>93.0000000000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1998.33097398722">
                <text:p>1998.33097398722</text:p>
              </table:table-cell>
              <table:table-cell office:value-type="float" office:value="90.7500000000003">
                <text:p>90.7500000000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1998.69013843088">
                <text:p>1998.69013843088</text:p>
              </table:table-cell>
              <table:table-cell office:value-type="float" office:value="88.5000000000002">
                <text:p>88.50000000000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1998.98801231876">
                <text:p>1998.98801231876</text:p>
              </table:table-cell>
              <table:table-cell office:value-type="float" office:value="86.2500000000002">
                <text:p>86.2500000000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1999.23197504447">
                <text:p>1999.23197504447</text:p>
              </table:table-cell>
              <table:table-cell office:value-type="float" office:value="84.0000000000002">
                <text:p>84.00000000000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1999.42894309956">
                <text:p>1999.42894309956</text:p>
              </table:table-cell>
              <table:table-cell office:value-type="float" office:value="81.7500000000001">
                <text:p>81.75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1999.58536597851">
                <text:p>1999.58536597851</text:p>
              </table:table-cell>
              <table:table-cell office:value-type="float" office:value="79.5000000000001">
                <text:p>79.50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1999.7072228655">
                <text:p>1999.7072228655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1999.800019998">
                <text:p>1999.8000199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1999.86878860878">
                <text:p>1999.86878860878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1999.91808335531">
                <text:p>1999.91808335531</text:p>
              </table:table-cell>
              <table:table-cell office:value-type="float" office:value="70.4999999999999">
                <text:p>70.4999999999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1999.95198115293">
                <text:p>1999.95198115293</text:p>
              </table:table-cell>
              <table:table-cell office:value-type="float" office:value="68.2499999999999">
                <text:p>68.24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1999.97408033592">
                <text:p>1999.97408033592</text:p>
              </table:table-cell>
              <table:table-cell office:value-type="float" office:value="65.9999999999998">
                <text:p>65.99999999999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1999.98750007812">
                <text:p>1999.98750007812</text:p>
              </table:table-cell>
              <table:table-cell office:value-type="float" office:value="63.7499999999998">
                <text:p>63.7499999999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1999.99488001311">
                <text:p>1999.99488001311</text:p>
              </table:table-cell>
              <table:table-cell office:value-type="float" office:value="61.4999999999998">
                <text:p>61.4999999999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1999.99838000131">
                <text:p>1999.99838000131</text:p>
              </table:table-cell>
              <table:table-cell office:value-type="float" office:value="59.2499999999997">
                <text:p>59.24999999999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1999.99968000005">
                <text:p>1999.99968000005</text:p>
              </table:table-cell>
              <table:table-cell office:value-type="float" office:value="56.9999999999997">
                <text:p>56.9999999999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1999.99998">
                <text:p>1999.99998</text:p>
              </table:table-cell>
              <table:table-cell office:value-type="float" office:value="54.7499999999998">
                <text:p>54.74999999999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52.4999999999997">
                <text:p>52.49999999999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